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Produktgruppe</text:p>
          </table:table-cell>
          <table:table-cell office:value-type="string">
            <text:p>Lieferant</text:p>
          </table:table-cell>
          <table:table-cell office:value-type="string">
            <text:p>Artikelnummer</text:p>
          </table:table-cell>
          <table:table-cell office:value-type="string">
            <text:p>Bezeichnung | Einheit</text:p>
          </table:table-cell>
          <table:table-cell office:value-type="string">
            <text:p>Kurzname</text:p>
          </table:table-cell>
          <table:table-cell office:value-type="string">
            <text:p>Menge (kg/l/Stk.)</text:p>
          </table:table-cell>
          <table:table-cell office:value-type="string">
            <text:p>Sortiment</text:p>
          </table:table-cell>
          <table:table-cell office:value-type="string">
            <text:p>Sofort lieferbar</text:p>
          </table:table-cell>
          <table:table-cell office:value-type="string">
            <text:p>Beliebtheit</text:p>
          </table:table-cell>
          <table:table-cell office:value-type="string">
            <text:p>Barcode</text:p>
          </table:table-cell>
          <table:table-cell office:value-type="string">
            <text:p>VPE</text:p>
          </table:table-cell>
          <table:table-cell office:value-type="string">
            <text:p>Setgröße</text:p>
          </table:table-cell>
          <table:table-cell office:value-type="string">
            <text:p>VK-Preis</text:p>
          </table:table-cell>
          <table:table-cell office:value-type="string">
            <text:p>Empf. VK-Preis</text:p>
          </table:table-cell>
          <table:table-cell office:value-type="string">
            <text:p>EK-Rabatt</text:p>
          </table:table-cell>
          <table:table-cell office:value-type="string">
            <text:p>EK-Preis</text:p>
          </table:table-cell>
          <table:table-cell office:value-type="string">
            <text:p>Variabel</text:p>
          </table:table-cell>
          <table:table-cell office:value-type="string">
            <text:p>Herkunftsland</text:p>
          </table:table-cell>
          <table:table-cell office:value-type="string">
            <text:p>Bestand</text:p>
          </table:table-cell>
        </table:table-row>
        <table:table-row>
          <table:table-cell office:value-type="string">
            <text:p>Sonstiges 7% MwSt</text:p>
          </table:table-cell>
          <table:table-cell office:value-type="string">
            <text:p>unbekannt</text:p>
          </table:table-cell>
          <table:table-cell office:value-type="string">
            <text:p>SONSTIGES1</text:p>
          </table:table-cell>
          <table:table-cell office:value-type="string">
            <text:p>Variabler Preis 7% MwSt, Sonstige</text:p>
          </table:table-cell>
          <table:table-cell office:value-type="string">
            <text:p>Var. Preis 7%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Sonstiges 19% MwSt</text:p>
          </table:table-cell>
          <table:table-cell office:value-type="string">
            <text:p>unbekannt</text:p>
          </table:table-cell>
          <table:table-cell office:value-type="string">
            <text:p>SONSTIGES2</text:p>
          </table:table-cell>
          <table:table-cell office:value-type="string">
            <text:p>Variabler Preis 19% MwSt, Sonstige</text:p>
          </table:table-cell>
          <table:table-cell office:value-type="string">
            <text:p>Var. Preis 19%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41</text:p>
          </table:table-cell>
          <table:table-cell office:value-type="string">
            <text:p>Banane Mango Maracuja Fruchtdessert, 4x100g | 400g Becher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89">
            <text:p>2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, Peru</text:p>
          </table:table-cell>
          <table:table-cell/>
        </table:table-row>
        <table:table-row>
          <table:table-cell office:value-type="string">
            <text:p>Sonstige Lebensmittel</text:p>
          </table:table-cell>
          <table:table-cell office:value-type="string">
            <text:p>unbekannt</text:p>
          </table:table-cell>
          <table:table-cell office:value-type="string">
            <text:p>SONSTIGES3</text:p>
          </table:table-cell>
          <table:table-cell office:value-type="string">
            <text:p>Lebensmittel, Sonstige</text:p>
          </table:table-cell>
          <table:table-cell office:value-type="string">
            <text:p>Lebensmittel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75</text:p>
          </table:table-cell>
          <table:table-cell office:value-type="string">
            <text:p>Mango Apfel Birne Fruchtdessert, 4x100g | 400g Becher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89">
            <text:p>2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3</text:p>
          </table:table-cell>
          <table:table-cell office:value-type="string">
            <text:p>"Bolivia" kbA 250 g, Bohn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0</text:p>
          </table:table-cell>
          <table:table-cell office:value-type="string">
            <text:p>"Bolivia" kbA 250 g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20</text:p>
          </table:table-cell>
          <table:table-cell office:value-type="string">
            <text:p>"La Cortadora" 250 g, gemahlen | 250g Beutel</text:p>
          </table:table-cell>
          <table:table-cell office:value-type="string">
            <text:p>"La Cortadora" 250 g, gemahlen</text:p>
          </table:table-cell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6002568160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l Salvador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3</text:p>
          </table:table-cell>
          <table:table-cell office:value-type="string">
            <text:p>"La Cortadora" 500 g, Bohne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l Salvador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0</text:p>
          </table:table-cell>
          <table:table-cell office:value-type="string">
            <text:p>"La Cortadora" 500 g, gemahl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l Salvador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3</text:p>
          </table:table-cell>
          <table:table-cell office:value-type="string">
            <text:p>"Nassau Affair" Bio-Kaffee, 250g Bohne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., Mex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0</text:p>
          </table:table-cell>
          <table:table-cell office:value-type="string">
            <text:p>"Nassau Affair" Bio-Kaffee, 250g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., Mex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220</text:p>
          </table:table-cell>
          <table:table-cell office:value-type="string">
            <text:p>"Nica organico" SHG kbA, fuerte, der Kräftige, 250 g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3</text:p>
          </table:table-cell>
          <table:table-cell office:value-type="string">
            <text:p>"Nica organico" SHG kbA, PP Neutralverp., Bohne, Großverbraucher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.50">
            <text:p>1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1</text:p>
          </table:table-cell>
          <table:table-cell office:value-type="string">
            <text:p>"Nica organico" SHG kbA, PP Neutralverp., gemahlen, Großverbraucher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.50">
            <text:p>1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3</text:p>
          </table:table-cell>
          <table:table-cell office:value-type="string">
            <text:p>"Nica organico" SHG, kbA<text:s text:c="2"/>500 g, naturmild, Bohne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20</text:p>
          </table:table-cell>
          <table:table-cell office:value-type="string">
            <text:p>"Nica organico" SHG, kbA 250 g, naturmild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0</text:p>
          </table:table-cell>
          <table:table-cell office:value-type="string">
            <text:p>"Nica organico" SHG, kbA 500 g, naturmild, gemahl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3</text:p>
          </table:table-cell>
          <table:table-cell office:value-type="string">
            <text:p>"Nuevo Futuro", Columbian mild, Bohne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.70">
            <text:p>16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lumb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2</text:p>
          </table:table-cell>
          <table:table-cell office:value-type="string">
            <text:p>"Nuevo Futuro", Columbian mild, gemahlen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.70">
            <text:p>16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lumb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120</text:p>
          </table:table-cell>
          <table:table-cell office:value-type="string">
            <text:p>"Nuevo Futuro", Columbian mild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29">
            <text:p>4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lumb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3</text:p>
          </table:table-cell>
          <table:table-cell office:value-type="string">
            <text:p>"Oromia" Gourmetkaffee 250g, Bohne, kb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310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0</text:p>
          </table:table-cell>
          <table:table-cell office:value-type="string">
            <text:p>"Oromia" Gourmetkaffee 250g, gem., kb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310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20</text:p>
          </table:table-cell>
          <table:table-cell office:value-type="string">
            <text:p>"Sonrisa" kbA 250 g, Mexico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3</text:p>
          </table:table-cell>
          <table:table-cell office:value-type="string">
            <text:p>"Sonrisa" kbA 500 g, Mexico, Bohne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0</text:p>
          </table:table-cell>
          <table:table-cell office:value-type="string">
            <text:p>"Sonrisa" kbA 500 g, Mexico, gemahl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2</text:p>
          </table:table-cell>
          <table:table-cell office:value-type="string">
            <text:p>"Sonrisa" kbA,<text:s text:c="2"/>PP Neutralverp., Bohne, Großverbraucher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.50">
            <text:p>1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4</text:p>
          </table:table-cell>
          <table:table-cell office:value-type="string">
            <text:p>"Sonrisa" kbA, PP Neutralverp., gemahlen, Großverbraucher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.50">
            <text:p>1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10</text:p>
          </table:table-cell>
          <table:table-cell office:value-type="string">
            <text:p>Agenda 21 Biokaffee, Bohn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</text:p>
          </table:table-cell>
          <table:table-cell office:value-type="string">
            <text:p>Agenda 21 Biokaffee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3</text:p>
          </table:table-cell>
          <table:table-cell office:value-type="string">
            <text:p>Atitlan Kaffee, 250g,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29">
            <text:p>4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Guatemal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0</text:p>
          </table:table-cell>
          <table:table-cell office:value-type="string">
            <text:p>Atitlan Kaffee, 250g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30">
            <text:p>4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Guatemal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3</text:p>
          </table:table-cell>
          <table:table-cell office:value-type="string">
            <text:p>Bamenda, naturmild, Bohne., 250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70">
            <text:p>3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0</text:p>
          </table:table-cell>
          <table:table-cell office:value-type="string">
            <text:p>Bamenda, naturmild, gem., 250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497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70">
            <text:p>3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9</text:p>
          </table:table-cell>
          <table:table-cell office:value-type="string">
            <text:p>Bergischer Bio Kaffee, gemahlen<text:s text:c="2"/>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7</text:p>
          </table:table-cell>
          <table:table-cell office:value-type="string">
            <text:p>Bio Café Esperanza BdfW, mild aromatisch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2</text:p>
          </table:table-cell>
          <table:table-cell office:value-type="string">
            <text:p>Bio Café Kilimanjaro, Röstkaffee,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5">
            <text:p>6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1</text:p>
          </table:table-cell>
          <table:table-cell office:value-type="string">
            <text:p>Bio Café Kilimanjaro, Röstkaffee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5">
            <text:p>6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01</text:p>
          </table:table-cell>
          <table:table-cell office:value-type="string">
            <text:p>Bio Café Orgánico, Naturmild,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</text:p>
          </table:table-cell>
          <table:table-cell office:value-type="string">
            <text:p>Bio Café Orgánico, naturmild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3500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2</text:p>
          </table:table-cell>
          <table:table-cell office:value-type="string">
            <text:p>Bio Café Yungas, Röstkaffee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5">
            <text:p>6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1</text:p>
          </table:table-cell>
          <table:table-cell office:value-type="string">
            <text:p>Bio Café Yungas, Röstkaffee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5">
            <text:p>6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01</text:p>
          </table:table-cell>
          <table:table-cell office:value-type="string">
            <text:p>Bio Guatemala PUR, 100% Arabica,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Guatemal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</text:p>
          </table:table-cell>
          <table:table-cell office:value-type="string">
            <text:p>Bio Guatemala PUR, 100% Arabica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Guatemal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430901</text:p>
          </table:table-cell>
          <table:table-cell office:value-type="string">
            <text:p>Bio Kolumbien PUR, 100% Arabica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lumb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600901</text:p>
          </table:table-cell>
          <table:table-cell office:value-type="string">
            <text:p>Bio Peru PUR, 100% Arabica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0</text:p>
          </table:table-cell>
          <table:table-cell office:value-type="string">
            <text:p>Bio Röstkaffee "Mandel", kbA | 40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19">
            <text:p>1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1</text:p>
          </table:table-cell>
          <table:table-cell office:value-type="string">
            <text:p>Bio Röstkaffee "Vanille", mit Zucker, kbA | 40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19">
            <text:p>1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0</text:p>
          </table:table-cell>
          <table:table-cell office:value-type="string">
            <text:p>Café "Cubita" claro 500 g, der Milde, gem. | 500g Vakuum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1</text:p>
          </table:table-cell>
          <table:table-cell office:value-type="string">
            <text:p>Café "Cubita" oscuro 500 g, der Kräftige, gem. | 500g Vakuum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50000007820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30</text:p>
          </table:table-cell>
          <table:table-cell office:value-type="string">
            <text:p>Café Aha, gemahl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915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00">
            <text:p>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3</text:p>
          </table:table-cell>
          <table:table-cell office:value-type="string">
            <text:p>Café Brasilien, Bohn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1</text:p>
          </table:table-cell>
          <table:table-cell office:value-type="string">
            <text:p>Café Brasilien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6</text:p>
          </table:table-cell>
          <table:table-cell office:value-type="string">
            <text:p>Café Camino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35059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3</text:p>
          </table:table-cell>
          <table:table-cell office:value-type="string">
            <text:p>Café Compañero MEXIKO, Bohnen, naturmilde Röstung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20">
            <text:p>8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1</text:p>
          </table:table-cell>
          <table:table-cell office:value-type="string">
            <text:p>Café Compañero MEXIKO, gemahlen, naturmilde Röstun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20">
            <text:p>4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2</text:p>
          </table:table-cell>
          <table:table-cell office:value-type="string">
            <text:p>Café Compañero MEXIKO, gemahlen, naturmilde Röstung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30">
            <text:p>8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2</text:p>
          </table:table-cell>
          <table:table-cell office:value-type="string">
            <text:p>Café Compañero NICARAGUA SHG, gemahl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30">
            <text:p>8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4</text:p>
          </table:table-cell>
          <table:table-cell office:value-type="string">
            <text:p>Café Compañero NICARAGUA SHG, kbA, Bohne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20">
            <text:p>8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3</text:p>
          </table:table-cell>
          <table:table-cell office:value-type="string">
            <text:p>Café Compañero NICARAGUA, Bohne, naturmilde Röstung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20">
            <text:p>8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1</text:p>
          </table:table-cell>
          <table:table-cell office:value-type="string">
            <text:p>Café Compañero NICARAGUA, gemahlen, naturmilde Röstun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20">
            <text:p>4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2</text:p>
          </table:table-cell>
          <table:table-cell office:value-type="string">
            <text:p>Café Compañero NICARAGUA, gemahlen, naturmilde Röstung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30">
            <text:p>8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3</text:p>
          </table:table-cell>
          <table:table-cell office:value-type="string">
            <text:p>Café Drei Kontinente, kbA, Bohn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., Äthiop.,<text:s text:c="2"/>Indones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1</text:p>
          </table:table-cell>
          <table:table-cell office:value-type="string">
            <text:p>Café Drei Kontinente, kbA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., Äthiop.,<text:s text:c="2"/>Indones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3</text:p>
          </table:table-cell>
          <table:table-cell office:value-type="string">
            <text:p>Café La Cortadora, Bohne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40">
            <text:p>8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l Salvador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1</text:p>
          </table:table-cell>
          <table:table-cell office:value-type="string">
            <text:p>Café La Cortadora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25">
            <text:p>4,2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l Salvador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Café Libertad</text:p>
          </table:table-cell>
          <table:table-cell office:value-type="string">
            <text:p>100</text:p>
          </table:table-cell>
          <table:table-cell office:value-type="string">
            <text:p>Café Libertad 500g gem. Röstkaffee Chiapas | 500g Vakuum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.00">
            <text:p>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3</text:p>
          </table:table-cell>
          <table:table-cell office:value-type="string">
            <text:p>Café Liberté,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ngo,, Kameru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0</text:p>
          </table:table-cell>
          <table:table-cell office:value-type="string">
            <text:p>Café Liberté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ngo,, Kameru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2</text:p>
          </table:table-cell>
          <table:table-cell office:value-type="string">
            <text:p>Café Mero Bio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3</text:p>
          </table:table-cell>
          <table:table-cell office:value-type="string">
            <text:p>Café Mero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25</text:p>
          </table:table-cell>
          <table:table-cell office:value-type="string">
            <text:p>Café Milde Mischung, gemahl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49">
            <text:p>7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17</text:p>
          </table:table-cell>
          <table:table-cell office:value-type="string">
            <text:p>Café Orgánico „Misereor“, naturmild, gemahlen | 500g Vakuum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50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.50">
            <text:p>8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3</text:p>
          </table:table-cell>
          <table:table-cell office:value-type="string">
            <text:p>Café Peru Crema, Bohne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1</text:p>
          </table:table-cell>
          <table:table-cell office:value-type="string">
            <text:p>Café Peru Crema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7</text:p>
          </table:table-cell>
          <table:table-cell office:value-type="string">
            <text:p>Café Rio Coco, Bohne, exklusiver Gourmetkaffee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20">
            <text:p>9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6</text:p>
          </table:table-cell>
          <table:table-cell office:value-type="string">
            <text:p>Café Rio Coco, gemahlen, exklusiver Gourmetkaffe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65">
            <text:p>4,6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3</text:p>
          </table:table-cell>
          <table:table-cell office:value-type="string">
            <text:p>Café Sidamo, kbA, Bohn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60">
            <text:p>9,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1</text:p>
          </table:table-cell>
          <table:table-cell office:value-type="string">
            <text:p>Café Sidamo, kbA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85">
            <text:p>4,8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47</text:p>
          </table:table-cell>
          <table:table-cell office:value-type="string">
            <text:p>Café Wunderbar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3</text:p>
          </table:table-cell>
          <table:table-cell office:value-type="string">
            <text:p>credit Kaffee, kbA, Bohn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0</text:p>
          </table:table-cell>
          <table:table-cell office:value-type="string">
            <text:p>credit Kaffee, kbA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001</text:p>
          </table:table-cell>
          <table:table-cell office:value-type="string">
            <text:p>ECUADOR KAFFEE gemahlen, (100% Arabica), 250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9">
            <text:p>4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53</text:p>
          </table:table-cell>
          <table:table-cell office:value-type="string">
            <text:p>EL PUENTE Bio-Kaffee, Bohne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.90">
            <text:p>6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20</text:p>
          </table:table-cell>
          <table:table-cell office:value-type="string">
            <text:p>EL PUENTE Bio-Kaffee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7229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nt13100</text:p>
          </table:table-cell>
          <table:table-cell office:value-type="string">
            <text:p>EL PUENTE Kaffeesack Geschenkset mit Aromakaffees, 5 x 40 g, 200 g<text:s text:c="2"/>| 200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9</text:p>
          </table:table-cell>
          <table:table-cell office:value-type="string">
            <text:p>Faires Pfund Filterkaffee, gemahl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99">
            <text:p>7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30</text:p>
          </table:table-cell>
          <table:table-cell office:value-type="string">
            <text:p>Geschenkset "Oromia" Gourmetkaffee 250g, gem. in Kaffeedose mit Aromaschutz | 250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.20">
            <text:p>7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201</text:p>
          </table:table-cell>
          <table:table-cell office:value-type="string">
            <text:p>HONDURAS KAFFEE gemahlen, (100% Arabica), 250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9">
            <text:p>4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4</text:p>
          </table:table-cell>
          <table:table-cell office:value-type="string">
            <text:p>Kaffa Wildkaffee medium, Bohnen, 100% Arabic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5">
            <text:p>7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3</text:p>
          </table:table-cell>
          <table:table-cell office:value-type="string">
            <text:p>Kaffa Wildkaffee medium, gemahlen, 100% Arabic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5">
            <text:p>7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2</text:p>
          </table:table-cell>
          <table:table-cell office:value-type="string">
            <text:p>Kaffa Wildkaffee mild, Bohnen, 100% Arabic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5">
            <text:p>7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1</text:p>
          </table:table-cell>
          <table:table-cell office:value-type="string">
            <text:p>Kaffa Wildkaffee mild, gemahlen, 100% Arabic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5">
            <text:p>7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3</text:p>
          </table:table-cell>
          <table:table-cell office:value-type="string">
            <text:p>Kfd-Kaffee "FairStärkung", kbA, Bohne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0</text:p>
          </table:table-cell>
          <table:table-cell office:value-type="string">
            <text:p>Kfd-Kaffee "FairStärkung", kbA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301</text:p>
          </table:table-cell>
          <table:table-cell office:value-type="string">
            <text:p>Kongo Kaffee gemahlen, 100 % Arabica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9">
            <text:p>4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ngo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620903</text:p>
          </table:table-cell>
          <table:table-cell office:value-type="string">
            <text:p>Lalitpur, Bio Café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5">
            <text:p>6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580901</text:p>
          </table:table-cell>
          <table:table-cell office:value-type="string">
            <text:p>Maragogype, Bio Café, Elefantenbohn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5">
            <text:p>6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3</text:p>
          </table:table-cell>
          <table:table-cell office:value-type="string">
            <text:p>Marcala Kaffee DO, 250g, Bohn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0</text:p>
          </table:table-cell>
          <table:table-cell office:value-type="string">
            <text:p>Marcala Kaffee DO, 250g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080901</text:p>
          </table:table-cell>
          <table:table-cell office:value-type="string">
            <text:p>Mexiko PUR, 100% Arabica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co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3</text:p>
          </table:table-cell>
          <table:table-cell office:value-type="string">
            <text:p>Mont Elgon, Bio Crema, Bohnen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.95">
            <text:p>2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gand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1</text:p>
          </table:table-cell>
          <table:table-cell office:value-type="string">
            <text:p>Mont Elgon, Bio Crema,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5">
            <text:p>6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gand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2</text:p>
          </table:table-cell>
          <table:table-cell office:value-type="string">
            <text:p>Mont Elgon, Bio Crema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5">
            <text:p>6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gand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01</text:p>
          </table:table-cell>
          <table:table-cell office:value-type="string">
            <text:p>Nicaragua PUR, 100% Arabica,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</text:p>
          </table:table-cell>
          <table:table-cell office:value-type="string">
            <text:p>Nicaragua PUR, 100% Arabica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101</text:p>
          </table:table-cell>
          <table:table-cell office:value-type="string">
            <text:p>PERU KAFFEE gemahlen, (100% Arabica)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9">
            <text:p>4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3</text:p>
          </table:table-cell>
          <table:table-cell office:value-type="string">
            <text:p>Purosa Grande AA, 250g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pua-Neuguine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0</text:p>
          </table:table-cell>
          <table:table-cell office:value-type="string">
            <text:p>Purosa Grande AA, 250g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pua-Neuguine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2</text:p>
          </table:table-cell>
          <table:table-cell office:value-type="string">
            <text:p>Rhein. Affaire Bohnen, 1kg, Neutralverp.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215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.70">
            <text:p>16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1</text:p>
          </table:table-cell>
          <table:table-cell office:value-type="string">
            <text:p>Rheinische Affaire Bonn Café Bohn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334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0</text:p>
          </table:table-cell>
          <table:table-cell office:value-type="string">
            <text:p>Rheinische Affaire Bonn Café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334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720</text:p>
          </table:table-cell>
          <table:table-cell office:value-type="string">
            <text:p>Rheinische Affaire Brühl Café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4</text:p>
          </table:table-cell>
          <table:table-cell office:value-type="string">
            <text:p>Rheinische Affaire gem., 1kg, Neutralverp.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35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.70">
            <text:p>16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1</text:p>
          </table:table-cell>
          <table:table-cell office:value-type="string">
            <text:p>Rheinische Affaire Köln Café Bohn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0</text:p>
          </table:table-cell>
          <table:table-cell office:value-type="string">
            <text:p>Rheinische Affaire Köln Café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420</text:p>
          </table:table-cell>
          <table:table-cell office:value-type="string">
            <text:p>Rheinische Affaire Leverkusen Café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30</text:p>
          </table:table-cell>
          <table:table-cell office:value-type="string">
            <text:p>Rheinische Affaire Mittelrhein Café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1</text:p>
          </table:table-cell>
          <table:table-cell office:value-type="string">
            <text:p>Rheinische Affaire Neutralverp. Bohn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0</text:p>
          </table:table-cell>
          <table:table-cell office:value-type="string">
            <text:p>Rheinische Affaire Neutralverp.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, Kolumbien, Boliv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40</text:p>
          </table:table-cell>
          <table:table-cell office:value-type="string">
            <text:p>Rheinische Affaire Neuwied Café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20</text:p>
          </table:table-cell>
          <table:table-cell office:value-type="string">
            <text:p>Rheinische Affaire Vorgebirgs Café gem.<text:s text:c="2"/>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830</text:p>
          </table:table-cell>
          <table:table-cell office:value-type="string">
            <text:p>Rheinische Affaire Westerwald Café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6</text:p>
          </table:table-cell>
          <table:table-cell office:value-type="string">
            <text:p>Röstkaffee "Haselnuss" | 40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09">
            <text:p>1,0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2</text:p>
          </table:table-cell>
          <table:table-cell office:value-type="string">
            <text:p>Röstkaffee "Irish Coffee" | 40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09">
            <text:p>1,0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5</text:p>
          </table:table-cell>
          <table:table-cell office:value-type="string">
            <text:p>Röstkaffee "Schokolade" | 40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09">
            <text:p>1,0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1</text:p>
          </table:table-cell>
          <table:table-cell office:value-type="string">
            <text:p>Röstkaffee "Zimt-Amaretto" | 40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09">
            <text:p>1,0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3</text:p>
          </table:table-cell>
          <table:table-cell office:value-type="string">
            <text:p>Ruanda Kopakama, Bohn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85">
            <text:p>3,8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0</text:p>
          </table:table-cell>
          <table:table-cell office:value-type="string">
            <text:p>Ruanda Kopakama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85">
            <text:p>3,8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910901</text:p>
          </table:table-cell>
          <table:table-cell office:value-type="string">
            <text:p>Ruanda PUR, 100% Arabica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wand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3</text:p>
          </table:table-cell>
          <table:table-cell office:value-type="string">
            <text:p>Ruanda-Partnerschafts-Kaffee, 250g Bohnen, Partnerkaffee Ruanda-Rheinland-Pfalz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85">
            <text:p>3,8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0</text:p>
          </table:table-cell>
          <table:table-cell office:value-type="string">
            <text:p>Ruanda-Partnerschafts-Kaffee, 250g gem., Partnerkaffee Ruanda-Rheinland-Pfalz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4946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85">
            <text:p>3,8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2</text:p>
          </table:table-cell>
          <table:table-cell office:value-type="string">
            <text:p>Ruanda-Partnerschafts-Kaffee/Kopakama, 1000g Bohnen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.90">
            <text:p>14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4</text:p>
          </table:table-cell>
          <table:table-cell office:value-type="string">
            <text:p>Ruanda-Partnerschafts-Kaffee/Kopakama, 1000g gem.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.90">
            <text:p>14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5</text:p>
          </table:table-cell>
          <table:table-cell office:value-type="string">
            <text:p>Schalke 04 Bio-Kaffee, Bohne<text:s text:c="2"/>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29">
            <text:p>4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lumb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4</text:p>
          </table:table-cell>
          <table:table-cell office:value-type="string">
            <text:p>Schalke 04 Bio-Kaffee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29">
            <text:p>4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lumb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2011</text:p>
          </table:table-cell>
          <table:table-cell office:value-type="string">
            <text:p>Schalke 04-Kaffee, gemahlen, Beutel in Aromaschutz-Geschenkdose | 250 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.95">
            <text:p>1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lumb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3</text:p>
          </table:table-cell>
          <table:table-cell office:value-type="string">
            <text:p>Sumatra Gayo, 250g Bohnen, kb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90">
            <text:p>4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0</text:p>
          </table:table-cell>
          <table:table-cell office:value-type="string">
            <text:p>Sumatra Gayo, 250g gem., kb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90">
            <text:p>4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 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3</text:p>
          </table:table-cell>
          <table:table-cell office:value-type="string">
            <text:p>Ver.di Bio-Kaffee, Bohne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10">
            <text:p>4,1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0</text:p>
          </table:table-cell>
          <table:table-cell office:value-type="string">
            <text:p>Ver.di Bio-Kaffee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10">
            <text:p>4,1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3</text:p>
          </table:table-cell>
          <table:table-cell office:value-type="string">
            <text:p>Yha Hauka Kaffee, Gourmetklasse, 250g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0">
            <text:p>3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pua-Neuguine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0</text:p>
          </table:table-cell>
          <table:table-cell office:value-type="string">
            <text:p>Yha Hauka Kaffee, Gourmetklasse, 250g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0">
            <text:p>3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pua-Neuguinea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2</text:p>
          </table:table-cell>
          <table:table-cell office:value-type="string">
            <text:p>„Oromia“, Sidamo, Bohne, Großverbraucher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.50">
            <text:p>17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3</text:p>
          </table:table-cell>
          <table:table-cell office:value-type="string">
            <text:p>„Oromia“, Sidamo, gemahle,<text:s text:c="2"/>Großverbraucher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.50">
            <text:p>17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2293</text:p>
          </table:table-cell>
          <table:table-cell office:value-type="string">
            <text:p>"Nicamex" kbA 1000 g, Espresso, Bohne | 1000 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.90">
            <text:p>1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3</text:p>
          </table:table-cell>
          <table:table-cell office:value-type="string">
            <text:p>"Nicamex" kbA 200 g, Espresso, Bohne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80">
            <text:p>3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0</text:p>
          </table:table-cell>
          <table:table-cell office:value-type="string">
            <text:p>"Nicamex" kbA 200 g, Espresso, gemahlen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1321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3</text:p>
          </table:table-cell>
          <table:table-cell office:value-type="string">
            <text:p>Bamenda Espresso, Bohne, 250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0</text:p>
          </table:table-cell>
          <table:table-cell office:value-type="string">
            <text:p>Bamenda Espresso, gem., 250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5</text:p>
          </table:table-cell>
          <table:table-cell office:value-type="string">
            <text:p>Bio Caffé Crema<text:s text:c="2"/>, Bohne, auch für Vollautomaten geeignet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95">
            <text:p>19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50906</text:p>
          </table:table-cell>
          <table:table-cell office:value-type="string">
            <text:p>Bio Caffé Crema<text:s text:c="2"/>, Bohne, auch für Vollautomaten geeignet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45">
            <text:p>5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01</text:p>
          </table:table-cell>
          <table:table-cell office:value-type="string">
            <text:p>Bio Espresso,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594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</text:p>
          </table:table-cell>
          <table:table-cell office:value-type="string">
            <text:p>Bio Espresso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269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cu113251</text:p>
          </table:table-cell>
          <table:table-cell office:value-type="string">
            <text:p>Café "Cubita oscuro", 1000 g Bohne m. Aromaschutz-Ventil, Extra-Röstung f. Espresso | 1000 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5000000711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.50">
            <text:p>1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5</text:p>
          </table:table-cell>
          <table:table-cell office:value-type="string">
            <text:p>Café Compañero MEXIKO, Espresso, Bohne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co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4</text:p>
          </table:table-cell>
          <table:table-cell office:value-type="string">
            <text:p>Café Compañero MEXIKO, Espresso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5">
            <text:p>4,5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2</text:p>
          </table:table-cell>
          <table:table-cell office:value-type="string">
            <text:p>Café Compañero NICARAGUA, Espresso, Bohne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1</text:p>
          </table:table-cell>
          <table:table-cell office:value-type="string">
            <text:p>Café Compañero NICARAGUA, Espresso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5">
            <text:p>4,5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49</text:p>
          </table:table-cell>
          <table:table-cell office:value-type="string">
            <text:p>Café Wunderbar Espresso, Bohne, für Vollautomaten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95">
            <text:p>19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3</text:p>
          </table:table-cell>
          <table:table-cell office:value-type="string">
            <text:p>Chiapas, Espresso, Bohnen | 1000 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.95">
            <text:p>2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co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1</text:p>
          </table:table-cell>
          <table:table-cell office:value-type="string">
            <text:p>Chiapas, Espresso, Bohn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5">
            <text:p>6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co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2</text:p>
          </table:table-cell>
          <table:table-cell office:value-type="string">
            <text:p>Chiapas, Espresso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5">
            <text:p>6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co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8</text:p>
          </table:table-cell>
          <table:table-cell office:value-type="string">
            <text:p>Das Faire Pfund Crema – Bohne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.99">
            <text:p>8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7</text:p>
          </table:table-cell>
          <table:table-cell office:value-type="string">
            <text:p>Das Faire Pfund Espresso - Bohne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.99">
            <text:p>8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300</text:p>
          </table:table-cell>
          <table:table-cell office:value-type="string">
            <text:p>Espresso 3 Länder, Bohnen, 100% Arabica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.00">
            <text:p>1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., Koumb., Bolivien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2</text:p>
          </table:table-cell>
          <table:table-cell office:value-type="string">
            <text:p>Espresso 3 Länder, Bohnen, 100% Arabica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10">
            <text:p>9,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., Koumb., Bolivien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1</text:p>
          </table:table-cell>
          <table:table-cell office:value-type="string">
            <text:p>Espresso 3 Länder, gemahlen, 100% Arabic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60">
            <text:p>4,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., Koumb., Bolivien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300</text:p>
          </table:table-cell>
          <table:table-cell office:value-type="string">
            <text:p>Espresso Afrika, kbA, Bohnen, Arabica-Robusta-Mischung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.20">
            <text:p>18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frikanische Länder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2</text:p>
          </table:table-cell>
          <table:table-cell office:value-type="string">
            <text:p>Espresso Afrika, kbA, Bohnen, Arabica-Robusta-Mischung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20">
            <text:p>9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frikanische Länder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1</text:p>
          </table:table-cell>
          <table:table-cell office:value-type="string">
            <text:p>Espresso Afrika, kbA, gemahlen, Arabica-Robusta-Mischun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4747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80">
            <text:p>4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frikanische Länder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01</text:p>
          </table:table-cell>
          <table:table-cell office:value-type="string">
            <text:p>Espresso Cargado, Bohne, kräftig aromatisch | 1000 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.95">
            <text:p>16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</text:p>
          </table:table-cell>
          <table:table-cell office:value-type="string">
            <text:p>Espresso Cargado, gemahlen, kräftig aromatisch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316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2</text:p>
          </table:table-cell>
          <table:table-cell office:value-type="string">
            <text:p>Espresso Kaffee Bohne, 100 % Arabica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9">
            <text:p>4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, Kongo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1</text:p>
          </table:table-cell>
          <table:table-cell office:value-type="string">
            <text:p>Espresso Kaffee gemahlen, 100 % Arabica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9">
            <text:p>4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, Kongo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3</text:p>
          </table:table-cell>
          <table:table-cell office:value-type="string">
            <text:p>Gourmet Bio Espresso, "Correcto", Bohne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95">
            <text:p>8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0</text:p>
          </table:table-cell>
          <table:table-cell office:value-type="string">
            <text:p>Gourmet Bio Espresso, "Correcto"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65">
            <text:p>4,6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72</text:p>
          </table:table-cell>
          <table:table-cell office:value-type="string">
            <text:p>Italienischer Espresso, Bohne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95">
            <text:p>19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2</text:p>
          </table:table-cell>
          <table:table-cell office:value-type="string">
            <text:p>Italienischer Espresso, gemahlen | 250g Vakuum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051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50">
            <text:p>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6</text:p>
          </table:table-cell>
          <table:table-cell office:value-type="string">
            <text:p>Kaffa Wildkaffee Espresso, Bohnen, 100% Arabic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5">
            <text:p>7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5</text:p>
          </table:table-cell>
          <table:table-cell office:value-type="string">
            <text:p>Kaffa Wildkaffee Espresso, gemahlen, 100% Arabic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5">
            <text:p>7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50</text:p>
          </table:table-cell>
          <table:table-cell office:value-type="string">
            <text:p>Rebeldia Durito Espresso, 250g, gemahlen, italienische Röstung | 250 g Vakuum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50">
            <text:p>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60</text:p>
          </table:table-cell>
          <table:table-cell office:value-type="string">
            <text:p>Rebeldia Durito Espresso, 500g, Bohnen mit Aromaschutzventil, italienische Röstung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90">
            <text:p>9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3</text:p>
          </table:table-cell>
          <table:table-cell office:value-type="string">
            <text:p>Rheinische Affaire Espresso Bohn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36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50">
            <text:p>9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0</text:p>
          </table:table-cell>
          <table:table-cell office:value-type="string">
            <text:p>Rheinische Affaire Espresso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2603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., Kol., Bo.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2</text:p>
          </table:table-cell>
          <table:table-cell office:value-type="string">
            <text:p>Schümli Kaffee 1000 g, kbA, Bohne, Großverbraucher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.60">
            <text:p>15,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., Bol., Kol., Tanzania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0</text:p>
          </table:table-cell>
          <table:table-cell office:value-type="string">
            <text:p>Schümli Kaffee 500 g, kbA, Bohne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., Bol., Kol., Tanzania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2</text:p>
          </table:table-cell>
          <table:table-cell office:value-type="string">
            <text:p>Tazpresso, Bohnen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.95">
            <text:p>2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frikanische Länder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1</text:p>
          </table:table-cell>
          <table:table-cell office:value-type="string">
            <text:p>Tazpresso,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frikanische Länder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</text:p>
          </table:table-cell>
          <table:table-cell office:value-type="string">
            <text:p>Tazpresso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frikanische Länder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3</text:p>
          </table:table-cell>
          <table:table-cell office:value-type="string">
            <text:p>Yambo Espresso, Bohne, 250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0</text:p>
          </table:table-cell>
          <table:table-cell office:value-type="string">
            <text:p>Yambo Espresso, gem., 250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3</text:p>
          </table:table-cell>
          <table:table-cell office:value-type="string">
            <text:p>Bio Crema Pads, 18x7g | 126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987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2</text:p>
          </table:table-cell>
          <table:table-cell office:value-type="string">
            <text:p>Bio Esperanza Pads, 18x7g | 126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074240133201307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4</text:p>
          </table:table-cell>
          <table:table-cell office:value-type="string">
            <text:p>Bio Schonkaffee Pads, 18x7g | 126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07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1</text:p>
          </table:table-cell>
          <table:table-cell office:value-type="string">
            <text:p>Bio Sereno Pads, 18x7g | 126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bo313126</text:p>
          </table:table-cell>
          <table:table-cell office:value-type="string">
            <text:p>Kaffeepads Bio-Kaffee Crema, 18 Pads | 126 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29">
            <text:p>3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, Kolumbien, Mexiko</text:p>
          </table:table-cell>
          <table:table-cell/>
        </table:table-row>
        <table:table-row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es113126</text:p>
          </table:table-cell>
          <table:table-cell office:value-type="string">
            <text:p>Kaffeepads El Salvador, entkoff. | 126 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29">
            <text:p>3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l Salvador</text:p>
          </table:table-cell>
          <table:table-cell/>
        </table:table-row>
        <table:table-row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ni213660</text:p>
          </table:table-cell>
          <table:table-cell office:value-type="string">
            <text:p>„Big bags“ Filterbeutel 60g für Gastro-Pad-Maschinen | 60 g Beutel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3.00">
            <text:p>6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3</text:p>
          </table:table-cell>
          <table:table-cell office:value-type="string">
            <text:p>"La Cortadora" Espresso koffeinfrei, Bohnen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20">
            <text:p>4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l Salvador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0</text:p>
          </table:table-cell>
          <table:table-cell office:value-type="string">
            <text:p>"La Cortadora" Espresso koffeinfrei, gemahlen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6002568175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l Salvador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20</text:p>
          </table:table-cell>
          <table:table-cell office:value-type="string">
            <text:p>"La Cortadora" koffeinfrei 250 g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9">
            <text:p>4,5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l Salvador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ni213420</text:p>
          </table:table-cell>
          <table:table-cell office:value-type="string">
            <text:p>"Nica organico" SHG kbA, suave, Schonkaffee, schonend entsäuert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29">
            <text:p>4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3</text:p>
          </table:table-cell>
          <table:table-cell office:value-type="string">
            <text:p>"Sonrisa" kbA 250 g, koffeinfrei, Bohn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9">
            <text:p>4,5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co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0</text:p>
          </table:table-cell>
          <table:table-cell office:value-type="string">
            <text:p>"Sonrisa" kbA 250 g, koffeinfrei, gemahl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9">
            <text:p>4,5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co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3050902</text:p>
          </table:table-cell>
          <table:table-cell office:value-type="string">
            <text:p>Bio Café Orgánico, entkoffeiniert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350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00">
            <text:p>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00907</text:p>
          </table:table-cell>
          <table:table-cell office:value-type="string">
            <text:p>Bio Café Sereno, mild-entkoffeiniert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10928</text:p>
          </table:table-cell>
          <table:table-cell office:value-type="string">
            <text:p>Bio Schonkaffee, mild-würzig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410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00">
            <text:p>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e813110</text:p>
          </table:table-cell>
          <table:table-cell office:value-type="string">
            <text:p>Café Compañero MEXIKO, entkoffeiniert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75">
            <text:p>4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5</text:p>
          </table:table-cell>
          <table:table-cell office:value-type="string">
            <text:p>Café Compañero NICARAGUA SHG, Schonkaffee,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30">
            <text:p>4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3</text:p>
          </table:table-cell>
          <table:table-cell office:value-type="string">
            <text:p>Café Compañero NICARAGUA SHG, Schonkaffee, gemahl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50">
            <text:p>8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4</text:p>
          </table:table-cell>
          <table:table-cell office:value-type="string">
            <text:p>Espresso entkoffeiniert, Bohne, 100% Arabica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.30">
            <text:p>10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3</text:p>
          </table:table-cell>
          <table:table-cell office:value-type="string">
            <text:p>Espresso entkoffeiniert, gemahlen, 100% Arabica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20">
            <text:p>5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20</text:p>
          </table:table-cell>
          <table:table-cell office:value-type="string">
            <text:p>Italienischer Espresso, entkoffeiniert, Bohn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75">
            <text:p>5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03</text:p>
          </table:table-cell>
          <table:table-cell office:value-type="string">
            <text:p>Italienischer Espresso, entkoffeiniert, gemahlen | 250 g Vakuum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75">
            <text:p>5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521</text:p>
          </table:table-cell>
          <table:table-cell office:value-type="string">
            <text:p>Kfd-Kaffee "FairStärkung", kbA, gemahlen, koffeinfrei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60">
            <text:p>4,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Getreidekaffee</text:p>
          </table:table-cell>
          <table:table-cell office:value-type="string">
            <text:p>GEPA</text:p>
          </table:table-cell>
          <table:table-cell office:value-type="string">
            <text:p>8912108</text:p>
          </table:table-cell>
          <table:table-cell office:value-type="string">
            <text:p>Getreide Instantkaffee | 120g Dose</text:p>
          </table:table-cell>
          <table:table-cell/>
          <table:table-cell office:value-type="float" office:value="0.12">
            <text:p>0,1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Getreidekaffee</text:p>
          </table:table-cell>
          <table:table-cell office:value-type="string">
            <text:p>Libera Terra</text:p>
          </table:table-cell>
          <table:table-cell office:value-type="string">
            <text:p>LT801</text:p>
          </table:table-cell>
          <table:table-cell office:value-type="string">
            <text:p>Orzo Moka – Gerstenkaffee gemahlen, für die Caffettiera/Moka-Kaffeemaschine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75">
            <text:p>3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Getreidekaffee</text:p>
          </table:table-cell>
          <table:table-cell office:value-type="string">
            <text:p>CTM</text:p>
          </table:table-cell>
          <table:table-cell office:value-type="string">
            <text:p>172</text:p>
          </table:table-cell>
          <table:table-cell office:value-type="string">
            <text:p>Orzo – Getreidekaffee Instant | 120g Dose</text:p>
          </table:table-cell>
          <table:table-cell/>
          <table:table-cell office:value-type="float" office:value="0.12">
            <text:p>0,1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1622505578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20">
            <text:p>2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400</text:p>
          </table:table-cell>
          <table:table-cell office:value-type="string">
            <text:p>Guacaó, Kakao mit Guarana und Rohrzucker | 325 g Dose</text:p>
          </table:table-cell>
          <table:table-cell/>
          <table:table-cell office:value-type="float" office:value="0.325">
            <text:p>0,3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.90">
            <text:p>9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00</text:p>
          </table:table-cell>
          <table:table-cell office:value-type="string">
            <text:p>Guafee, Getreidekaffee und Guarana , kbA | 125 g Dos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.80">
            <text:p>7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25</text:p>
          </table:table-cell>
          <table:table-cell office:value-type="string">
            <text:p>Guafee, Getreidekaffee und Guarana , kbA | 250 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.90">
            <text:p>1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00</text:p>
          </table:table-cell>
          <table:table-cell office:value-type="string">
            <text:p>Guarana Pulver, kbA | 100 g Dos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.90">
            <text:p>13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25</text:p>
          </table:table-cell>
          <table:table-cell office:value-type="string">
            <text:p>Guarana Pulver, kbA | 250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.80">
            <text:p>29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50</text:p>
          </table:table-cell>
          <table:table-cell office:value-type="string">
            <text:p>Guarana Pulver, kbA | 500 g Dos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4.90">
            <text:p>44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100</text:p>
          </table:table-cell>
          <table:table-cell office:value-type="string">
            <text:p>Afrika-Kaffee Bio-Instant, sprühgetrocknet, kbA | 100 g Dos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</text:p>
          </table:table-cell>
          <table:table-cell/>
        </table:table-row>
        <table:table-row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00</text:p>
          </table:table-cell>
          <table:table-cell office:value-type="string">
            <text:p>Afrika-Kaffee Bio-Instant, sprühgetrocknet, kbA | 200 g Dose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30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</text:p>
          </table:table-cell>
          <table:table-cell/>
        </table:table-row>
        <table:table-row>
          <table:table-cell office:value-type="string">
            <text:p>Instantkaffee</text:p>
          </table:table-cell>
          <table:table-cell office:value-type="string">
            <text:p>Ethiquable</text:p>
          </table:table-cell>
          <table:table-cell office:value-type="string">
            <text:p>69</text:p>
          </table:table-cell>
          <table:table-cell office:value-type="string">
            <text:p>Arabica Ecuador, löslicher Arabica-Kaffee,<text:s text:c="2"/>| 85 g Glas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49">
            <text:p>5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56</text:p>
          </table:table-cell>
          <table:table-cell office:value-type="string">
            <text:p>Bio Café Benita entkoffeiniert, Instant Kaffee, gefriergetrocknet | 100g Glas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49">
            <text:p>7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15</text:p>
          </table:table-cell>
          <table:table-cell office:value-type="string">
            <text:p>Bio Café Benita, Instant Kaffee, gefriergetrocknet | 100g Glas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9">
            <text:p>6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1440904</text:p>
          </table:table-cell>
          <table:table-cell office:value-type="string">
            <text:p>Bio Kagera, Instant Kaffee, sprühgetrocknet | 100g Glas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158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.50">
            <text:p>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</text:p>
          </table:table-cell>
          <table:table-cell/>
        </table:table-row>
        <table:table-row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20</text:p>
          </table:table-cell>
          <table:table-cell office:value-type="string">
            <text:p>Cappu cacao, Instant-Cappuccino, Mit Kakao und Rohrohrzucker | 150 g Dose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 u.a.</text:p>
          </table:table-cell>
          <table:table-cell/>
        </table:table-row>
        <table:table-row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10</text:p>
          </table:table-cell>
          <table:table-cell office:value-type="string">
            <text:p>Cappu café, Instant Cappuccino, Mit Rohrohrzucker | 120g Dose</text:p>
          </table:table-cell>
          <table:table-cell/>
          <table:table-cell office:value-type="float" office:value="0.12">
            <text:p>0,1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 u.a.</text:p>
          </table:table-cell>
          <table:table-cell/>
        </table:table-row>
        <table:table-row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10965</text:p>
          </table:table-cell>
          <table:table-cell office:value-type="string">
            <text:p>Cappuccino, Instant Getränkepulver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690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70">
            <text:p>3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,, diverse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58</text:p>
          </table:table-cell>
          <table:table-cell office:value-type="string">
            <text:p>Ceylon Darjeeling Grüntee, würzig mild | 25x1,7g Karton</text:p>
          </table:table-cell>
          <table:table-cell/>
          <table:table-cell office:value-type="float" office:value="0.0425">
            <text:p>0,04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50913</text:p>
          </table:table-cell>
          <table:table-cell office:value-type="string">
            <text:p>China Jasmintee, herbfrisch, mit Jasminblüten veredelt | 125 g Karton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.95">
            <text:p>9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na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6</text:p>
          </table:table-cell>
          <table:table-cell office:value-type="string">
            <text:p>Darjeeling Grüntee mit Lemongras, Teebeutel, einzeln verpackt | 20x1,8 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69">
            <text:p>2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14</text:p>
          </table:table-cell>
          <table:table-cell office:value-type="string">
            <text:p>Darjeeling Grüntee, blumig-fruchtig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79">
            <text:p>4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7</text:p>
          </table:table-cell>
          <table:table-cell office:value-type="string">
            <text:p>Darjeeling Grüntee, Teebeutel, einzeln verpackt | 20x1,8 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69">
            <text:p>2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11</text:p>
          </table:table-cell>
          <table:table-cell office:value-type="string">
            <text:p>Darjeeling Grüntee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138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.00">
            <text:p>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2</text:p>
          </table:table-cell>
          <table:table-cell office:value-type="string">
            <text:p>Grüner Ceylon Tee TB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4516240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106</text:p>
          </table:table-cell>
          <table:table-cell office:value-type="string">
            <text:p>Grüner Tee 'Darjeeling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89">
            <text:p>3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556</text:p>
          </table:table-cell>
          <table:table-cell office:value-type="string">
            <text:p>Grüner Tee Darjeeling kbA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528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.50">
            <text:p>17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104</text:p>
          </table:table-cell>
          <table:table-cell office:value-type="string">
            <text:p>GRÜNER TEE HIBISKUS INGWER, (20 Beutel), 36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Vietnam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100</text:p>
          </table:table-cell>
          <table:table-cell office:value-type="string">
            <text:p>Grüner Tee Indonesien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3</text:p>
          </table:table-cell>
          <table:table-cell office:value-type="string">
            <text:p>GRÜNER TEE INGWER LIMETTE, (20 Beutel), 36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3</text:p>
          </table:table-cell>
          <table:table-cell office:value-type="string">
            <text:p>Grüner Tee Jasmi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45162503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na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1</text:p>
          </table:table-cell>
          <table:table-cell office:value-type="string">
            <text:p>GRÜNER TEE mit MINZE, (20 Beutel), 36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Vietnam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03</text:p>
          </table:table-cell>
          <table:table-cell office:value-type="string">
            <text:p>Grüner Tee Nepal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59">
            <text:p>3,5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9</text:p>
          </table:table-cell>
          <table:table-cell office:value-type="string">
            <text:p>Grüner Tee Nepal mit Zitronengras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59">
            <text:p>3,5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20</text:p>
          </table:table-cell>
          <table:table-cell office:value-type="string">
            <text:p>Grüner Tee Nepal Premiumqualität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59">
            <text:p>3,5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1</text:p>
          </table:table-cell>
          <table:table-cell office:value-type="string">
            <text:p>Grüner Tee Vanille, 20 Teebeutel je 1,5 g | 20x1,5g Karton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0</text:p>
          </table:table-cell>
          <table:table-cell office:value-type="string">
            <text:p>Grüner Tee, 20 Teebeutel je 1,5 g | 20x1,5g Karton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7370902</text:p>
          </table:table-cell>
          <table:table-cell office:value-type="string">
            <text:p>Grüntee Ceylon TB | 25x2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68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02</text:p>
          </table:table-cell>
          <table:table-cell office:value-type="string">
            <text:p>Grüntee Himalaya Lasata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002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20">
            <text:p>4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9</text:p>
          </table:table-cell>
          <table:table-cell office:value-type="string">
            <text:p>Grüntee Marrakesch, mit Nana-Minze, belebend-frisch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40</text:p>
          </table:table-cell>
          <table:table-cell office:value-type="string">
            <text:p>Grüntee Siddartha, mit Lemongras, fruchtig-spritzig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19">
            <text:p>4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8</text:p>
          </table:table-cell>
          <table:table-cell office:value-type="string">
            <text:p>Grüntee Taj-Mahal, mit Rosenblättern, sinnlich-blumig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79">
            <text:p>4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fb212030</text:p>
          </table:table-cell>
          <table:table-cell office:value-type="string">
            <text:p>Grüntee „la dolce vita“, Teebeutel mit marokkanischer Minze | 25x1,5g Karton</text:p>
          </table:table-cell>
          <table:table-cell/>
          <table:table-cell office:value-type="float" office:value="0.0375">
            <text:p>0,03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11</text:p>
          </table:table-cell>
          <table:table-cell office:value-type="string">
            <text:p>Highland Green, Grüner Tee Ruanda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21</text:p>
          </table:table-cell>
          <table:table-cell office:value-type="string">
            <text:p>Highland Green, Grüner Tee Ruanda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.39">
            <text:p>5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6</text:p>
          </table:table-cell>
          <table:table-cell office:value-type="string">
            <text:p>Indischer Grüntee, fruchtig mild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49">
            <text:p>6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5</text:p>
          </table:table-cell>
          <table:table-cell office:value-type="string">
            <text:p>Indischer Grüntee, fruchtig mild | 400 g Beutel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.29">
            <text:p>13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3</text:p>
          </table:table-cell>
          <table:table-cell office:value-type="string">
            <text:p>Mao Feng Grüner Tee Nepal | 55 g Beutel</text:p>
          </table:table-cell>
          <table:table-cell/>
          <table:table-cell office:value-type="float" office:value="0.055">
            <text:p>0,05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4</text:p>
          </table:table-cell>
          <table:table-cell office:value-type="string">
            <text:p>Oolong Grüner Tee Nepal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ne012115</text:p>
          </table:table-cell>
          <table:table-cell office:value-type="string">
            <text:p>Bai Mu Dan Weißer Tee Nepal | 45 g Beutel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090904</text:p>
          </table:table-cell>
          <table:table-cell office:value-type="string">
            <text:p>Granatapfel, Weißer Tee, einzeln kuvertiert | 18x1,7g Karton</text:p>
          </table:table-cell>
          <table:table-cell/>
          <table:table-cell office:value-type="float" office:value="0.0306">
            <text:p>0,030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3</text:p>
          </table:table-cell>
          <table:table-cell office:value-type="string">
            <text:p>Silver Tips, Weißer Tee, im Agaseke-Körbchen | 50 g Körbche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.90">
            <text:p>9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Weißer Tee</text:p>
          </table:table-cell>
          <table:table-cell office:value-type="string">
            <text:p>dwp</text:p>
          </table:table-cell>
          <table:table-cell office:value-type="string">
            <text:p>rfb212020</text:p>
          </table:table-cell>
          <table:table-cell office:value-type="string">
            <text:p>Weißer Tee Krishna mit Tulsi, Kräftig-würzig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950914</text:p>
          </table:table-cell>
          <table:table-cell office:value-type="string">
            <text:p>Weißtee Darjeeling | 75 g Karton</text:p>
          </table:table-cell>
          <table:table-cell/>
          <table:table-cell office:value-type="float" office:value="0.075">
            <text:p>0,0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94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30">
            <text:p>6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190957</text:p>
          </table:table-cell>
          <table:table-cell office:value-type="string">
            <text:p>Weißtee Darjeeling, bumig, mit goldener Tasse 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4</text:p>
          </table:table-cell>
          <table:table-cell office:value-type="string">
            <text:p>White Tips, Weißer Tee, im Agaseke-Körbchen | 70 g Körbche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.90">
            <text:p>9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8</text:p>
          </table:table-cell>
          <table:table-cell office:value-type="string">
            <text:p>Assam Tee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138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.00">
            <text:p>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00</text:p>
          </table:table-cell>
          <table:table-cell office:value-type="string">
            <text:p>Ceylon Tee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200</text:p>
          </table:table-cell>
          <table:table-cell office:value-type="string">
            <text:p>Ceylon Tee, Flowery Fannings Extra Special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3</text:p>
          </table:table-cell>
          <table:table-cell office:value-type="string">
            <text:p>Ceylon-Te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111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80">
            <text:p>6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1</text:p>
          </table:table-cell>
          <table:table-cell office:value-type="string">
            <text:p>CHAI-TEE (Schwarzer Tee mit Gewürzen, 20 Beutel), 36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7</text:p>
          </table:table-cell>
          <table:table-cell office:value-type="string">
            <text:p>Darjeeling<text:s text:c="2"/>First Flush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139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52</text:p>
          </table:table-cell>
          <table:table-cell office:value-type="string">
            <text:p>Darjeeling Bio FTGFOP Blatt-Tee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.90">
            <text:p>1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7</text:p>
          </table:table-cell>
          <table:table-cell office:value-type="string">
            <text:p>Darjeeling Classic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79">
            <text:p>6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4</text:p>
          </table:table-cell>
          <table:table-cell office:value-type="string">
            <text:p>Darjeeling Classic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111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.30">
            <text:p>1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6</text:p>
          </table:table-cell>
          <table:table-cell office:value-type="string">
            <text:p>Darjeeling Schwarztee, Teebeutel, edel-blumi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69">
            <text:p>2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020</text:p>
          </table:table-cell>
          <table:table-cell office:value-type="string">
            <text:p>Darjeeling Schwarztee, Teebeutel, kbA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3</text:p>
          </table:table-cell>
          <table:table-cell office:value-type="string">
            <text:p>DARJEELING TEE (Lose Blätter)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2</text:p>
          </table:table-cell>
          <table:table-cell office:value-type="string">
            <text:p>Darjeeling Tee FTGFOP Blatt-Tee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2</text:p>
          </table:table-cell>
          <table:table-cell office:value-type="string">
            <text:p>Darjeeling Tee FTGFOP Blatt-Tee | 250 g Tüt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.45">
            <text:p>9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1</text:p>
          </table:table-cell>
          <table:table-cell office:value-type="string">
            <text:p>Darjeeling Tee TGBOP broken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1</text:p>
          </table:table-cell>
          <table:table-cell office:value-type="string">
            <text:p>Darjeeling Tee TGBOP broken | 250 g Tüt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.45">
            <text:p>7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9</text:p>
          </table:table-cell>
          <table:table-cell office:value-type="string">
            <text:p>Earl Grey<text:s text:c="2"/>Tee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138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.00">
            <text:p>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2</text:p>
          </table:table-cell>
          <table:table-cell office:value-type="string">
            <text:p>EARL GREY TEE TB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4516210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8</text:p>
          </table:table-cell>
          <table:table-cell office:value-type="string">
            <text:p>English Breakfast Tea, Darjeeling u. Assam, ausgewogen-klassisch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1</text:p>
          </table:table-cell>
          <table:table-cell office:value-type="string">
            <text:p>Exotic Chai, Schwarztee TB | 18x1,7g Karton</text:p>
          </table:table-cell>
          <table:table-cell/>
          <table:table-cell office:value-type="float" office:value="0.0306">
            <text:p>0,030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111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401</text:p>
          </table:table-cell>
          <table:table-cell office:value-type="string">
            <text:p>FRÜHSTÜCKSTEE Schwarztee TB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4516240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12</text:p>
          </table:table-cell>
          <table:table-cell office:value-type="string">
            <text:p>Highland Black, Schwarzer Tee Ruanda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22</text:p>
          </table:table-cell>
          <table:table-cell office:value-type="string">
            <text:p>Highland Black, Schwarzer Tee Ruanda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.19">
            <text:p>5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and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0</text:p>
          </table:table-cell>
          <table:table-cell office:value-type="string">
            <text:p>Indischer Chai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138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.00">
            <text:p>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8</text:p>
          </table:table-cell>
          <table:table-cell office:value-type="string">
            <text:p>Kilimanjaro-Tee Earl Grey, 25 Teebeutel je 2 g 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2</text:p>
          </table:table-cell>
          <table:table-cell office:value-type="string">
            <text:p>Kilimanjaro-Tee TB 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20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0</text:p>
          </table:table-cell>
          <table:table-cell office:value-type="string">
            <text:p>Kilimanjaro-Tee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20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40">
            <text:p>2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4</text:p>
          </table:table-cell>
          <table:table-cell office:value-type="string">
            <text:p>Kilimanjaro-Tee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20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30">
            <text:p>4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nzani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8</text:p>
          </table:table-cell>
          <table:table-cell office:value-type="string">
            <text:p>Lemon Honey Schwarztee TB | 25x1,5g Palm-blattbox</text:p>
          </table:table-cell>
          <table:table-cell/>
          <table:table-cell office:value-type="float" office:value="0.0375">
            <text:p>0,03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1622506266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5">
            <text:p>3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3</text:p>
          </table:table-cell>
          <table:table-cell office:value-type="string">
            <text:p>Lovely Mango, Schwarztee, einzeln kuvertiert | 18x1,7g Karton</text:p>
          </table:table-cell>
          <table:table-cell/>
          <table:table-cell office:value-type="float" office:value="0.0306">
            <text:p>0,030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8</text:p>
          </table:table-cell>
          <table:table-cell office:value-type="string">
            <text:p>Ostfriesische Mischun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123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50">
            <text:p>6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Vietnam, 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00</text:p>
          </table:table-cell>
          <table:table-cell office:value-type="string">
            <text:p>Schwarzer Bio-Tee, Nepal, GFOP, kbA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6</text:p>
          </table:table-cell>
          <table:table-cell office:value-type="string">
            <text:p>Schwarzer Tee mit Zimtblättern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8</text:p>
          </table:table-cell>
          <table:table-cell office:value-type="string">
            <text:p>Schwarzer Tee mit Zitronengras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500</text:p>
          </table:table-cell>
          <table:table-cell office:value-type="string">
            <text:p>Schwarzer Tee, Nepal, GFOP, kbA<text:s text:c="2"/>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722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.95">
            <text:p>1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1</text:p>
          </table:table-cell>
          <table:table-cell office:value-type="string">
            <text:p>Schwarztee Ceylon TB 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68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1</text:p>
          </table:table-cell>
          <table:table-cell office:value-type="string">
            <text:p>Schwarztee Ceylon-BOP, kräftig-vollmundig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12</text:p>
          </table:table-cell>
          <table:table-cell office:value-type="string">
            <text:p>Schwarztee Ceylon-BOP, kräftig-vollmundig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69">
            <text:p>7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01</text:p>
          </table:table-cell>
          <table:table-cell office:value-type="string">
            <text:p>Schwarztee Darjeeling First Flush FTGFOP1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002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0">
            <text:p>4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7</text:p>
          </table:table-cell>
          <table:table-cell office:value-type="string">
            <text:p>Schwarztee Darjeeling Second Flush, FTGFOP1, fein-harmonisch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49">
            <text:p>5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190956</text:p>
          </table:table-cell>
          <table:table-cell office:value-type="string">
            <text:p>Schwarztee Darjeeling TB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5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4</text:p>
          </table:table-cell>
          <table:table-cell office:value-type="string">
            <text:p>Schwarztee Earl Grey BOP, verfeinert mit<text:s text:c="2"/>Bergamotte-Öl, vollmundig-spritzig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4</text:p>
          </table:table-cell>
          <table:table-cell office:value-type="string">
            <text:p>Schwarztee Earl Grey TB | 25x1,7g Karton</text:p>
          </table:table-cell>
          <table:table-cell/>
          <table:table-cell office:value-type="float" office:value="0.0425">
            <text:p>0,04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111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ne312100</text:p>
          </table:table-cell>
          <table:table-cell office:value-type="string">
            <text:p>Schwarztee Himalaya-Paleswan, angenehm-kräftig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29">
            <text:p>4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2</text:p>
          </table:table-cell>
          <table:table-cell office:value-type="string">
            <text:p>Spicy Orange, Schwarztee, einzeln kuvertiert | 18x1,7g Karton</text:p>
          </table:table-cell>
          <table:table-cell/>
          <table:table-cell office:value-type="float" office:value="0.0306">
            <text:p>0,030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3</text:p>
          </table:table-cell>
          <table:table-cell office:value-type="string">
            <text:p>Sri Lanka Tee Earl Grey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0</text:p>
          </table:table-cell>
          <table:table-cell office:value-type="string">
            <text:p>Sri Lanka Tee Mango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1</text:p>
          </table:table-cell>
          <table:table-cell office:value-type="string">
            <text:p>Sri Lanka Tee Waldfrucht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4</text:p>
          </table:table-cell>
          <table:table-cell office:value-type="string">
            <text:p>Sri Lanka Tee Wildkirsch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2</text:p>
          </table:table-cell>
          <table:table-cell office:value-type="string">
            <text:p>Sri Lanka Tee Zimt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2</text:p>
          </table:table-cell>
          <table:table-cell office:value-type="string">
            <text:p>Subarna Gold, feinherbe Ingwernote, fruchtige Orange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.99">
            <text:p>5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50965</text:p>
          </table:table-cell>
          <table:table-cell office:value-type="string">
            <text:p>Teebeutel Ostfriesische Mischung 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0</text:p>
          </table:table-cell>
          <table:table-cell office:value-type="string">
            <text:p>Teebeutel Schwarztee Kerala, anregend-kräfti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96</text:p>
          </table:table-cell>
          <table:table-cell office:value-type="string">
            <text:p>Vanille Teebeutel, Ceylontee mit Vanillearoma | 25x1,5g Palm-blattbox</text:p>
          </table:table-cell>
          <table:table-cell/>
          <table:table-cell office:value-type="float" office:value="0.0375">
            <text:p>0,03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5">
            <text:p>3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2</text:p>
          </table:table-cell>
          <table:table-cell office:value-type="string">
            <text:p>"Blue Lemon", Kräutertee mit Kornblumen | 50 g Pkg.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246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4</text:p>
          </table:table-cell>
          <table:table-cell office:value-type="string">
            <text:p>"Every Day", Kräutertee | 70 g Pkg.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1</text:p>
          </table:table-cell>
          <table:table-cell office:value-type="string">
            <text:p>"Orange Tree", Kräutertee m. Orangenblüten | 60 g Pkg.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246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3</text:p>
          </table:table-cell>
          <table:table-cell office:value-type="string">
            <text:p>"Red Lemon", Kräutertee m. Hibiskusblüten | 50 g Pkg.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1</text:p>
          </table:table-cell>
          <table:table-cell office:value-type="string">
            <text:p>Balance, Kräuter mit Sternanis, Fenchel, Süßholz | 25x2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Vietnam, div.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200</text:p>
          </table:table-cell>
          <table:table-cell office:value-type="string">
            <text:p>Bio-Pfefferminztee | 50 g Tüte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119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100</text:p>
          </table:table-cell>
          <table:table-cell office:value-type="string">
            <text:p>Bio-Zitronengrastee,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79">
            <text:p>2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1</text:p>
          </table:table-cell>
          <table:table-cell office:value-type="string">
            <text:p>Fenchel Teebeutel | 20x1,7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66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2</text:p>
          </table:table-cell>
          <table:table-cell office:value-type="string">
            <text:p>Früchte<text:s text:c="2"/>Teebeutel | 20x2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66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20</text:p>
          </table:table-cell>
          <table:table-cell office:value-type="string">
            <text:p>Früchtetee Erdbeer-Johannisbeer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sovo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20</text:p>
          </table:table-cell>
          <table:table-cell office:value-type="string">
            <text:p>Früchtetee Erdbeer-Johannisbeer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722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mäni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20</text:p>
          </table:table-cell>
          <table:table-cell office:value-type="string">
            <text:p>Früchtetee Erdbeer-Johannisbeer | 500 g Tüt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.90">
            <text:p>1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sovo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20</text:p>
          </table:table-cell>
          <table:table-cell office:value-type="string">
            <text:p>Früchtetee Erdbeer-Johannisbeer | 500 g Tüt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.90">
            <text:p>1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mäni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6</text:p>
          </table:table-cell>
          <table:table-cell office:value-type="string">
            <text:p>Früchtetee Fruchtblüte, erfrischend-aromatisch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10</text:p>
          </table:table-cell>
          <table:table-cell office:value-type="string">
            <text:p>Früchtetee Maracuja-Mango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sovo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10</text:p>
          </table:table-cell>
          <table:table-cell office:value-type="string">
            <text:p>Früchtetee Maracuja-Mango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722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mäni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10</text:p>
          </table:table-cell>
          <table:table-cell office:value-type="string">
            <text:p>Früchtetee Maracuja-Mango | 500 g Tüt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.90">
            <text:p>1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mäni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10</text:p>
          </table:table-cell>
          <table:table-cell office:value-type="string">
            <text:p>Früchtetee Maracuja-Mango | 500 g Tüt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.90">
            <text:p>1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sovo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020</text:p>
          </table:table-cell>
          <table:table-cell office:value-type="string">
            <text:p>Früchtetee Maracuja-Mango, 20 kuvertierte Teebeutel à 2,5g | 20x2,5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sovo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30</text:p>
          </table:table-cell>
          <table:table-cell office:value-type="string">
            <text:p>Früchtetee Rote Grütze mit Sahne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mäni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30</text:p>
          </table:table-cell>
          <table:table-cell office:value-type="string">
            <text:p>Früchtetee Rote Grütze mit Sahne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sovo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40</text:p>
          </table:table-cell>
          <table:table-cell office:value-type="string">
            <text:p>Früchtetee Rumtopf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mäni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40</text:p>
          </table:table-cell>
          <table:table-cell office:value-type="string">
            <text:p>Früchtetee Rumtopf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sovo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50</text:p>
          </table:table-cell>
          <table:table-cell office:value-type="string">
            <text:p>Früchtetee Wintertraum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41593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osovo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50</text:p>
          </table:table-cell>
          <table:table-cell office:value-type="string">
            <text:p>Früchtetee Wintertraum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62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mäni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20</text:p>
          </table:table-cell>
          <table:table-cell office:value-type="string">
            <text:p>Frühstückstee, Kräuterteemischung | 45 g Btl.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90029020202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80">
            <text:p>3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Österreich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6</text:p>
          </table:table-cell>
          <table:table-cell office:value-type="string">
            <text:p>Gewürztee 1001 Nacht, orientalische Mischung | 70 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630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20">
            <text:p>4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30</text:p>
          </table:table-cell>
          <table:table-cell office:value-type="string">
            <text:p>Guten Abend! Tee, Kräuterteemischung | 45 g Btl.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900290202030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80">
            <text:p>3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Österreich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10</text:p>
          </table:table-cell>
          <table:table-cell office:value-type="string">
            <text:p>Haustee, Kräuterteemischung | 45 g Btl.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900290202010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80">
            <text:p>3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Österreich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8</text:p>
          </table:table-cell>
          <table:table-cell office:value-type="string">
            <text:p>Hibiskus Teebeutel | 20x1,75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66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, Kenia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bf112002</text:p>
          </table:table-cell>
          <table:table-cell office:value-type="string">
            <text:p>Hibiskus-Blütentee, süß-säuerlich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69">
            <text:p>2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f112100</text:p>
          </table:table-cell>
          <table:table-cell office:value-type="string">
            <text:p>Hibiskuste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21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0</text:p>
          </table:table-cell>
          <table:table-cell office:value-type="string">
            <text:p>Ingwer-Lemongras Teebeutel | 20x1,5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60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Vietnam, 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2</text:p>
          </table:table-cell>
          <table:table-cell office:value-type="string">
            <text:p>Ingwertee mit Orangenschalen | 80 g Pkg.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9">
            <text:p>3,5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1</text:p>
          </table:table-cell>
          <table:table-cell office:value-type="string">
            <text:p>Ingwertee mit Süßholzwurzel | 80 g Pkg.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9">
            <text:p>3,5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9</text:p>
          </table:table-cell>
          <table:table-cell office:value-type="string">
            <text:p>Kamillen Teebeutel | 20x1,5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66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, 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320</text:p>
          </table:table-cell>
          <table:table-cell office:value-type="string">
            <text:p>Kamillentee | 40 g Btl.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4038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3</text:p>
          </table:table-cell>
          <table:table-cell office:value-type="string">
            <text:p>Kräuter Teebeutel Mischung | 20x1,7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68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6</text:p>
          </table:table-cell>
          <table:table-cell office:value-type="string">
            <text:p>Kräutertee Guten Abend | 40 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884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5</text:p>
          </table:table-cell>
          <table:table-cell office:value-type="string">
            <text:p>Kräutertee Guten Morgen | 50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884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7</text:p>
          </table:table-cell>
          <table:table-cell office:value-type="string">
            <text:p>Kräutertee Ingwer-Lemongras | 70 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422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4</text:p>
          </table:table-cell>
          <table:table-cell office:value-type="string">
            <text:p>Kräutertee Ingwer-Orange mit Vanille, fruchtig-wärmend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89">
            <text:p>3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ma112002</text:p>
          </table:table-cell>
          <table:table-cell office:value-type="string">
            <text:p>Kräutertee Lemongrastee, fruchtig-spritzig | 70 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59">
            <text:p>2,5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alawi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pe212003</text:p>
          </table:table-cell>
          <table:table-cell office:value-type="string">
            <text:p>Kräutertee Pfefferminztee, erfrischend-beruhigend | 40 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89">
            <text:p>1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1</text:p>
          </table:table-cell>
          <table:table-cell office:value-type="string">
            <text:p>Kräutertee Sommertraum | 70 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010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7</text:p>
          </table:table-cell>
          <table:table-cell office:value-type="string">
            <text:p>Kräutertee Verbene, erfrischend wohltuend | 12 g Karton</text:p>
          </table:table-cell>
          <table:table-cell/>
          <table:table-cell office:value-type="float" office:value="0.012">
            <text:p>0,01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1</text:p>
          </table:table-cell>
          <table:table-cell office:value-type="string">
            <text:p>Kräutertee Wintertraum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726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0">
            <text:p>3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20</text:p>
          </table:table-cell>
          <table:table-cell office:value-type="string">
            <text:p>Kräutertee „Fruity Mint“ | 80 g Karton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10</text:p>
          </table:table-cell>
          <table:table-cell office:value-type="string">
            <text:p>Kräutertee „Sunny Mint“ | 60 g Karton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3</text:p>
          </table:table-cell>
          <table:table-cell office:value-type="string">
            <text:p>Kräuterteebeutel „buon giorno amore“, mit Lemongras und Ingwer | 25x1,5g Karton</text:p>
          </table:table-cell>
          <table:table-cell/>
          <table:table-cell office:value-type="float" office:value="0.0375">
            <text:p>0,03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8</text:p>
          </table:table-cell>
          <table:table-cell office:value-type="string">
            <text:p>Kräuterteebeutel „buona notte“, mit Verbene, Melisse und Lavendel, entspannend | 25x1,5g Karton</text:p>
          </table:table-cell>
          <table:table-cell/>
          <table:table-cell office:value-type="float" office:value="0.0375">
            <text:p>0,03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950915</text:p>
          </table:table-cell>
          <table:table-cell office:value-type="string">
            <text:p>Lemongras Tee | 20x1,5g Karton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0</text:p>
          </table:table-cell>
          <table:table-cell office:value-type="string">
            <text:p>Pfefferminz Teebeutel | 20x1,7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66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3</text:p>
          </table:table-cell>
          <table:table-cell office:value-type="string">
            <text:p>Power, Kräuter mit Ingwer, schwarzem Pfeffer, Zimt | 25x2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Vietnam, div.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2</text:p>
          </table:table-cell>
          <table:table-cell office:value-type="string">
            <text:p>Relax, Kräuter mit Kamille, Lavendel, Melisse | 25x2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, div.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8</text:p>
          </table:table-cell>
          <table:table-cell office:value-type="string">
            <text:p>Teebeutel Fruchtblüte, erfrischend-aromatisch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7</text:p>
          </table:table-cell>
          <table:table-cell office:value-type="string">
            <text:p>Teebeutel Ingwer-Lemongras mit Minze, aromatisch-belebend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721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9</text:p>
          </table:table-cell>
          <table:table-cell office:value-type="string">
            <text:p>Teebeutel Sommertraum, erfrischend-belebend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17</text:p>
          </table:table-cell>
          <table:table-cell office:value-type="string">
            <text:p>Zimtblätterte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47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04</text:p>
          </table:table-cell>
          <table:table-cell office:value-type="string">
            <text:p>Zitronengrastee, fein asiatisch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89">
            <text:p>2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0</text:p>
          </table:table-cell>
          <table:table-cell office:value-type="string">
            <text:p>Ayurveda Kräutertee (drei in einem)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7220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020</text:p>
          </table:table-cell>
          <table:table-cell office:value-type="string">
            <text:p>Ayurveda Kräutertee, 20 kuvertierte Teebeutel je 1,5 g | 20x1,5g Karton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7</text:p>
          </table:table-cell>
          <table:table-cell office:value-type="string">
            <text:p>Ayurvedamrit Kapha im Baumwollbeutel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6</text:p>
          </table:table-cell>
          <table:table-cell office:value-type="string">
            <text:p>Ayurvedamrit Pitta im Baumwollbeutel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2</text:p>
          </table:table-cell>
          <table:table-cell office:value-type="string">
            <text:p>Ayurvedamrit Vata im Baumwollbeutel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2</text:p>
          </table:table-cell>
          <table:table-cell office:value-type="string">
            <text:p>Jogi-Tee,100 g Hochland-Gewürzkräutertee im Baumwollbeutel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3</text:p>
          </table:table-cell>
          <table:table-cell office:value-type="string">
            <text:p>"Beerentraum" Bio, Kannenteebeutel | 10x8g Karton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1</text:p>
          </table:table-cell>
          <table:table-cell office:value-type="string">
            <text:p>"Lemon Fresh", Eistee, Kannenteebeutel | 10x8g Karton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90</text:p>
          </table:table-cell>
          <table:table-cell office:value-type="string">
            <text:p>Bio Rotbusch Chai,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5</text:p>
          </table:table-cell>
          <table:table-cell office:value-type="string">
            <text:p>Bio Rotbuschtee Pflaume-Zimt, kbA<text:s text:c="2"/>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505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0</text:p>
          </table:table-cell>
          <table:table-cell office:value-type="string">
            <text:p>Bio Winterpunsch, mit Rotbusch, Kräutern und Süßholz, Kannenteebeutel | 10x7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20</text:p>
          </table:table-cell>
          <table:table-cell office:value-type="string">
            <text:p>Grüner Rotbusch Kokos-Karamell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10</text:p>
          </table:table-cell>
          <table:table-cell office:value-type="string">
            <text:p>Grüner Rotbusch Quitte-Holunder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70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4</text:p>
          </table:table-cell>
          <table:table-cell office:value-type="string">
            <text:p>Honeybusch Zitrone-Ingwer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1</text:p>
          </table:table-cell>
          <table:table-cell office:value-type="string">
            <text:p>Honeybusch-Buchu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2</text:p>
          </table:table-cell>
          <table:table-cell office:value-type="string">
            <text:p>Honeybusch-Chai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0</text:p>
          </table:table-cell>
          <table:table-cell office:value-type="string">
            <text:p>Honeybusch-Natur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5</text:p>
          </table:table-cell>
          <table:table-cell office:value-type="string">
            <text:p>Honeybusch-Rotbusch mit Ingwer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0</text:p>
          </table:table-cell>
          <table:table-cell office:value-type="string">
            <text:p>Honeybusch-Rotbusch,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3</text:p>
          </table:table-cell>
          <table:table-cell office:value-type="string">
            <text:p>Honeybusch-Vanille-Zimt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5</text:p>
          </table:table-cell>
          <table:table-cell office:value-type="string">
            <text:p>Honybusch-Spicy-Orange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600</text:p>
          </table:table-cell>
          <table:table-cell office:value-type="string">
            <text:p>Redpresso | 100 g Dos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20</text:p>
          </table:table-cell>
          <table:table-cell office:value-type="string">
            <text:p>Rooibos 4 Kids, mild-fruchtige Kräuterteemischung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9</text:p>
          </table:table-cell>
          <table:table-cell office:value-type="string">
            <text:p>Rooibos African Power, feurig-süß mit Schoko mit Chili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4</text:p>
          </table:table-cell>
          <table:table-cell office:value-type="string">
            <text:p>Rooibos Good Friends, harmonisch-frisch mit Zimt und Orange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89">
            <text:p>3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3</text:p>
          </table:table-cell>
          <table:table-cell office:value-type="string">
            <text:p>Rooibos Green Spirit, fein-belebende Kräuterteemischung mit Rooibosanteil | 70 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89">
            <text:p>2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8</text:p>
          </table:table-cell>
          <table:table-cell office:value-type="string">
            <text:p>Rooibos Happy Soul, positiv-erfrischend mit Lemongras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900996</text:p>
          </table:table-cell>
          <table:table-cell office:value-type="string">
            <text:p>Rooibos Natur | 125 g Karton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1</text:p>
          </table:table-cell>
          <table:table-cell office:value-type="string">
            <text:p>Rooibos Pure Nature, mild-aromatisch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3</text:p>
          </table:table-cell>
          <table:table-cell office:value-type="string">
            <text:p>Rooibos Sweet Love, sinnlich-sanft mit Vanille und Honigbusch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1</text:p>
          </table:table-cell>
          <table:table-cell office:value-type="string">
            <text:p>ROOIBOS TEE (20 Beutel), 40g | 20x2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5</text:p>
          </table:table-cell>
          <table:table-cell office:value-type="string">
            <text:p>Rooibos Tee Caramel, einzeln kuvertiert | 20x1,7g Karton</text:p>
          </table:table-cell>
          <table:table-cell/>
          <table:table-cell office:value-type="float" office:value="0.034">
            <text:p>0,03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4</text:p>
          </table:table-cell>
          <table:table-cell office:value-type="string">
            <text:p>Rooibos Tee TB | 20x2 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110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3</text:p>
          </table:table-cell>
          <table:table-cell office:value-type="string">
            <text:p>ROOIBOS TEE VERVEINE, (20 Beutel), 40g, (Zitronenverbene) | 20x2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1</text:p>
          </table:table-cell>
          <table:table-cell office:value-type="string">
            <text:p>Rotbusch Beerenraum, kuvertierte Teebeutel, 20x1,8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01</text:p>
          </table:table-cell>
          <table:table-cell office:value-type="string">
            <text:p>Rotbusch Buchu,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40</text:p>
          </table:table-cell>
          <table:table-cell office:value-type="string">
            <text:p>Rotbusch Kinderte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4</text:p>
          </table:table-cell>
          <table:table-cell office:value-type="string">
            <text:p>Rotbusch Kindertee, 20 Teeb. je 2 g, kbA | 20x2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5</text:p>
          </table:table-cell>
          <table:table-cell office:value-type="string">
            <text:p>Rotbusch Minze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0</text:p>
          </table:table-cell>
          <table:table-cell office:value-type="string">
            <text:p>Rotbusch Orange-Zimt,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629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0</text:p>
          </table:table-cell>
          <table:table-cell office:value-type="string">
            <text:p>Rotbusch Sahne Karamel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22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55</text:p>
          </table:table-cell>
          <table:table-cell office:value-type="string">
            <text:p>Rotbusch Schokotraum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5</text:p>
          </table:table-cell>
          <table:table-cell office:value-type="string">
            <text:p>Rotbusch Spicy Orange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20</text:p>
          </table:table-cell>
          <table:table-cell office:value-type="string">
            <text:p>Rotbusch Vanilla kbA | 500 g Tüt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.90">
            <text:p>16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20</text:p>
          </table:table-cell>
          <table:table-cell office:value-type="string">
            <text:p>Rotbusch Vanill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21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2</text:p>
          </table:table-cell>
          <table:table-cell office:value-type="string">
            <text:p>Rotbusch Vanille, Kannenteebeutel | 10x8g Karton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0</text:p>
          </table:table-cell>
          <table:table-cell office:value-type="string">
            <text:p>Rotbusch Winterpunsch, kuvertierte Teebeutel, 20x1,8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35</text:p>
          </table:table-cell>
          <table:table-cell office:value-type="string">
            <text:p>Rotbusch Winterte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21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0</text:p>
          </table:table-cell>
          <table:table-cell office:value-type="string">
            <text:p>Rotbusch Zitronengras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00</text:p>
          </table:table-cell>
          <table:table-cell office:value-type="string">
            <text:p>Rotbuschtee natur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20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0</text:p>
          </table:table-cell>
          <table:table-cell office:value-type="string">
            <text:p>Rotbuschtee, 20 Teebeutel je 2 g, kbA | 20x2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21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00</text:p>
          </table:table-cell>
          <table:table-cell office:value-type="string">
            <text:p>Rotbuschtee, kbA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.90">
            <text:p>1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1</text:p>
          </table:table-cell>
          <table:table-cell office:value-type="string">
            <text:p>Teebeutel Grüner Rotbusch | 20x2,5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3</text:p>
          </table:table-cell>
          <table:table-cell office:value-type="string">
            <text:p>Teebeutel Honeybusch-Buchutee | 20x2,5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5</text:p>
          </table:table-cell>
          <table:table-cell office:value-type="string">
            <text:p>Teebeutel Honeybuschtee | 20x2,5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5</text:p>
          </table:table-cell>
          <table:table-cell office:value-type="string">
            <text:p>Teebeutel Rooibos natur, sanft und vollmundi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79">
            <text:p>2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6</text:p>
          </table:table-cell>
          <table:table-cell office:value-type="string">
            <text:p>Teebeutel Rooibos Vanille-Mandarine, lieblich-fruchti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7208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7</text:p>
          </table:table-cell>
          <table:table-cell office:value-type="string">
            <text:p>Teebeutel Rooibos Zimt-Orange, harmonisch-wärmend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79">
            <text:p>2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6</text:p>
          </table:table-cell>
          <table:table-cell office:value-type="string">
            <text:p>Teebeutel Rotbusch Vanille, kuvertierte Teebeutel, 20x1,8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fb212029</text:p>
          </table:table-cell>
          <table:table-cell office:value-type="string">
            <text:p>Teebeutel „mi sento bene“, aufmunternder Rooibostee mit Orange und Zimt | 25x1,5g Karton</text:p>
          </table:table-cell>
          <table:table-cell/>
          <table:table-cell office:value-type="float" office:value="0.0375">
            <text:p>0,03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020</text:p>
          </table:table-cell>
          <table:table-cell office:value-type="string">
            <text:p>Erva Matetee, 20 kuvertierte Teebeutel je 1,8 g, kbA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100</text:p>
          </table:table-cell>
          <table:table-cell office:value-type="string">
            <text:p>Erva-Matete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205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.90">
            <text:p>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250</text:p>
          </table:table-cell>
          <table:table-cell office:value-type="string">
            <text:p>Erva-Matetee kbA | 250 g Tüt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20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4</text:p>
          </table:table-cell>
          <table:table-cell office:value-type="string">
            <text:p>Bio &amp; Fair Trink Schoko, 10 Portionspacks á 25g | 250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, Dominik. Rep.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74</text:p>
          </table:table-cell>
          <table:table-cell office:value-type="string">
            <text:p>Bio Cocoba Instant, kakaohaltiges Getränkepulver mit Honig | 400g Beute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931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7</text:p>
          </table:table-cell>
          <table:table-cell office:value-type="string">
            <text:p>Budino al cacao - Bio Schokol.-Pudding, 2x100g | 200g Karton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162259522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om. Rep./Par.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6</text:p>
          </table:table-cell>
          <table:table-cell office:value-type="string">
            <text:p>Budino alla vaniglia - Vanillepudding, 2x90g | 180g Karton</text:p>
          </table:table-cell>
          <table:table-cell/>
          <table:table-cell office:value-type="float" office:value="0.18">
            <text:p>0,18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162259522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./Indien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05</text:p>
          </table:table-cell>
          <table:table-cell office:value-type="string">
            <text:p>Cacao Pur Afrika, schwach entölt, alkalisiert | 250g Karton</text:p>
          </table:table-cell>
          <table:table-cell/>
          <table:table-cell office:value-type="float" office:value="6">
            <text:p>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324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46</text:p>
          </table:table-cell>
          <table:table-cell office:value-type="string">
            <text:p>Cacao Pur Amaribe, Kakaopulver stark entölt | 125 g Karton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ao Tomé/, Dom. Rep.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y212100</text:p>
          </table:table-cell>
          <table:table-cell office:value-type="string">
            <text:p>Chai Latte Ingwer, Instant-Milch-Teegetränk mit Ingwer | 170g Dose</text:p>
          </table:table-cell>
          <table:table-cell/>
          <table:table-cell office:value-type="float" office:value="0.17">
            <text:p>0,1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 u.a.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990</text:p>
          </table:table-cell>
          <table:table-cell office:value-type="string">
            <text:p>Chocolé, Lösl. Trinkschokoladenpulver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257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.20">
            <text:p>13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, Dominik. Rep., Bolivien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100</text:p>
          </table:table-cell>
          <table:table-cell office:value-type="string">
            <text:p>Chocolé, Lösl. Trinkschokoladenpulver | 250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56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90">
            <text:p>3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, Dominik. Rep., Bolivien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0</text:p>
          </table:table-cell>
          <table:table-cell office:value-type="string">
            <text:p>Das Faire Pfund Instant Kakao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4031815</text:p>
          </table:table-cell>
          <table:table-cell office:value-type="string">
            <text:p>El Ceibo Bio Kakao, stark entölt, naturell | 250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5497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300</text:p>
          </table:table-cell>
          <table:table-cell office:value-type="string">
            <text:p>El Ceibo Kakaopulver kbA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404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20">
            <text:p>3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40</text:p>
          </table:table-cell>
          <table:table-cell office:value-type="string">
            <text:p>Feine Bio Trinkschokolade, köstliche Cacao Kreation,<text:s text:c="2"/>32% Kakao | 250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17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, Dominik. Rep.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4</text:p>
          </table:table-cell>
          <table:table-cell office:value-type="string">
            <text:p>Kakao Pur | 280 g Dose</text:p>
          </table:table-cell>
          <table:table-cell/>
          <table:table-cell office:value-type="float" office:value="0.28">
            <text:p>0,2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79">
            <text:p>4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, Haiti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6</text:p>
          </table:table-cell>
          <table:table-cell office:value-type="string">
            <text:p>TRINKSCHOKOLADE<text:s text:c="2"/>| 500g Dos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69">
            <text:p>5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, Haiti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20</text:p>
          </table:table-cell>
          <table:table-cell office:value-type="string">
            <text:p>Trinkschokolade am Stiel, 52% Kakao mit Vanille | 35 g Pkg.</text:p>
          </table:table-cell>
          <table:table-cell/>
          <table:table-cell office:value-type="float" office:value="0.035">
            <text:p>0,03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382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pua-Neuguinea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10</text:p>
          </table:table-cell>
          <table:table-cell office:value-type="string">
            <text:p>Trinkschokolade am Stiel, 72% Kakao mit Chili | 35 g Pkg.</text:p>
          </table:table-cell>
          <table:table-cell/>
          <table:table-cell office:value-type="float" office:value="0.035">
            <text:p>0,03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pua-Neuguinea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00</text:p>
          </table:table-cell>
          <table:table-cell office:value-type="string">
            <text:p>Trinkschokolade am Stiel, 72% Kakao | 35 g Pkg.</text:p>
          </table:table-cell>
          <table:table-cell/>
          <table:table-cell office:value-type="float" office:value="0.035">
            <text:p>0,03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3819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pua-Neuguinea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6</text:p>
          </table:table-cell>
          <table:table-cell office:value-type="string">
            <text:p>Trinkschokolade Chai | 250 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69">
            <text:p>4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7</text:p>
          </table:table-cell>
          <table:table-cell office:value-type="string">
            <text:p>Trinkschokolade Ingwer | 250 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69">
            <text:p>4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1</text:p>
          </table:table-cell>
          <table:table-cell office:value-type="string">
            <text:p>Trinkschokolade Ingwertraum | 15g Beutel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7040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0">
            <text:p>0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, Dominik. Rep.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5</text:p>
          </table:table-cell>
          <table:table-cell office:value-type="string">
            <text:p>Trinkschokolade Natur | 250 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9</text:p>
          </table:table-cell>
          <table:table-cell office:value-type="string">
            <text:p>Trinkschokolade Nougat | 250 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69">
            <text:p>4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0</text:p>
          </table:table-cell>
          <table:table-cell office:value-type="string">
            <text:p>Trinkschokolade Oriental | 15g Beutel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7039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0">
            <text:p>0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, Dominik. Rep.</text:p>
          </table:table-cell>
          <table:table-cell/>
        </table:table-row>
        <table:table-row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2</text:p>
          </table:table-cell>
          <table:table-cell office:value-type="string">
            <text:p>Trinkschokolade Zimt Orange | 15g Beutel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704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0">
            <text:p>0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, Dominik. Rep.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5</text:p>
          </table:table-cell>
          <table:table-cell office:value-type="string">
            <text:p>" Zulu Chilli", Feurig-scharfe Gewürzm. i. d. Mühle | 40 g Glas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7</text:p>
          </table:table-cell>
          <table:table-cell office:value-type="string">
            <text:p>"Bushveld", bunter Mix aus Tomaten, Oliven und Pfeffer in der Mühle, 50 g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224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1</text:p>
          </table:table-cell>
          <table:table-cell office:value-type="string">
            <text:p>"Cape Garden",<text:s text:c="38"/>Afrikanische Kräutermischung i. d. Mühle | 40 g Glas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5</text:p>
          </table:table-cell>
          <table:table-cell office:value-type="string">
            <text:p>"Cape Malay", bunte Gewürzmisch. i. d. M. | 45 g Glas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30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2</text:p>
          </table:table-cell>
          <table:table-cell office:value-type="string">
            <text:p>"Harissa", Gewürzmischung in der Mühle, 50 g | 45 g Glas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ne415100</text:p>
          </table:table-cell>
          <table:table-cell office:value-type="string">
            <text:p>"Himalaya" Gewürzmischung<text:s text:c="2"/>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750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95">
            <text:p>1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epal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3</text:p>
          </table:table-cell>
          <table:table-cell office:value-type="string">
            <text:p>"Karoo", Chillisalz in der Mühle, 85 g<text:s text:c="2"/>| 85 g Glas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8</text:p>
          </table:table-cell>
          <table:table-cell office:value-type="string">
            <text:p>"Khoisan", handgew. Meersalz i. d. Mühle | 95 g Glas</text:p>
          </table:table-cell>
          <table:table-cell/>
          <table:table-cell office:value-type="float" office:value="0.095">
            <text:p>0,09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9</text:p>
          </table:table-cell>
          <table:table-cell office:value-type="string">
            <text:p>"Marrocan", afrikan. Gerwürzzuber. i. d. M. | 45 g Glas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4</text:p>
          </table:table-cell>
          <table:table-cell office:value-type="string">
            <text:p>"Rainbow", Bunte Pfefferkörner<text:s text:c="2"/>in der Mühle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3</text:p>
          </table:table-cell>
          <table:table-cell office:value-type="string">
            <text:p>"Tea Time", Zucker mit Orangenschalen, Ingwer und Rosenblüten i.d.Mühle | 65 g Glas</text:p>
          </table:table-cell>
          <table:table-cell/>
          <table:table-cell office:value-type="float" office:value="0.065">
            <text:p>0,06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2</text:p>
          </table:table-cell>
          <table:table-cell office:value-type="string">
            <text:p>"Turkish Coffee", Zucker mit Kardamom und Kaffeebohnen i.d.Mühle | 70 g Glas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6</text:p>
          </table:table-cell>
          <table:table-cell office:value-type="string">
            <text:p>"West Coast", Zitronenpfeffer-Mix in d. Mühle, 60 g | 60 g Glas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22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6</text:p>
          </table:table-cell>
          <table:table-cell office:value-type="string">
            <text:p>Anis, ganz | 50 g<text:s text:c="2"/>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03</text:p>
          </table:table-cell>
          <table:table-cell office:value-type="string">
            <text:p>Anis, gemahlen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75">
            <text:p>1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4</text:p>
          </table:table-cell>
          <table:table-cell office:value-type="string">
            <text:p>Barbecue-Gewürzmischung i. d. Mühle, mittelscharf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21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4</text:p>
          </table:table-cell>
          <table:table-cell office:value-type="string">
            <text:p>Basilikum, gerebelt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4030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1</text:p>
          </table:table-cell>
          <table:table-cell office:value-type="string">
            <text:p>Basilikum, kbA, gerebelt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60">
            <text:p>1,6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3</text:p>
          </table:table-cell>
          <table:table-cell office:value-type="string">
            <text:p>Bushman, Kräutersalz | 70 g Glas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5</text:p>
          </table:table-cell>
          <table:table-cell office:value-type="string">
            <text:p>Chili, gemahl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50">
            <text:p>1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6</text:p>
          </table:table-cell>
          <table:table-cell office:value-type="string">
            <text:p>Chili, kbA, gemahl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2</text:p>
          </table:table-cell>
          <table:table-cell office:value-type="string">
            <text:p>Chili, Schot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90">
            <text:p>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1</text:p>
          </table:table-cell>
          <table:table-cell office:value-type="string">
            <text:p>Curcuma/Geldwurz, gemahlen, im Glas | 32 g Glas</text:p>
          </table:table-cell>
          <table:table-cell/>
          <table:table-cell office:value-type="float" office:value="0.032">
            <text:p>0,03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80">
            <text:p>2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2</text:p>
          </table:table-cell>
          <table:table-cell office:value-type="string">
            <text:p>Curry, mild, kbA, gemahle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80">
            <text:p>2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3</text:p>
          </table:table-cell>
          <table:table-cell office:value-type="string">
            <text:p>Curry, mittelscharf, gemahlen, im Glas | 32 g Glas</text:p>
          </table:table-cell>
          <table:table-cell/>
          <table:table-cell office:value-type="float" office:value="0.032">
            <text:p>0,03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3</text:p>
          </table:table-cell>
          <table:table-cell office:value-type="string">
            <text:p>Curry, mittelscharf, kbA, gemahle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80">
            <text:p>2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6</text:p>
          </table:table-cell>
          <table:table-cell office:value-type="string">
            <text:p>Curry, Original-Rezeptur aus Sri Lank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751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70">
            <text:p>1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4</text:p>
          </table:table-cell>
          <table:table-cell office:value-type="string">
            <text:p>Curry, scharf, kbA, gemahle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76119641194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80">
            <text:p>2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901</text:p>
          </table:table-cell>
          <table:table-cell office:value-type="string">
            <text:p>Curry-Set 3 x 50 g &amp; 1 x 5 g | 1 Stk. Palm-blattbox</text:p>
          </table:table-cell>
          <table:table-cell/>
          <table:table-cell office:value-type="float" office:value="0.155">
            <text:p>0,15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.90">
            <text:p>5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7</text:p>
          </table:table-cell>
          <table:table-cell office:value-type="string">
            <text:p>Curryblätter, ganz | 5 g Beutel</text:p>
          </table:table-cell>
          <table:table-cell/>
          <table:table-cell office:value-type="float" office:value="0.005">
            <text:p>0,0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70">
            <text:p>1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6</text:p>
          </table:table-cell>
          <table:table-cell office:value-type="string">
            <text:p>Dillspitzen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4</text:p>
          </table:table-cell>
          <table:table-cell office:value-type="string">
            <text:p>Garam Masala Gewürzmischung, gemahle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90">
            <text:p>4,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6</text:p>
          </table:table-cell>
          <table:table-cell office:value-type="string">
            <text:p>Gelbwurzel (Kurkuma), gemahlen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69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50">
            <text:p>1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0</text:p>
          </table:table-cell>
          <table:table-cell office:value-type="string">
            <text:p>Geschenkbox mit vier Gewürzen, 70g | 1 St. Box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.30">
            <text:p>5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2</text:p>
          </table:table-cell>
          <table:table-cell office:value-type="string">
            <text:p>Glühweingewürz, 4 BW-Säckchen à 2,5 g | 10 g Beutel</text:p>
          </table:table-cell>
          <table:table-cell/>
          <table:table-cell office:value-type="float" office:value="0.01">
            <text:p>0,0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752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40">
            <text:p>2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6</text:p>
          </table:table-cell>
          <table:table-cell office:value-type="string">
            <text:p>Glühweinmischung, kbA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33</text:p>
          </table:table-cell>
          <table:table-cell office:value-type="string">
            <text:p>Hot Rocks Mild, Chilisalz mild | 90 g Glas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23</text:p>
          </table:table-cell>
          <table:table-cell office:value-type="string">
            <text:p>Hot Rocks, Chilisalz, scharf | 90 g Glas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992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5</text:p>
          </table:table-cell>
          <table:table-cell office:value-type="string">
            <text:p>Ingwer, ganze Stücke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40">
            <text:p>2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1</text:p>
          </table:table-cell>
          <table:table-cell office:value-type="string">
            <text:p>Ingwer, gemahlen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69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7</text:p>
          </table:table-cell>
          <table:table-cell office:value-type="string">
            <text:p>Ingwer, kbA, gemahlen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80">
            <text:p>2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4</text:p>
          </table:table-cell>
          <table:table-cell office:value-type="string">
            <text:p>Italienische Kräuter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72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7</text:p>
          </table:table-cell>
          <table:table-cell office:value-type="string">
            <text:p>Kardamom ganze Schot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524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90">
            <text:p>3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8</text:p>
          </table:table-cell>
          <table:table-cell office:value-type="string">
            <text:p>Kardamom gemahl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45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90">
            <text:p>3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6</text:p>
          </table:table-cell>
          <table:table-cell office:value-type="string">
            <text:p>Kardamom, kbA,<text:s text:c="2"/>ganz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10">
            <text:p>3,1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13</text:p>
          </table:table-cell>
          <table:table-cell office:value-type="string">
            <text:p>Koriander, gemahlen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4030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20">
            <text:p>1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0</text:p>
          </table:table-cell>
          <table:table-cell office:value-type="string">
            <text:p>Koriander, kbA, ganz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10">
            <text:p>2,1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2</text:p>
          </table:table-cell>
          <table:table-cell office:value-type="string">
            <text:p>Kräuter der Provence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720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3</text:p>
          </table:table-cell>
          <table:table-cell office:value-type="string">
            <text:p>Kräuter der Provence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80">
            <text:p>2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0</text:p>
          </table:table-cell>
          <table:table-cell office:value-type="string">
            <text:p>Kräutersalz "Country herbs" , 80 g<text:s text:c="2"/>| 80 g Dose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49">
            <text:p>1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1</text:p>
          </table:table-cell>
          <table:table-cell office:value-type="string">
            <text:p>Kräutersalz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1</text:p>
          </table:table-cell>
          <table:table-cell office:value-type="string">
            <text:p>Kräutersalz „Sea Herbs“, mit Meeresalgen | 80 g Dose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49">
            <text:p>1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4</text:p>
          </table:table-cell>
          <table:table-cell office:value-type="string">
            <text:p>Kreuzkümmel, gemahl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752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7</text:p>
          </table:table-cell>
          <table:table-cell office:value-type="string">
            <text:p>Kreuzkümmel, kbA, ganz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9</text:p>
          </table:table-cell>
          <table:table-cell office:value-type="string">
            <text:p>Kümmel, kbA, ganz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20">
            <text:p>2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7</text:p>
          </table:table-cell>
          <table:table-cell office:value-type="string">
            <text:p>Lebkuchengewürz, kbA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4</text:p>
          </table:table-cell>
          <table:table-cell office:value-type="string">
            <text:p>Lorbeer-Blätter, kbA | 10 g Beutel</text:p>
          </table:table-cell>
          <table:table-cell/>
          <table:table-cell office:value-type="float" office:value="0.01">
            <text:p>0,0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76119641196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5</text:p>
          </table:table-cell>
          <table:table-cell office:value-type="string">
            <text:p>Majoran gerebelt, kbA,<text:s text:c="2"/>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4030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2</text:p>
          </table:table-cell>
          <table:table-cell office:value-type="string">
            <text:p>Majoran, gerebelt, kbA | 16 g Beutel</text:p>
          </table:table-cell>
          <table:table-cell/>
          <table:table-cell office:value-type="float" office:value="0.016">
            <text:p>0,01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8</text:p>
          </table:table-cell>
          <table:table-cell office:value-type="string">
            <text:p>Muskatnuß, ganz in Schale, kbA | 4 St. Beute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69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90">
            <text:p>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8</text:p>
          </table:table-cell>
          <table:table-cell office:value-type="string">
            <text:p>Muskatnuss, kbA, ganz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7</text:p>
          </table:table-cell>
          <table:table-cell office:value-type="string">
            <text:p>Nachfüller "Bushveld" Bunter Mix        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106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35">
            <text:p>2,3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1</text:p>
          </table:table-cell>
          <table:table-cell office:value-type="string">
            <text:p>Nachfüller "Cape Garden", Afrikan. Kräuterm.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406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5</text:p>
          </table:table-cell>
          <table:table-cell office:value-type="string">
            <text:p>Nachfüller "Cape Malay", Bunte Gewürzmisch. | 45 g Beutel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348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35">
            <text:p>2,3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2</text:p>
          </table:table-cell>
          <table:table-cell office:value-type="string">
            <text:p>Nachfüller "Harissa" Gewürzmischung     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35">
            <text:p>2,3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3</text:p>
          </table:table-cell>
          <table:table-cell office:value-type="string">
            <text:p>Nachfüller "Karoo", Chillisalz i. d. Mühle, 85 g<text:s text:c="2"/>| 85 g Beutel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45">
            <text:p>2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8</text:p>
          </table:table-cell>
          <table:table-cell office:value-type="string">
            <text:p>Nachfüller "Khoisan", Meersalz            | 95 g Beutel</text:p>
          </table:table-cell>
          <table:table-cell/>
          <table:table-cell office:value-type="float" office:value="0.095">
            <text:p>0,09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40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90">
            <text:p>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9</text:p>
          </table:table-cell>
          <table:table-cell office:value-type="string">
            <text:p>Nachfüller "Marrocan", Afrikan. Gerwürzzuber. | 45 g Beutel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4</text:p>
          </table:table-cell>
          <table:table-cell office:value-type="string">
            <text:p>Nachfüller "Rainbow", Bunter Pfeffer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3</text:p>
          </table:table-cell>
          <table:table-cell office:value-type="string">
            <text:p>Nachfüller "Tea Time", Zucker mit Orangenschalen, Ingwer und Rosenblüten | 65g Beutel</text:p>
          </table:table-cell>
          <table:table-cell/>
          <table:table-cell office:value-type="float" office:value="0.065">
            <text:p>0,06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75">
            <text:p>2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2</text:p>
          </table:table-cell>
          <table:table-cell office:value-type="string">
            <text:p>Nachfüller "Turkish Coffee", Zucker mit Kardamom und Kaffeebohnen | 70g Beutel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6</text:p>
          </table:table-cell>
          <table:table-cell office:value-type="string">
            <text:p>Nachfüller "West Coast", Zitronenpfeffer-Mix | 60 g Beutel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106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45">
            <text:p>2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5</text:p>
          </table:table-cell>
          <table:table-cell office:value-type="string">
            <text:p>Nachfüller "Zulu Chilli", Feurig-scharfe Gewürzmischung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35">
            <text:p>2,3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4</text:p>
          </table:table-cell>
          <table:table-cell office:value-type="string">
            <text:p>Nachfüller Barbecue-Gewürzmischung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45">
            <text:p>2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3</text:p>
          </table:table-cell>
          <table:table-cell office:value-type="string">
            <text:p>Nachfüller Bushman, Kräutersalz | 70 g Beutel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33</text:p>
          </table:table-cell>
          <table:table-cell office:value-type="string">
            <text:p>Nachfüller Hot Rocks Mild, Chilisalz mild | 90 g Beutel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45">
            <text:p>2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23</text:p>
          </table:table-cell>
          <table:table-cell office:value-type="string">
            <text:p>Nachfüller Hot Rocks, Chilisalz, scharf | 90 g Beutel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45">
            <text:p>2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41</text:p>
          </table:table-cell>
          <table:table-cell office:value-type="string">
            <text:p>Nachfüller „Garden Route“, Kräutersalz mit Dill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51</text:p>
          </table:table-cell>
          <table:table-cell office:value-type="string">
            <text:p>Nachfüller „Peri Peri, Gewürzzubereitung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7</text:p>
          </table:table-cell>
          <table:table-cell office:value-type="string">
            <text:p>Nachfüller „Rosie's Salt“, Gewürzsalz mit Rosenblätter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45">
            <text:p>2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6</text:p>
          </table:table-cell>
          <table:table-cell office:value-type="string">
            <text:p>Nachfüller „Sansibar“, Gewürzsalz mit Sesam | 60 g Beutel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45">
            <text:p>2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0</text:p>
          </table:table-cell>
          <table:table-cell office:value-type="string">
            <text:p>Nelken, ganz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68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9</text:p>
          </table:table-cell>
          <table:table-cell office:value-type="string">
            <text:p>Nelken, kbA, ganz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2</text:p>
          </table:table-cell>
          <table:table-cell office:value-type="string">
            <text:p>Oregano, kbA, gerebelt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76119641195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9</text:p>
          </table:table-cell>
          <table:table-cell office:value-type="string">
            <text:p>Paprika edelsüss, kbA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76119641196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1</text:p>
          </table:table-cell>
          <table:table-cell office:value-type="string">
            <text:p>Paprika scharf, kbA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76119641438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20">
            <text:p>3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6</text:p>
          </table:table-cell>
          <table:table-cell office:value-type="string">
            <text:p>Petersilie gerebelt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7</text:p>
          </table:table-cell>
          <table:table-cell office:value-type="string">
            <text:p>Pfeffer rosa, ganz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90">
            <text:p>3,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0</text:p>
          </table:table-cell>
          <table:table-cell office:value-type="string">
            <text:p>Pfeffer schwarz, ganz, kbA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67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0</text:p>
          </table:table-cell>
          <table:table-cell office:value-type="string">
            <text:p>Pfeffer schwarz, ganz, kbA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4</text:p>
          </table:table-cell>
          <table:table-cell office:value-type="string">
            <text:p>Pfeffer schwarz, gemahlen, kbA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90">
            <text:p>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1</text:p>
          </table:table-cell>
          <table:table-cell office:value-type="string">
            <text:p>Pfeffer schwarz, gemahlen, kbA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10">
            <text:p>3,1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1</text:p>
          </table:table-cell>
          <table:table-cell office:value-type="string">
            <text:p>Pfeffer weiß, ganz, kbA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20">
            <text:p>2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5</text:p>
          </table:table-cell>
          <table:table-cell office:value-type="string">
            <text:p>Pfeffer weiß, gemahlen, kbA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40">
            <text:p>2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2</text:p>
          </table:table-cell>
          <table:table-cell office:value-type="string">
            <text:p>Pfeffer weiss, ganz, kbA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60">
            <text:p>3,6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3</text:p>
          </table:table-cell>
          <table:table-cell office:value-type="string">
            <text:p>Pfeffer weiss, gemahlen, kbA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80">
            <text:p>3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2</text:p>
          </table:table-cell>
          <table:table-cell office:value-type="string">
            <text:p>Pfeffer-Mix "Exotik", ganz, kbA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80">
            <text:p>3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8</text:p>
          </table:table-cell>
          <table:table-cell office:value-type="string">
            <text:p>Pfeffer-Mix "Klassik", ganz, kbA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4</text:p>
          </table:table-cell>
          <table:table-cell office:value-type="string">
            <text:p>Pizza &amp; Spaghetti-Mischung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8</text:p>
          </table:table-cell>
          <table:table-cell office:value-type="string">
            <text:p>Reis-Gewürzmischung 4 x 5 g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751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8</text:p>
          </table:table-cell>
          <table:table-cell office:value-type="string">
            <text:p>Rosmarin, kbA, geschnitt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76119641196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9</text:p>
          </table:table-cell>
          <table:table-cell office:value-type="string">
            <text:p>Safran-Fäden, kbA | 0,5 g Box</text:p>
          </table:table-cell>
          <table:table-cell/>
          <table:table-cell office:value-type="float" office:value="0.0005">
            <text:p>0,00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.20">
            <text:p>8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5</text:p>
          </table:table-cell>
          <table:table-cell office:value-type="string">
            <text:p>Salatkräutermischung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Salinas</text:p>
          </table:table-cell>
          <table:table-cell office:value-type="string">
            <text:p>Salz010</text:p>
          </table:table-cell>
          <table:table-cell office:value-type="string">
            <text:p>Salinas Salz, reines Natursalz, feinkörnig | 500 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95">
            <text:p>1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eutschland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600</text:p>
          </table:table-cell>
          <table:table-cell office:value-type="string">
            <text:p>Schwarze Pfefferkörner in der Mühle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20">
            <text:p>3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7</text:p>
          </table:table-cell>
          <table:table-cell office:value-type="string">
            <text:p>Sesam, kbA, ungeschält | 150 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3</text:p>
          </table:table-cell>
          <table:table-cell office:value-type="string">
            <text:p>Smoked Paprika, Gewürzzubereitung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5">
            <text:p>3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2</text:p>
          </table:table-cell>
          <table:table-cell office:value-type="string">
            <text:p>Smoked Salt, geräuchertes Salz mit Zwiebeln und Pfeffer | 100 g Glas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5">
            <text:p>3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0</text:p>
          </table:table-cell>
          <table:table-cell office:value-type="string">
            <text:p>Sternanis, ganz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1</text:p>
          </table:table-cell>
          <table:table-cell office:value-type="string">
            <text:p>Thymian, gerebelt | 20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119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3</text:p>
          </table:table-cell>
          <table:table-cell office:value-type="string">
            <text:p>Thymian, gerebelt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76119641195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70">
            <text:p>1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2</text:p>
          </table:table-cell>
          <table:table-cell office:value-type="string">
            <text:p>Vanille Schoten | 2 Stk. Glasroh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60">
            <text:p>4,6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32</text:p>
          </table:table-cell>
          <table:table-cell office:value-type="string">
            <text:p>Vanille, gemahlen, im Glas | 20 g Glas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ma110100</text:p>
          </table:table-cell>
          <table:table-cell office:value-type="string">
            <text:p>Vanilleschoten, kbA, 2 Stück im Glasrohr | 2 Stk. Gla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10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adagaskar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6</text:p>
          </table:table-cell>
          <table:table-cell office:value-type="string">
            <text:p>Vanillezucker mit 10% echter Vanille, im Beutel | 125 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20">
            <text:p>6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7</text:p>
          </table:table-cell>
          <table:table-cell office:value-type="string">
            <text:p>Vanillezucker mit 10% echter Vanille, im Glas | 60 g Glas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0">
            <text:p>4,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5</text:p>
          </table:table-cell>
          <table:table-cell office:value-type="string">
            <text:p>Wachholderbeeren, kbA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20">
            <text:p>2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lb410100</text:p>
          </table:table-cell>
          <table:table-cell office:value-type="string">
            <text:p>Za'atar, arabische Gewürzmischung | 25 g Beutel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4033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Libanon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l216002</text:p>
          </table:table-cell>
          <table:table-cell office:value-type="string">
            <text:p>Za'atar, Gewürzmischung mit geröstetem Sesam und Thymian | 65 g Karton</text:p>
          </table:table-cell>
          <table:table-cell/>
          <table:table-cell office:value-type="float" office:value="0.065">
            <text:p>0,06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8378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3</text:p>
          </table:table-cell>
          <table:table-cell office:value-type="string">
            <text:p>Zimt, gemahl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68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4</text:p>
          </table:table-cell>
          <table:table-cell office:value-type="string">
            <text:p>Zimt, kbA, gemahle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2</text:p>
          </table:table-cell>
          <table:table-cell office:value-type="string">
            <text:p>Zimtstangen, ganz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489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5</text:p>
          </table:table-cell>
          <table:table-cell office:value-type="string">
            <text:p>Zimtstangen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60">
            <text:p>2,6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8</text:p>
          </table:table-cell>
          <table:table-cell office:value-type="string">
            <text:p>Zitronengras, kbA, geschnitten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60">
            <text:p>1,6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7</text:p>
          </table:table-cell>
          <table:table-cell office:value-type="string">
            <text:p>Zitronenmelisse, kbA,<text:s text:c="2"/>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3</text:p>
          </table:table-cell>
          <table:table-cell office:value-type="string">
            <text:p>Zitronenschale, gemahlen, kbA | 50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60">
            <text:p>3,6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4</text:p>
          </table:table-cell>
          <table:table-cell office:value-type="string">
            <text:p>„Garden Route“, Kräutersalz mit Dill i. d. Mühle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698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5</text:p>
          </table:table-cell>
          <table:table-cell office:value-type="string">
            <text:p>„Peri Peri“, Gewürzzubereitung i. d. Mühle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7</text:p>
          </table:table-cell>
          <table:table-cell office:value-type="string">
            <text:p>„Rosie's Salt“, Gewürzsalz mit Rosenblättern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6</text:p>
          </table:table-cell>
          <table:table-cell office:value-type="string">
            <text:p>„Sansibar“, Gewürzsalz mit Sesam | 60 g Glas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9927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7</text:p>
          </table:table-cell>
          <table:table-cell office:value-type="string">
            <text:p>„Sweet Cinnamon &amp; Chocolate“, Kandiszucker m. Schokolade u. Zimt in d. M. | 85 g Glas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1</text:p>
          </table:table-cell>
          <table:table-cell office:value-type="string">
            <text:p>„Sweet Citrus“, Kandiszucker m. Orangen- u. Zitronenschalen in der Mühle | 65 g Glas</text:p>
          </table:table-cell>
          <table:table-cell/>
          <table:table-cell office:value-type="float" office:value="0.065">
            <text:p>0,06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5</text:p>
          </table:table-cell>
          <table:table-cell office:value-type="string">
            <text:p>„Sweet Vanilla“, Kandiszucker m. Vanilleschote in der Mühle | 80 g Glas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Bananen</text:p>
          </table:table-cell>
          <table:table-cell office:value-type="string">
            <text:p>BanaFair</text:p>
          </table:table-cell>
          <table:table-cell office:value-type="string">
            <text:p>BF040</text:p>
          </table:table-cell>
          <table:table-cell office:value-type="string">
            <text:p>Frische Bananen | 1 St. Fruch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0">
            <text:p>0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8</text:p>
          </table:table-cell>
          <table:table-cell office:value-type="string">
            <text:p>Bio Anelletti Siciliani<text:s text:c="2"/>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026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7</text:p>
          </table:table-cell>
          <table:table-cell office:value-type="string">
            <text:p>Bio Maglie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029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4</text:p>
          </table:table-cell>
          <table:table-cell office:value-type="string">
            <text:p>Bio Penne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2</text:p>
          </table:table-cell>
          <table:table-cell office:value-type="string">
            <text:p>Bio-Caserecce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025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5</text:p>
          </table:table-cell>
          <table:table-cell office:value-type="string">
            <text:p>Bio-Fusilli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024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3</text:p>
          </table:table-cell>
          <table:table-cell office:value-type="string">
            <text:p>Bio-Rigatoni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02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1</text:p>
          </table:table-cell>
          <table:table-cell office:value-type="string">
            <text:p>Bio-Spaghetti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028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9</text:p>
          </table:table-cell>
          <table:table-cell office:value-type="string">
            <text:p>Caserecce Artigianali di Corleone, Handwerkiliche Nudeln aus Sizilien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0</text:p>
          </table:table-cell>
          <table:table-cell office:value-type="string">
            <text:p>Fusilli, aus Hartweizengries, Quinua, ohne Eier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, 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10</text:p>
          </table:table-cell>
          <table:table-cell office:value-type="string">
            <text:p>Lasagne Artigianali di Corleone, Handwerkiliche Nudeln aus Sizilien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6</text:p>
          </table:table-cell>
          <table:table-cell office:value-type="string">
            <text:p>Paccheri Artigianali di Gragnano, Handwerkliche Nudeln aus Kampanien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.45">
            <text:p>5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1</text:p>
          </table:table-cell>
          <table:table-cell office:value-type="string">
            <text:p>Penne, aus Hartweizengries, Quinua, ohne Eier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, Italien</text:p>
          </table:table-cell>
          <table:table-cell/>
        </table:table-row>
        <table:table-row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2</text:p>
          </table:table-cell>
          <table:table-cell office:value-type="string">
            <text:p>Spaghetti, aus Hartweizengries, Quinua, ohne Eier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, Italien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09</text:p>
          </table:table-cell>
          <table:table-cell office:value-type="string">
            <text:p>Aprikosenkerne, süß | 150 g Pkg.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1</text:p>
          </table:table-cell>
          <table:table-cell office:value-type="string">
            <text:p>Bio Cashewnüsse, naturbelass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8119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.80">
            <text:p>5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4070817</text:p>
          </table:table-cell>
          <table:table-cell office:value-type="string">
            <text:p>Bio Paranüsse, naturbelass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79">
            <text:p>4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, Peru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7</text:p>
          </table:table-cell>
          <table:table-cell office:value-type="string">
            <text:p>Bio Studentenfutter, Rosinen, Para-, Cashew-, Wal-, Haselnüss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0888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30">
            <text:p>4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1</text:p>
          </table:table-cell>
          <table:table-cell office:value-type="string">
            <text:p>Cashewbruch | 250 g Pkg.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86</text:p>
          </table:table-cell>
          <table:table-cell office:value-type="string">
            <text:p>Cashewkerne geröstet und gesalzen | 125 g Pkg.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29">
            <text:p>3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lfenbeinküste, El Salv., Indien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111</text:p>
          </table:table-cell>
          <table:table-cell office:value-type="string">
            <text:p>Cashewkerne geröstet und ungesalzen | 100 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l Salvador, Indien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4</text:p>
          </table:table-cell>
          <table:table-cell office:value-type="string">
            <text:p>Cashewnüsse Bruch, natur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2</text:p>
          </table:table-cell>
          <table:table-cell office:value-type="string">
            <text:p>Cashewnüsse ganz, geröstet mit Chili | 125 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1</text:p>
          </table:table-cell>
          <table:table-cell office:value-type="string">
            <text:p>Cashewnüsse ganz, geröstet und gesalzen | 125 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6</text:p>
          </table:table-cell>
          <table:table-cell office:value-type="string">
            <text:p>Cashewnüsse ganz, natur | 100 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575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1</text:p>
          </table:table-cell>
          <table:table-cell office:value-type="string">
            <text:p>Cashewnüsse ganz, natur | 125 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79">
            <text:p>2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3</text:p>
          </table:table-cell>
          <table:table-cell office:value-type="string">
            <text:p>Cashewnüsse kandiert | 100 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69">
            <text:p>2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4</text:p>
          </table:table-cell>
          <table:table-cell office:value-type="string">
            <text:p>Cashewnüsse mit Chili | 100 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69">
            <text:p>2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2</text:p>
          </table:table-cell>
          <table:table-cell office:value-type="string">
            <text:p>Cashewnüsse, leicht gesalzen | 100 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567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mw110100</text:p>
          </table:table-cell>
          <table:table-cell office:value-type="string">
            <text:p>Erdnüsse natur | 250 g Pkg.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991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80">
            <text:p>2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alawi, Nicaragua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00803</text:p>
          </table:table-cell>
          <table:table-cell office:value-type="string">
            <text:p>Erdnüsse, geröstet und gesalzen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103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.40">
            <text:p>2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alawi, Nicaragua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5</text:p>
          </table:table-cell>
          <table:table-cell office:value-type="string">
            <text:p>La Surenita Bio Cashewbruch, naturbelass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2989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.50">
            <text:p>7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6</text:p>
          </table:table-cell>
          <table:table-cell office:value-type="string">
            <text:p>La Surenita Bio Cashewmix, Cashew-Äpfel u. Cashew-Nüsse | 125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2990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2</text:p>
          </table:table-cell>
          <table:table-cell office:value-type="string">
            <text:p>La Surenita Bio Cashews, geröstet u. gesalzen | 100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1</text:p>
          </table:table-cell>
          <table:table-cell office:value-type="string">
            <text:p>La Surenita Bio Cashews, geröstet, aromatisch süß | 100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3</text:p>
          </table:table-cell>
          <table:table-cell office:value-type="string">
            <text:p>La Surenita Bio Cashews, geröstet, mit Chili | 100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Honduras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l214001</text:p>
          </table:table-cell>
          <table:table-cell office:value-type="string">
            <text:p>Mandeln, sonnengetrocknet | 75 g Karton</text:p>
          </table:table-cell>
          <table:table-cell/>
          <table:table-cell office:value-type="float" office:value="0.075">
            <text:p>0,0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70">
            <text:p>2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o110010</text:p>
          </table:table-cell>
          <table:table-cell office:value-type="string">
            <text:p>Paranüsse geschält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10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.00">
            <text:p>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e514004</text:p>
          </table:table-cell>
          <table:table-cell office:value-type="string">
            <text:p>Paranüsse natur, aromatisch-mild, geschält | 75 g Karton</text:p>
          </table:table-cell>
          <table:table-cell/>
          <table:table-cell office:value-type="float" office:value="0.075">
            <text:p>0,0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89">
            <text:p>2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10</text:p>
          </table:table-cell>
          <table:table-cell office:value-type="string">
            <text:p>Wilde Bergmandeln | 150 g Pkg.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20</text:p>
          </table:table-cell>
          <table:table-cell office:value-type="string">
            <text:p>Ananas ungezuckert, getrocknete Scheiben, kbA, 100g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1</text:p>
          </table:table-cell>
          <table:table-cell office:value-type="string">
            <text:p>Ananas-Stücke, ohne Zucker, solargetrocknet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ganda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tj114001</text:p>
          </table:table-cell>
          <table:table-cell office:value-type="string">
            <text:p>Aprikosen, getrocknet, ungezuckert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adschikista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2</text:p>
          </table:table-cell>
          <table:table-cell office:value-type="string">
            <text:p>Baby-Bananen, in Scheiben, ohne Zucker, solargetrockne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6837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60">
            <text:p>2,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ganda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3</text:p>
          </table:table-cell>
          <table:table-cell office:value-type="string">
            <text:p>Babyfeigen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60801</text:p>
          </table:table-cell>
          <table:table-cell office:value-type="string">
            <text:p>Banana Chips, frittiert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40</text:p>
          </table:table-cell>
          <table:table-cell office:value-type="string">
            <text:p>Bananen ungezuckert, getrocknet, ganz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22</text:p>
          </table:table-cell>
          <table:table-cell office:value-type="string">
            <text:p>Bio Datteln mit Stein, Deglet Nour, Klasse 1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571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unesi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2</text:p>
          </table:table-cell>
          <table:table-cell office:value-type="string">
            <text:p>Calamansi Geleewürfel, erfrischend-spritzig | 100g<text:s text:c="2"/>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., Para.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5</text:p>
          </table:table-cell>
          <table:table-cell office:value-type="string">
            <text:p>Datteln im Palmblattkörbchen, kernlos | 250 g Pkg.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0">
            <text:p>4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6</text:p>
          </table:table-cell>
          <table:table-cell office:value-type="string">
            <text:p>Datteln im Palmblattkörbchen, mit Erdnüssen gefüllt | 250 g Pkg.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50">
            <text:p>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7</text:p>
          </table:table-cell>
          <table:table-cell office:value-type="string">
            <text:p>Datteln kernlos | 150 g Pkg.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l210130</text:p>
          </table:table-cell>
          <table:table-cell office:value-type="string">
            <text:p>Datteln, Sorte Medjool "King of Dates", von palästin. Aufbauprojekten im Gazastreifen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79">
            <text:p>2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7</text:p>
          </table:table-cell>
          <table:table-cell office:value-type="string">
            <text:p>Dörrpflaumen gefüllt mit Walnusskern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5</text:p>
          </table:table-cell>
          <table:table-cell office:value-type="string">
            <text:p>Grüne Khorog Rosinen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56</text:p>
          </table:table-cell>
          <table:table-cell office:value-type="string">
            <text:p>Grüne Mangos, getrocknet, ungeschwefelt, mit Rohrzucker gesüßt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2</text:p>
          </table:table-cell>
          <table:table-cell office:value-type="string">
            <text:p>Honigmelone „Golden Kavun“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54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114005</text:p>
          </table:table-cell>
          <table:table-cell office:value-type="string">
            <text:p>Ingwerwürfel, exotisch-scharf, gezuckert | 25 g Karton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2776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0">
            <text:p>1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30</text:p>
          </table:table-cell>
          <table:table-cell office:value-type="string">
            <text:p>Mango Amelia, ungeschwefelt, ungesüßt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79">
            <text:p>2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1</text:p>
          </table:table-cell>
          <table:table-cell office:value-type="string">
            <text:p>Mango Geleewürfel, tropisch-fruchtig | 100g<text:s text:c="2"/>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., Para.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9000</text:p>
          </table:table-cell>
          <table:table-cell office:value-type="string">
            <text:p>Mango Schnitze in Sirup | 225g Glas</text:p>
          </table:table-cell>
          <table:table-cell/>
          <table:table-cell office:value-type="float" office:value="0.225">
            <text:p>0,2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59">
            <text:p>3,5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10</text:p>
          </table:table-cell>
          <table:table-cell office:value-type="string">
            <text:p>Mango ungezuckert, getrocknete Streifen, kba, 100g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27</text:p>
          </table:table-cell>
          <table:table-cell office:value-type="string">
            <text:p>Mango-Kokos-Bällchen, leicht geschwefelt, tropisch-fruchtig | 100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532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00</text:p>
          </table:table-cell>
          <table:table-cell office:value-type="string">
            <text:p>Mangos leicht gesüßt, getrocknete Streifen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00</text:p>
          </table:table-cell>
          <table:table-cell office:value-type="string">
            <text:p>Mangos, getrocknet "Aktion Schutzengel", mit Rohrzucker gesüßt, tropisch-fruchtig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0038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30</text:p>
          </table:table-cell>
          <table:table-cell office:value-type="string">
            <text:p>Mangos, getrocknet, ohne Zucker, ungeschwefelt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5127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.20">
            <text:p>3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40801</text:p>
          </table:table-cell>
          <table:table-cell office:value-type="string">
            <text:p>Mangos, ungeschwefelt, gesüßt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10</text:p>
          </table:table-cell>
          <table:table-cell office:value-type="string">
            <text:p>Papaya leicht gesüßt, getrocknet, Würfel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30</text:p>
          </table:table-cell>
          <table:table-cell office:value-type="string">
            <text:p>Papaya ungezuckert, getrocknete Streifen, kbA, 100g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e514003</text:p>
          </table:table-cell>
          <table:table-cell office:value-type="string">
            <text:p>Physalis, getrocknet, erfrischend-süß | 75 g Karton</text:p>
          </table:table-cell>
          <table:table-cell/>
          <table:table-cell office:value-type="float" office:value="0.075">
            <text:p>0,0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6</text:p>
          </table:table-cell>
          <table:table-cell office:value-type="string">
            <text:p>Ringlotten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555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ch110201</text:p>
          </table:table-cell>
          <table:table-cell office:value-type="string">
            <text:p>Rosinen, Thompson Seedless, sonnengetrocknet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19</text:p>
          </table:table-cell>
          <table:table-cell office:value-type="string">
            <text:p>Rosinen, ungeschwefelt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068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4</text:p>
          </table:table-cell>
          <table:table-cell office:value-type="string">
            <text:p>Schwarze Buchara Rosinen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1</text:p>
          </table:table-cell>
          <table:table-cell office:value-type="string">
            <text:p>Wassermelone „Sweet Sun“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89">
            <text:p>2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8</text:p>
          </table:table-cell>
          <table:table-cell office:value-type="string">
            <text:p>Wilde Aprikosen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559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6</text:p>
          </table:table-cell>
          <table:table-cell office:value-type="string">
            <text:p>Bengali Curry, Weiße Schokolade mit Ananas und Rosa Pfeffer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27</text:p>
          </table:table-cell>
          <table:table-cell office:value-type="string">
            <text:p>Cacao Nibs 70%, Bitterschokolade mit 70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29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2</text:p>
          </table:table-cell>
          <table:table-cell office:value-type="string">
            <text:p>Café Blanc, Weiße Bio Schokolade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8580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0</text:p>
          </table:table-cell>
          <table:table-cell office:value-type="string">
            <text:p>Cardamom, Vollmilch mit Würze von Cardamom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857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9</text:p>
          </table:table-cell>
          <table:table-cell office:value-type="string">
            <text:p>Espresso Caramel, Vollmilch mit Caramelcrisp und Espressosplittern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8574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1</text:p>
          </table:table-cell>
          <table:table-cell office:value-type="string">
            <text:p>Fleur de Sel, Vollmilch mit Fleur de Se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857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7</text:p>
          </table:table-cell>
          <table:table-cell office:value-type="string">
            <text:p>Garam Masala, Vollmilch mit Kokos und orientalischen Gewürzen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57</text:p>
          </table:table-cell>
          <table:table-cell office:value-type="string">
            <text:p>Genuß Pur, Mascobado Vollmilchschokolade | 10 g Tafel</text:p>
          </table:table-cell>
          <table:table-cell/>
          <table:table-cell office:value-type="float" office:value="0.01">
            <text:p>0,0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9</text:p>
          </table:table-cell>
          <table:table-cell office:value-type="string">
            <text:p>Grand Noir Edelbitter 85%, Bitterschokolade mit 85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6637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7</text:p>
          </table:table-cell>
          <table:table-cell office:value-type="string">
            <text:p>Grand Noir Feinherb 55%, Zartbitterschokolade mit 55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663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60</text:p>
          </table:table-cell>
          <table:table-cell office:value-type="string">
            <text:p>Grand Noir Zarte Bitter 70%, Bitterschokolade mit 70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6639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8</text:p>
          </table:table-cell>
          <table:table-cell office:value-type="string">
            <text:p>Grand Noir Zarte Bitter Orange 70%, Bitterschokolade mit 70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6635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4</text:p>
          </table:table-cell>
          <table:table-cell office:value-type="string">
            <text:p>Lait 30% Vollmilchschokolade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39</text:p>
          </table:table-cell>
          <table:table-cell office:value-type="string">
            <text:p>Mandel Orange, Zartbitter mit Mandeln und Orangenstückchen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533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0</text:p>
          </table:table-cell>
          <table:table-cell office:value-type="string">
            <text:p>Mascao BIO "Cappuccino" Pralinenschokol.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3</text:p>
          </table:table-cell>
          <table:table-cell office:value-type="string">
            <text:p>Mascao BIO "Kokos" Kokosschokolade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76101481946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3</text:p>
          </table:table-cell>
          <table:table-cell office:value-type="string">
            <text:p>Mascao BIO "Mandelkrokant", Weiße Schokolade mit Mandelkrokant | 80 g Tafel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0</text:p>
          </table:table-cell>
          <table:table-cell office:value-type="string">
            <text:p>Mascao BIO "Noir Orange", Dunkle Schokolade mit kandierten Orangen | 80 g Tafel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150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2</text:p>
          </table:table-cell>
          <table:table-cell office:value-type="string">
            <text:p>Mascao BIO "Noir" Edelbitter-Schokolade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2</text:p>
          </table:table-cell>
          <table:table-cell office:value-type="string">
            <text:p>Mascao BIO "Zartbitter Kakaobohne", Zartbittersch. mit Kakaobohnensplittern | 80 g Tafel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0</text:p>
          </table:table-cell>
          <table:table-cell office:value-type="string">
            <text:p>Mascao BIO Vollmilchschokolade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761014818912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.40">
            <text:p>2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7</text:p>
          </table:table-cell>
          <table:table-cell office:value-type="string">
            <text:p>Mascao Vollmilchschokolade, mit Karamellnougat und Meersalz | 80 g Tafel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6</text:p>
          </table:table-cell>
          <table:table-cell office:value-type="string">
            <text:p>Mascao Zartbitterschokolade, mit Zitronencrisp und schwarzem Pfeffer | 80 g Tafel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7392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40">
            <text:p>2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9</text:p>
          </table:table-cell>
          <table:table-cell office:value-type="string">
            <text:p>Mascobado, Vollmilch Schokolade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0</text:p>
          </table:table-cell>
          <table:table-cell office:value-type="string">
            <text:p>Mascobado, Weiße Schokolade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965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8</text:p>
          </table:table-cell>
          <table:table-cell office:value-type="string">
            <text:p>Mini Bio Noir Orange, Mini-Täfelchen Zartbitter, 70% Cacao | 100x3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7</text:p>
          </table:table-cell>
          <table:table-cell office:value-type="string">
            <text:p>Mini Bio Vollmilch, Mini-Täfelchen, 38% Cacao | 100x3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1</text:p>
          </table:table-cell>
          <table:table-cell office:value-type="string">
            <text:p>NOIR 70% PERU , (Zartbitter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5</text:p>
          </table:table-cell>
          <table:table-cell office:value-type="string">
            <text:p>Noir 72% Zartbitterschokolade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6</text:p>
          </table:table-cell>
          <table:table-cell office:value-type="string">
            <text:p>NOIR QUINOA , (Zartbitter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45163206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20">
            <text:p>2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, Elfenbeinküste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4</text:p>
          </table:table-cell>
          <table:table-cell office:value-type="string">
            <text:p>Noir Salzkaramellsplitter, (Zartbitter-Schokolade)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, Haiti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3</text:p>
          </table:table-cell>
          <table:table-cell office:value-type="string">
            <text:p>Noir Schokolade 80%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2</text:p>
          </table:table-cell>
          <table:table-cell office:value-type="string">
            <text:p>Noir Schokolade mit Kaffee Mandel , (Zartbitter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, Haiti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2</text:p>
          </table:table-cell>
          <table:table-cell office:value-type="string">
            <text:p>Noir Schokolade mit Kakao Splittern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, Elfenbeinküste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10</text:p>
          </table:table-cell>
          <table:table-cell office:value-type="string">
            <text:p>Sahne Noisette, 18% Haselnuß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49">
            <text:p>1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, Costa Rica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3</text:p>
          </table:table-cell>
          <table:table-cell office:value-type="string">
            <text:p>Sao Tomé 95%, Bitterschokolade mit 95% Kakaoanteil | 80 g Tafel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29">
            <text:p>2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2</text:p>
          </table:table-cell>
          <table:table-cell office:value-type="string">
            <text:p>Schokolade Haselnuß vegan, mit Kakao und gehackten Haselnüssen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966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dwp</text:p>
          </table:table-cell>
          <table:table-cell office:value-type="string">
            <text:p>rph814029</text:p>
          </table:table-cell>
          <table:table-cell office:value-type="string">
            <text:p>Schokolade mit Mangostückchen von Preda | 100g Tafel</text:p>
          </table:table-cell>
          <table:table-cell office:value-type="string">
            <text:p>Schoko m. Mangostück.</text:p>
          </table:table-cell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.60">
            <text:p>2,6</text:p>
          </table:table-cell>
          <table:table-cell office:value-type="float" office:value="2.59">
            <text:p>2,59</text:p>
          </table:table-cell>
          <table:table-cell table:number-columns-repeated="2"/>
          <table:table-cell office:value-type="string">
            <text:p>Nein</text:p>
          </table:table-cell>
          <table:table-cell office:value-type="string">
            <text:p>Philippinen u.a.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1</text:p>
          </table:table-cell>
          <table:table-cell office:value-type="string">
            <text:p>Schokolade Pur 44% vegan, mit Kakao und Haselnußmark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9665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02</text:p>
          </table:table-cell>
          <table:table-cell office:value-type="string">
            <text:p>Schutzengel Schokolade, feine Vollmilch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39">
            <text:p>1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, Costa Rica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1</text:p>
          </table:table-cell>
          <table:table-cell office:value-type="string">
            <text:p>Varadero Negro, Zartbitterschokolade mit Rum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2</text:p>
          </table:table-cell>
          <table:table-cell office:value-type="string">
            <text:p>Vollmilch Caramel Salz, feine Vollmilch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8444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1</text:p>
          </table:table-cell>
          <table:table-cell office:value-type="string">
            <text:p>VOLLMILCH CASHEWNUSS, (Vollmilch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Länder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5</text:p>
          </table:table-cell>
          <table:table-cell office:value-type="string">
            <text:p>Vollmilch Haselnuß, Bio Schokolade Vollmilch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8566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4</text:p>
          </table:table-cell>
          <table:table-cell office:value-type="string">
            <text:p>VOLLMILCH KAFFEE ZIMT , (Vollmilch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Länder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3</text:p>
          </table:table-cell>
          <table:table-cell office:value-type="string">
            <text:p>VOLLMILCH KOKOS , (Vollmilch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45163203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20">
            <text:p>2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Länder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9</text:p>
          </table:table-cell>
          <table:table-cell office:value-type="string">
            <text:p>VOLLMILCH LEINSAMEN INGWER , (Vollmilch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Länder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4</text:p>
          </table:table-cell>
          <table:table-cell office:value-type="string">
            <text:p>Vollmilch Mandel, Bio Schokolade Vollmilch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856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10</text:p>
          </table:table-cell>
          <table:table-cell office:value-type="string">
            <text:p>Vollmilch Noisette Krokant (Vollmilch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Länder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0</text:p>
          </table:table-cell>
          <table:table-cell office:value-type="string">
            <text:p>Vollmilch Praliné, mit Haselnuß-Nougatfüllun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1514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2</text:p>
          </table:table-cell>
          <table:table-cell office:value-type="string">
            <text:p>Vollmilch pur, Bio Schokolade 37% Cacao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8560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8</text:p>
          </table:table-cell>
          <table:table-cell office:value-type="string">
            <text:p>Vollmilch Schokolade mit Puffreis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45163208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.20">
            <text:p>2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Länder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</text:p>
          </table:table-cell>
          <table:table-cell office:value-type="string">
            <text:p>Vollmilch, 33% Cacao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49">
            <text:p>1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, Costa Rica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2</text:p>
          </table:table-cell>
          <table:table-cell office:value-type="string">
            <text:p>Vollmilchschokolade Kaffee &amp; Zimt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1</text:p>
          </table:table-cell>
          <table:table-cell office:value-type="string">
            <text:p>Vollmilchschokolade Sesam &amp; Ingwer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5</text:p>
          </table:table-cell>
          <table:table-cell office:value-type="string">
            <text:p>Weiße Erdbeere, weiße Joghurt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8447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4</text:p>
          </table:table-cell>
          <table:table-cell office:value-type="string">
            <text:p>Weiße Mango Kokos, weiße Joghurt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8446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3</text:p>
          </table:table-cell>
          <table:table-cell office:value-type="string">
            <text:p>Weiße Zitrone Pfeffer, weiße Joghurt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8445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1</text:p>
          </table:table-cell>
          <table:table-cell office:value-type="string">
            <text:p>Weisse Vanille, mit Bourbon Vanille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49">
            <text:p>1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, Costa Rica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3</text:p>
          </table:table-cell>
          <table:table-cell office:value-type="string">
            <text:p>Zartbitter mild, Bio Schokolade 60% Cacao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9">
            <text:p>1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0</text:p>
          </table:table-cell>
          <table:table-cell office:value-type="string">
            <text:p>Zartbitterschokolade Grüner Tee &amp; Minze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1</text:p>
          </table:table-cell>
          <table:table-cell office:value-type="string">
            <text:p>Zartbitterschokolade, 70% Kakao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8443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8</text:p>
          </table:table-cell>
          <table:table-cell office:value-type="string">
            <text:p>Zarte Bitter Marzipan, mit Kirschlikör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9663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9</text:p>
          </table:table-cell>
          <table:table-cell office:value-type="string">
            <text:p>Zarte Bitter Marzipan, mit Orangenlikör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966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19</text:p>
          </table:table-cell>
          <table:table-cell office:value-type="string">
            <text:p>Zarte Bitter Minze, mit Minzcremefüllun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149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63</text:p>
          </table:table-cell>
          <table:table-cell office:value-type="string">
            <text:p>Zarte Bitter, 70% Cacao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49">
            <text:p>1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, Costa Rica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61814</text:p>
          </table:table-cell>
          <table:table-cell office:value-type="string">
            <text:p>Coco &amp; Rice VEGAN, Vollmilch mit Kokosraspeln und Reisdrink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9816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ao Tomé/, Dom.Rep./Sri, Lanka/Parag.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52</text:p>
          </table:table-cell>
          <table:table-cell office:value-type="string">
            <text:p>Fairetta Black &amp; White, feine Joghurt- und Vollmilchschokolade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, Costa Rica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69</text:p>
          </table:table-cell>
          <table:table-cell office:value-type="string">
            <text:p>Fairetta Ingwer Zartbitter, Kandierte Ingwerstückchen in Zartbitter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699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ao Tomé/, Dom. Rep./, Paraguay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49</text:p>
          </table:table-cell>
          <table:table-cell office:value-type="string">
            <text:p>Fairetta Krokant Vollmilch, Honig-Mandelkrokant in Vollmilchschokol.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565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06</text:p>
          </table:table-cell>
          <table:table-cell office:value-type="string">
            <text:p>Fairetta Quinua Crisp, Quinua-Crisp in Vollmilchschokolade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0850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80</text:p>
          </table:table-cell>
          <table:table-cell office:value-type="string">
            <text:p>Fairetta Weiße Crisp, Reis-Crispies in weißer Schokolade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9866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1</text:p>
          </table:table-cell>
          <table:table-cell office:value-type="string">
            <text:p>Getreide-Crisp Schokoriegel, kbA | 33 g Riegel</text:p>
          </table:table-cell>
          <table:table-cell/>
          <table:table-cell office:value-type="float" office:value="0.033">
            <text:p>0,03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69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40">
            <text:p>1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0</text:p>
          </table:table-cell>
          <table:table-cell office:value-type="string">
            <text:p>Mango-Kokos Schokoriegel, kbA | 33 g Riegel</text:p>
          </table:table-cell>
          <table:table-cell/>
          <table:table-cell office:value-type="float" office:value="0.033">
            <text:p>0,03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692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40">
            <text:p>1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0</text:p>
          </table:table-cell>
          <table:table-cell office:value-type="string">
            <text:p>milk &amp; creamy Kids, Vollmilch gefüllt mit Milch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698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ao Tomé/, Dom. Rep./, Parag./Ghana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1</text:p>
          </table:table-cell>
          <table:table-cell office:value-type="string">
            <text:p>milk &amp; creamy Kokos, Vollmilch gefüllt mit Kokos-Milch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692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ao Tomé/, Dom. Rep./, Parag./Ghana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2</text:p>
          </table:table-cell>
          <table:table-cell office:value-type="string">
            <text:p>milk &amp; fruity Himbeere, Vollmilch gefüllt mit Himbeer-Joghurt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693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ao Tomé/, Dom. Rep./, Parag./Ghana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90</text:p>
          </table:table-cell>
          <table:table-cell office:value-type="string">
            <text:p>milk &amp; fruity Lemon, Vollmilch gefüllt mit Lemon-Joghurt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7603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ao Tomé/, Dom. Rep./, Paraguay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6</text:p>
          </table:table-cell>
          <table:table-cell office:value-type="string">
            <text:p>Praliné Espresso Riegel, Zartbitter mit Espresso-Milchcreme | 37,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697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ao Tomé/, Dom. Rep./, Paraguay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5</text:p>
          </table:table-cell>
          <table:table-cell office:value-type="string">
            <text:p>Praliné Macchiato Riegel, Weiße und VM mit Espresso-Milchcreme | 37,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696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ao Tomé/, Dom. Rep./, Paraguay</text:p>
          </table:table-cell>
          <table:table-cell/>
        </table:table-row>
        <table:table-row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4</text:p>
          </table:table-cell>
          <table:table-cell office:value-type="string">
            <text:p>Praliné Noisette Riegel, Weiße und Vollmilch mit Nougatfüllung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ao Tomé/, Dom. Rep./, Paraguay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12</text:p>
          </table:table-cell>
          <table:table-cell office:value-type="string">
            <text:p>Bio Barrita Sesamriegel | 20 g Rieg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0788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0">
            <text:p>0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agua, Nicaragua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bf210416</text:p>
          </table:table-cell>
          <table:table-cell office:value-type="string">
            <text:p>Cashewriegel, kbA | 30 g Rieg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828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id610408</text:p>
          </table:table-cell>
          <table:table-cell office:value-type="string">
            <text:p>Erdnußriegel | 30 g Rieg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3918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0">
            <text:p>0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200</text:p>
          </table:table-cell>
          <table:table-cell office:value-type="string">
            <text:p>Fruchtriegel Ananas-Cashew, kbA, 40g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4963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400</text:p>
          </table:table-cell>
          <table:table-cell office:value-type="string">
            <text:p>Fruchtriegel Exotic, mit Grünem Tee und Mango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3</text:p>
          </table:table-cell>
          <table:table-cell office:value-type="string">
            <text:p>Fruchtriegel Fruchtbar Mango-Apfel-Cashew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2</text:p>
          </table:table-cell>
          <table:table-cell office:value-type="string">
            <text:p>Fruchtriegel Fruchtbar Mango-Paranuss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300</text:p>
          </table:table-cell>
          <table:table-cell office:value-type="string">
            <text:p>Fruchtriegel Guarana-Power, kbA, 40g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5016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100</text:p>
          </table:table-cell>
          <table:table-cell office:value-type="string">
            <text:p>Fruchtriegel Mango-Banane, kbA, 40g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496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erun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5</text:p>
          </table:table-cell>
          <table:table-cell office:value-type="string">
            <text:p>Fruit Power Enérgico, Fruchtschnitte mit Ananas, Banane u. Cashew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4</text:p>
          </table:table-cell>
          <table:table-cell office:value-type="string">
            <text:p>Fruit Power Erdbeer, Fruchtriegel mit Erdbeeren u. Mandeln | 30 g Rieg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6</text:p>
          </table:table-cell>
          <table:table-cell office:value-type="string">
            <text:p>Fruit Power Exótico, Fruchtschnitte mit Mango, Cashew u. Rosinen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2</text:p>
          </table:table-cell>
          <table:table-cell office:value-type="string">
            <text:p>Fruit Power Maracuja, Fruchtriegel mit Cashew | 30 g Rieg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3</text:p>
          </table:table-cell>
          <table:table-cell office:value-type="string">
            <text:p>Fruit Power Orange, Fruchtriegel mit Mandeln | 30 g Rieg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00</text:p>
          </table:table-cell>
          <table:table-cell office:value-type="string">
            <text:p>Honig-Nussriegel mit Rosinen Riegel à 25 g, kbA<text:s text:c="2"/>| 25 g Riegel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10</text:p>
          </table:table-cell>
          <table:table-cell office:value-type="string">
            <text:p>Mandelriegel Riegel à 30 g, kbA<text:s text:c="2"/>| 30 g Rieg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py310100</text:p>
          </table:table-cell>
          <table:table-cell office:value-type="string">
            <text:p>Sesamriegel mit Honig, 2 St., kbA | 30 g Rieg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9">
            <text:p>0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1</text:p>
          </table:table-cell>
          <table:table-cell office:value-type="string">
            <text:p>Sesamriegel mit Honig, 3 Riegel á 9g | 27 g Riegel</text:p>
          </table:table-cell>
          <table:table-cell/>
          <table:table-cell office:value-type="float" office:value="0.027">
            <text:p>0,02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2</text:p>
          </table:table-cell>
          <table:table-cell office:value-type="string">
            <text:p>Sesamriegel mit Orange, 3 Riegel á 9g | 27 g Riegel</text:p>
          </table:table-cell>
          <table:table-cell/>
          <table:table-cell office:value-type="float" office:value="0.027">
            <text:p>0,027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990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0">
            <text:p>0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4</text:p>
          </table:table-cell>
          <table:table-cell office:value-type="string">
            <text:p>Sesamriegel mit Orange, Schwarzkümmel, Honig, 5x3 Riegel á 9g | 135g Box</text:p>
          </table:table-cell>
          <table:table-cell/>
          <table:table-cell office:value-type="float" office:value="0.135">
            <text:p>0,13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3</text:p>
          </table:table-cell>
          <table:table-cell office:value-type="string">
            <text:p>Sesamriegel mit Schwarzkümmel, 3 Riegel á 9g | 27 g Riegel</text:p>
          </table:table-cell>
          <table:table-cell/>
          <table:table-cell office:value-type="float" office:value="0.027">
            <text:p>0,027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9903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0">
            <text:p>0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gypten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3</text:p>
          </table:table-cell>
          <table:table-cell office:value-type="string">
            <text:p>Bio Honig Cashew Cookies, mit Cashewkernen und Honig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4</text:p>
          </table:table-cell>
          <table:table-cell office:value-type="string">
            <text:p>Bio Reiswaffeln natur, mit Jasminreis &amp; Meersalz | 90 g Pkg.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1776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hailand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4</text:p>
          </table:table-cell>
          <table:table-cell office:value-type="string">
            <text:p>Bio Schoko Cookies, mit feinherben Schokostückchen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78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5</text:p>
          </table:table-cell>
          <table:table-cell office:value-type="string">
            <text:p>Bio-Doblito, Quinua-Doppelkeks mit Kakaocremefüllung | 85 g Pkg.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6004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1</text:p>
          </table:table-cell>
          <table:table-cell office:value-type="string">
            <text:p>Crossita Doppelpack, gefüllte Waffelschnitte<text:s text:c="2"/>mit Cashewkernen | 2x20g Pkg.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5875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l010200</text:p>
          </table:table-cell>
          <table:table-cell office:value-type="string">
            <text:p>Dinkel-Kokos-Gebäck | 150g Pkg.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51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0</text:p>
          </table:table-cell>
          <table:table-cell office:value-type="string">
            <text:p>Dinkel-Quinoa-Gebäck Kaffee | 150g Box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322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 u.a.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2</text:p>
          </table:table-cell>
          <table:table-cell office:value-type="string">
            <text:p>Dinkel-Quinoa-Gebäck Paranüsse Kakao | 150g Box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322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 u.a.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1</text:p>
          </table:table-cell>
          <table:table-cell office:value-type="string">
            <text:p>Dinkel-Quinoa-Gebäck Paranüsse | 150g Box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 u.a.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4</text:p>
          </table:table-cell>
          <table:table-cell office:value-type="string">
            <text:p>Dinkel-Quinoa-Gebäck Schoko Orange | 150g Box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322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 u.a.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70</text:p>
          </table:table-cell>
          <table:table-cell office:value-type="string">
            <text:p>Guiro Snack, 2 Kekse mit Kakaocreme-Füllung | 30g Pkg.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1622587149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0">
            <text:p>0,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19</text:p>
          </table:table-cell>
          <table:table-cell office:value-type="string">
            <text:p>Italienische Biscotti m. Schokostückchen | 300 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1622588007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80">
            <text:p>2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2</text:p>
          </table:table-cell>
          <table:table-cell office:value-type="string">
            <text:p>Italienische Biscotti, Kekse mit Honig und Cashewnüssen | 300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5939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5</text:p>
          </table:table-cell>
          <table:table-cell office:value-type="string">
            <text:p>Italienische Biscotti, Kekse mit Kakao und Cashewnüssen | 300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0100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01877</text:p>
          </table:table-cell>
          <table:table-cell office:value-type="string">
            <text:p>Karamellgebäck, 200x5,5g Portionspäckchen | 1100g Karton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.98">
            <text:p>14,9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2</text:p>
          </table:table-cell>
          <table:table-cell office:value-type="string">
            <text:p>Kekse mit Getreideflocken und Mandeln, Frollini ai Cereali con Mandorle | 300 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6</text:p>
          </table:table-cell>
          <table:table-cell office:value-type="string">
            <text:p>Kokos-Reis-Kringel, Mürbegebäck mit Kokos und Reis | 125 g Tüt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8</text:p>
          </table:table-cell>
          <table:table-cell office:value-type="string">
            <text:p>Marmor-Dinkel-Knusperchen, Mürbegebäck mit Dinkel und Kakaopulver | 125 g Tüt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447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7</text:p>
          </table:table-cell>
          <table:table-cell office:value-type="string">
            <text:p>Mascobado-Lemon-Herzen, Mürbegebäck mit Vollrohrzucker und Zitronenöl | 125 g Tüt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49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dwp</text:p>
          </table:table-cell>
          <table:table-cell office:value-type="string">
            <text:p>rfb418020</text:p>
          </table:table-cell>
          <table:table-cell office:value-type="string">
            <text:p>Neapolitaner, Waffeln mit Schokoladencreme | 40 g Pkg.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8836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a510400</text:p>
          </table:table-cell>
          <table:table-cell office:value-type="string">
            <text:p>Nougattaler, 15 Mürbekekse mit Nougatstückchen | 140 g Pkg.</text:p>
          </table:table-cell>
          <table:table-cell/>
          <table:table-cell office:value-type="float" office:value="0.14">
            <text:p>0,1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62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1</text:p>
          </table:table-cell>
          <table:table-cell office:value-type="string">
            <text:p>Orangenkekse mit Kakaosplittern, Frollini all'Arancia con Fave di Cacao | 300 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9</text:p>
          </table:table-cell>
          <table:table-cell office:value-type="string">
            <text:p>Reis-Nuß-Blümchen, Mürbegebäck mit Reis und Paranüssen | 125 g Tüt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5</text:p>
          </table:table-cell>
          <table:table-cell office:value-type="string">
            <text:p>Schoko-Orangentaler, Mürbegebäck mit Vollrohrzucker und Quinua | 125 g Tüt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595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1</text:p>
          </table:table-cell>
          <table:table-cell office:value-type="string">
            <text:p>Waffelgeback, mit Cashewkernen in Vollmilch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2</text:p>
          </table:table-cell>
          <table:table-cell office:value-type="string">
            <text:p>Waffelgeback, mit Cashewkernen in weißer 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1</text:p>
          </table:table-cell>
          <table:table-cell office:value-type="string">
            <text:p>"Cubita Negro", Kaffeelikörkugeln | 100g Box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33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 u.a.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0</text:p>
          </table:table-cell>
          <table:table-cell office:value-type="string">
            <text:p>"Varadero Negro", Schoko-Rumkugeln | 100g Box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330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 u.a.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9</text:p>
          </table:table-cell>
          <table:table-cell office:value-type="string">
            <text:p>Baci di Dama – italienisches Haselnußgebäck mit Schokoladencremefüllung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3</text:p>
          </table:table-cell>
          <table:table-cell office:value-type="string">
            <text:p>Bio Joghurt–Cashewnüsse, Cashewkerne in Joghurt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1</text:p>
          </table:table-cell>
          <table:table-cell office:value-type="string">
            <text:p>Bio Schoko Espressobohnen, in Vollmilch-, Bitter- u. Weißer 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66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0</text:p>
          </table:table-cell>
          <table:table-cell office:value-type="string">
            <text:p>Bio Schoko Knusperkugeln, in Weißer und Vollmilch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660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7</text:p>
          </table:table-cell>
          <table:table-cell office:value-type="string">
            <text:p>Bio Schoko Kokosstäbchen, feine Kokosstäbchen in Vollmilchschokol.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2</text:p>
          </table:table-cell>
          <table:table-cell office:value-type="string">
            <text:p>Bio Schoko Noir Paranüsse, Paranüsse in Bitter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66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55</text:p>
          </table:table-cell>
          <table:table-cell office:value-type="string">
            <text:p>Bio Schoko-Crispies, Vollmilchschokolade mit Reis-Quinua Crispies | 100g Packung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69">
            <text:p>2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 u.a.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6</text:p>
          </table:table-cell>
          <table:table-cell office:value-type="string">
            <text:p>Cappuccino, Schoko Confiserie Bio Riegel | 35g Riegel</text:p>
          </table:table-cell>
          <table:table-cell/>
          <table:table-cell office:value-type="float" office:value="0.035">
            <text:p>0,03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1</text:p>
          </table:table-cell>
          <table:table-cell office:value-type="string">
            <text:p>Chili Nuts, Schoko-Paranüsse mit Zartbitterschokolade | 125g Box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 u.a.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me818001</text:p>
          </table:table-cell>
          <table:table-cell office:value-type="string">
            <text:p>Coffee Beans "Espresso", geröstete Kaffeebohhnen mit Zartbittterschokolade | 25 g Karton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2777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0">
            <text:p>1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0</text:p>
          </table:table-cell>
          <table:table-cell office:value-type="string">
            <text:p>Crunchy Nuts, Schokolierte Paranüsse mit Zartbitter-, Vollmilch- und weißer Schokolade | 125g Box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 u.a.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id610104</text:p>
          </table:table-cell>
          <table:table-cell office:value-type="string">
            <text:p>e&amp;p's, bunte Schoko-Erdnüsse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3353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 u.a.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1848</text:p>
          </table:table-cell>
          <table:table-cell office:value-type="string">
            <text:p>Edle Schoko Mangos, Mangostücke in Vollmilch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583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 u.a.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5</text:p>
          </table:table-cell>
          <table:table-cell office:value-type="string">
            <text:p>Feine Schoko Rosinen, in Vollmilch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 u.a.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h814028</text:p>
          </table:table-cell>
          <table:table-cell office:value-type="string">
            <text:p>Grüne Mangos In Edelbitterschokolade | 100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do010300</text:p>
          </table:table-cell>
          <table:table-cell office:value-type="string">
            <text:p>Karamelisierte Kakaobohnen, ganz, geröstet | 100g Box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4150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80">
            <text:p>3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514001</text:p>
          </table:table-cell>
          <table:table-cell office:value-type="string">
            <text:p>Kürbiskerne in Vollmilchschokolade | 100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7</text:p>
          </table:table-cell>
          <table:table-cell office:value-type="string">
            <text:p>Latte Macchiato, Schoko Confiserie Bio Riegel | 35g Riegel</text:p>
          </table:table-cell>
          <table:table-cell/>
          <table:table-cell office:value-type="float" office:value="0.035">
            <text:p>0,03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171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600</text:p>
          </table:table-cell>
          <table:table-cell office:value-type="string">
            <text:p>Nougatbox Schokolade, Cranberry Nougat in Zartbitter &amp; Mandelnougat in Vollmilchschokolade, 14 Stk. à 14g<text:s text:c="2"/>| 196 g Schachtel</text:p>
          </table:table-cell>
          <table:table-cell/>
          <table:table-cell office:value-type="float" office:value="0.196">
            <text:p>0,19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9277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500</text:p>
          </table:table-cell>
          <table:table-cell office:value-type="string">
            <text:p>Nougatbox, Mandelnougat &amp; Cranberry-Mandelnougat, 14 Stk. à 14g<text:s text:c="2"/>| 196 g Schachtel</text:p>
          </table:table-cell>
          <table:table-cell/>
          <table:table-cell office:value-type="float" office:value="0.196">
            <text:p>0,19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9278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8</text:p>
          </table:table-cell>
          <table:table-cell office:value-type="string">
            <text:p>Nougatherzen, Vollmilchschokolade und Nougatcreme | 90 g Packung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8</text:p>
          </table:table-cell>
          <table:table-cell office:value-type="string">
            <text:p>Nougatini, italienische Nougat-Pralinen | 135g Schachtel</text:p>
          </table:table-cell>
          <table:table-cell/>
          <table:table-cell office:value-type="float" office:value="0.135">
            <text:p>0,13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09">
            <text:p>5,0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e414001</text:p>
          </table:table-cell>
          <table:table-cell office:value-type="string">
            <text:p>Physalis in Edelbitterschokolade | 100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23</text:p>
          </table:table-cell>
          <table:table-cell office:value-type="string">
            <text:p>Quadratini – ital. Nougat m. Haselnüssen aus dem Piemont | 110 g Schachtel</text:p>
          </table:table-cell>
          <table:table-cell/>
          <table:table-cell office:value-type="float" office:value="0.11">
            <text:p>0,1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39">
            <text:p>5,3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6</text:p>
          </table:table-cell>
          <table:table-cell office:value-type="string">
            <text:p>Sahne-Kakao Mandeln, Mandeln in feiner Noisette-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666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 u.a.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4</text:p>
          </table:table-cell>
          <table:table-cell office:value-type="string">
            <text:p>Schoko Likörkugeln, Kaffee- u. Eierlikör in VM u. weißer Sch.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664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h110100</text:p>
          </table:table-cell>
          <table:table-cell office:value-type="string">
            <text:p>Schoko-Rosinen 125 g, in Zartbitter-, Vollmilch- u. Weißer Schokol. | 125g Box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 u.a.</text:p>
          </table:table-cell>
          <table:table-cell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a014004</text:p>
          </table:table-cell>
          <table:table-cell office:value-type="string">
            <text:p>Schokolinsen, bunt und lecker, glutenfrei | 37 g Karton</text:p>
          </table:table-cell>
          <table:table-cell/>
          <table:table-cell office:value-type="float" office:value="0.037">
            <text:p>0,037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7795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0">
            <text:p>1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6</text:p>
          </table:table-cell>
          <table:table-cell office:value-type="string">
            <text:p>Tartufi – italienische Schokoladentrüffel -, Edelbitter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627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0">
            <text:p>5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9</text:p>
          </table:table-cell>
          <table:table-cell office:value-type="string">
            <text:p>Tartufi – italienische Schokoladentrüffel -, Espresso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883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0">
            <text:p>5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3</text:p>
          </table:table-cell>
          <table:table-cell office:value-type="string">
            <text:p>Tartufi – italienische Schokoladentrüffel -, Kirsche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780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0">
            <text:p>5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4</text:p>
          </table:table-cell>
          <table:table-cell office:value-type="string">
            <text:p>Tartufi – italienische Schokoladentrüffel -, Straciatella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807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0">
            <text:p>5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5</text:p>
          </table:table-cell>
          <table:table-cell office:value-type="string">
            <text:p>Tartufi – italienische Schokoladentrüffel -, Vollmilch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627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0">
            <text:p>5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7</text:p>
          </table:table-cell>
          <table:table-cell office:value-type="string">
            <text:p>Tartufi – italienische Schokoladentrüffel -, weiße Schokolade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0">
            <text:p>5,2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3</text:p>
          </table:table-cell>
          <table:table-cell office:value-type="string">
            <text:p>Torroncini – italienischer, weißer Nougat, mit Mandeln und Pistazien | 150 g Schach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89">
            <text:p>5,8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l214002</text:p>
          </table:table-cell>
          <table:table-cell office:value-type="string">
            <text:p>Zuckermandeln aus Palästina | 75 g Pkg.</text:p>
          </table:table-cell>
          <table:table-cell/>
          <table:table-cell office:value-type="float" office:value="0.075">
            <text:p>0,0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70">
            <text:p>2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ml510201</text:p>
          </table:table-cell>
          <table:table-cell office:value-type="string">
            <text:p>Borneo Jellies Ingwer, Gelee-Bonbons | 80 g Beutel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69">
            <text:p>1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alysia</text:p>
          </table:table-cell>
          <table:table-cell/>
        </table:table-row>
        <table:table-row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6</text:p>
          </table:table-cell>
          <table:table-cell office:value-type="string">
            <text:p>Honig-Anis Bonbons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4928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.50">
            <text:p>1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osta Rica, Guatemala</text:p>
          </table:table-cell>
          <table:table-cell/>
        </table:table-row>
        <table:table-row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12</text:p>
          </table:table-cell>
          <table:table-cell office:value-type="string">
            <text:p>Kaffee-Sahne Bonbons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.49">
            <text:p>1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osta Rica, Tanzania</text:p>
          </table:table-cell>
          <table:table-cell/>
        </table:table-row>
        <table:table-row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py310217</text:p>
          </table:table-cell>
          <table:table-cell office:value-type="string">
            <text:p>Kau'fair, Kaubonbons, einzeln verpackt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.49">
            <text:p>1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 /Mauritius</text:p>
          </table:table-cell>
          <table:table-cell/>
        </table:table-row>
        <table:table-row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-10-150</text:p>
          </table:table-cell>
          <table:table-cell office:value-type="string">
            <text:p>Pfefferminzdrops 1 Rolle 15g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710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0">
            <text:p>0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mänien</text:p>
          </table:table-cell>
          <table:table-cell/>
        </table:table-row>
        <table:table-row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10150</text:p>
          </table:table-cell>
          <table:table-cell office:value-type="string">
            <text:p>Pfefferminzdrops 10 Rollen | 150 g Karton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710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mänien</text:p>
          </table:table-cell>
          <table:table-cell/>
        </table:table-row>
        <table:table-row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8</text:p>
          </table:table-cell>
          <table:table-cell office:value-type="string">
            <text:p>Zitrone-Thymian Bonbons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493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.50">
            <text:p>1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osta Rica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3</text:p>
          </table:table-cell>
          <table:table-cell office:value-type="string">
            <text:p>"Bärenfamily" Fruchtgummi, ohne Gelantin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7</text:p>
          </table:table-cell>
          <table:table-cell office:value-type="string">
            <text:p>"Bärenkids" Bio-Fruchtgummi, 25 g | 25 g Beutel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1</text:p>
          </table:table-cell>
          <table:table-cell office:value-type="string">
            <text:p>"Bärenstarke" Bio-Fruchtgummis, 100 g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1664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2</text:p>
          </table:table-cell>
          <table:table-cell office:value-type="string">
            <text:p>"Chili-Drachen" Bio-Fruchtgummi, kbA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3</text:p>
          </table:table-cell>
          <table:table-cell office:value-type="string">
            <text:p>"Costa Rica Cola" Fruchtgummi, 100 g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2</text:p>
          </table:table-cell>
          <table:table-cell office:value-type="string">
            <text:p>"Exotic Fruit" Bio-Fruchtgummi, 100 g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1</text:p>
          </table:table-cell>
          <table:table-cell office:value-type="string">
            <text:p>"Jelly Fruit" Bio-Geleefrüchte, ohne Gelatin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6</text:p>
          </table:table-cell>
          <table:table-cell office:value-type="string">
            <text:p>"Joghurt-Früchte" Fruchtgummi, kbA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8</text:p>
          </table:table-cell>
          <table:table-cell office:value-type="string">
            <text:p>"Power-Guarana", Saures Bio-Fruchtgummi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1671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15</text:p>
          </table:table-cell>
          <table:table-cell office:value-type="string">
            <text:p>Bio Lakritz—Bären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85">
            <text:p>1,8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20</text:p>
          </table:table-cell>
          <table:table-cell office:value-type="string">
            <text:p>Bio-Dschungel-Mix, Fruchtgummi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2785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75">
            <text:p>1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., Phil.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7</text:p>
          </table:table-cell>
          <table:table-cell office:value-type="string">
            <text:p>Bio-Ingwersonnen, Fruchtgummi, vega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9741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75">
            <text:p>1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2</text:p>
          </table:table-cell>
          <table:table-cell office:value-type="string">
            <text:p>Bio-Meeres-Mix, Fruchtgummi, vega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4779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75">
            <text:p>1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2</text:p>
          </table:table-cell>
          <table:table-cell office:value-type="string">
            <text:p>Coole Cola Bären, Gummibären ohne Koffein | 90 g Beutel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49">
            <text:p>1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5</text:p>
          </table:table-cell>
          <table:table-cell office:value-type="string">
            <text:p>Fruchtgummi "rot-schwarz", 100 g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0</text:p>
          </table:table-cell>
          <table:table-cell office:value-type="string">
            <text:p>Mango-Monkeys, Fruchtgummi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610100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75">
            <text:p>1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, Philippinen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1</text:p>
          </table:table-cell>
          <table:table-cell office:value-type="string">
            <text:p>Pröbchen Mango- Monkey, Fruchtgummi | 24 g Beutel</text:p>
          </table:table-cell>
          <table:table-cell/>
          <table:table-cell office:value-type="float" office:value="0.024">
            <text:p>0,02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0">
            <text:p>0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., Phil.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4</text:p>
          </table:table-cell>
          <table:table-cell office:value-type="string">
            <text:p>Saure Ananassticks, Fruchtgummi Stangen | 90 g Beutel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39">
            <text:p>1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3</text:p>
          </table:table-cell>
          <table:table-cell office:value-type="string">
            <text:p>Saure Schlangen Bande, Fruchtgummi, vega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7158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75">
            <text:p>1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3</text:p>
          </table:table-cell>
          <table:table-cell office:value-type="string">
            <text:p>Softie, Fruchtgummifrüchte ohne Gelantine, vegan | 90 g Beutel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39">
            <text:p>1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2</text:p>
          </table:table-cell>
          <table:table-cell office:value-type="string">
            <text:p>Veggie Berries, Fruchtgummi ohne Gelatin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41372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3</text:p>
          </table:table-cell>
          <table:table-cell office:value-type="string">
            <text:p>Veggie Fruits, Fruchtgummi ohne Gelatin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41373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30">
            <text:p>1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9</text:p>
          </table:table-cell>
          <table:table-cell office:value-type="string">
            <text:p>Zootiere wild &amp; sauer, saures Fruchtgummi | 100g Btl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29">
            <text:p>1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0</text:p>
          </table:table-cell>
          <table:table-cell office:value-type="string">
            <text:p>Zootiere wild &amp; sauer, saures Fruchtgummi | 25 g Btl.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3</text:p>
          </table:table-cell>
          <table:table-cell office:value-type="string">
            <text:p>Bananenchips salzig | 85 g Beutel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542005140003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90">
            <text:p>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</text:p>
          </table:table-cell>
          <table:table-cell office:value-type="string">
            <text:p>Bananenchips scharf | 85 g Beutel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89">
            <text:p>1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ph114008</text:p>
          </table:table-cell>
          <table:table-cell office:value-type="string">
            <text:p>Bananenchips, getrocknet und gesüßt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8102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90">
            <text:p>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71</text:p>
          </table:table-cell>
          <table:table-cell office:value-type="string">
            <text:p>Banenchips fruchtig | 85 g Beutel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89">
            <text:p>1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sl010100</text:p>
          </table:table-cell>
          <table:table-cell office:value-type="string">
            <text:p>Bio-Kokoschips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75">
            <text:p>1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7</text:p>
          </table:table-cell>
          <table:table-cell office:value-type="string">
            <text:p>Blaue Kartoffel Chips, aus alten Sorten andiner Kartoffel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79">
            <text:p>2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8</text:p>
          </table:table-cell>
          <table:table-cell office:value-type="string">
            <text:p>Bunter Mais, geröstet und gesalzen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0</text:p>
          </table:table-cell>
          <table:table-cell office:value-type="string">
            <text:p>Exotic Chips Maniok Barbecu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69">
            <text:p>1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0</text:p>
          </table:table-cell>
          <table:table-cell office:value-type="string">
            <text:p>Exotic Chips Maniok Barbecue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6</text:p>
          </table:table-cell>
          <table:table-cell office:value-type="string">
            <text:p>Exotic Chips Maniok Chilly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69">
            <text:p>1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3</text:p>
          </table:table-cell>
          <table:table-cell office:value-type="string">
            <text:p>Exotic Chips Maniok India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69">
            <text:p>1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7</text:p>
          </table:table-cell>
          <table:table-cell office:value-type="string">
            <text:p>Exotic Chips Maniok Knoblauch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69">
            <text:p>1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3</text:p>
          </table:table-cell>
          <table:table-cell office:value-type="string">
            <text:p>Exotic Chips Maniok natur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9106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70">
            <text:p>1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03</text:p>
          </table:table-cell>
          <table:table-cell office:value-type="string">
            <text:p>Exotic Chips Maniok natur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683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0">
            <text:p>0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2</text:p>
          </table:table-cell>
          <table:table-cell office:value-type="string">
            <text:p>Exotic Chips Maniok Orient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69">
            <text:p>1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5</text:p>
          </table:table-cell>
          <table:table-cell office:value-type="string">
            <text:p>Exotic Chips Maniok Salz &amp; Pfeffer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69">
            <text:p>1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5</text:p>
          </table:table-cell>
          <table:table-cell office:value-type="string">
            <text:p>Exotic Chips Maniok Salz &amp; Pfeffer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4</text:p>
          </table:table-cell>
          <table:table-cell office:value-type="string">
            <text:p>Exotic Chips Maniok Sour Cream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69">
            <text:p>1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4</text:p>
          </table:table-cell>
          <table:table-cell office:value-type="string">
            <text:p>Exotic Chips Maniok Sour Cream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2</text:p>
          </table:table-cell>
          <table:table-cell office:value-type="string">
            <text:p>Friselline Pugliesi - traditionelles Gebäck aus Apulien mit Olivenöl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.45">
            <text:p>3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9</text:p>
          </table:table-cell>
          <table:table-cell office:value-type="string">
            <text:p>Grissini – italienisches Salzgebäck, mit Kräuter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10</text:p>
          </table:table-cell>
          <table:table-cell office:value-type="string">
            <text:p>Grissini – italienisches Salzgebäck, mit Sesam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8</text:p>
          </table:table-cell>
          <table:table-cell office:value-type="string">
            <text:p>Grissini – italienisches Salzgebäck, natur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7</text:p>
          </table:table-cell>
          <table:table-cell office:value-type="string">
            <text:p>Großer Mais, geröstet und gesalzen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GEPA</text:p>
          </table:table-cell>
          <table:table-cell office:value-type="string">
            <text:p>4501002</text:p>
          </table:table-cell>
          <table:table-cell office:value-type="string">
            <text:p>Popquins süß, Reis-Quinua-Snack | 120g Beutel</text:p>
          </table:table-cell>
          <table:table-cell/>
          <table:table-cell office:value-type="float" office:value="0.12">
            <text:p>0,1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7265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7</text:p>
          </table:table-cell>
          <table:table-cell office:value-type="string">
            <text:p>Quinitos mit Kakao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522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3</text:p>
          </table:table-cell>
          <table:table-cell office:value-type="string">
            <text:p>Quinitos, süßer Quinoa-Reis-Snack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132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8</text:p>
          </table:table-cell>
          <table:table-cell office:value-type="string">
            <text:p>Rote Kartoffel Chips, aus alten Sorten andiner Kartoffel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79">
            <text:p>2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6</text:p>
          </table:table-cell>
          <table:table-cell office:value-type="string">
            <text:p>Spizzichi - italienisches Salzgebäck, mit Oliven | 150 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5</text:p>
          </table:table-cell>
          <table:table-cell office:value-type="string">
            <text:p>Spizzichi - italienisches Salzgebäck, mit Rosmarin | 150 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3</text:p>
          </table:table-cell>
          <table:table-cell office:value-type="string">
            <text:p>Tarallini al finocchietto – traditionelles Gebäck aus Apulien mit Olivenöl und Fenchel | 300 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1</text:p>
          </table:table-cell>
          <table:table-cell office:value-type="string">
            <text:p>Tarallini Pugliesi – traditionelles Gebäck aus Apulien mit Olivenöl | 300 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375711000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1</text:p>
          </table:table-cell>
          <table:table-cell office:value-type="string">
            <text:p>Tarallini – italienisches Salzgebäck, mit Schalotten | 250 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39">
            <text:p>2,3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05</text:p>
          </table:table-cell>
          <table:table-cell office:value-type="string">
            <text:p>Bio Mascobado, unraffinierter Vollrohrzucker | 1000g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550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8911714</text:p>
          </table:table-cell>
          <table:table-cell office:value-type="string">
            <text:p>Bio Würfelzucker, unraffinierter Rohrohrzucker 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715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80">
            <text:p>3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00</text:p>
          </table:table-cell>
          <table:table-cell office:value-type="string">
            <text:p>Bio-Rohrohrzucker 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181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40</text:p>
          </table:table-cell>
          <table:table-cell office:value-type="string">
            <text:p>Bio-Rohrohrzucker, ca. 40 Sticks je 4g | 160g Karton</text:p>
          </table:table-cell>
          <table:table-cell/>
          <table:table-cell office:value-type="float" office:value="0.16">
            <text:p>0,1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95">
            <text:p>1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210000</text:p>
          </table:table-cell>
          <table:table-cell office:value-type="string">
            <text:p>Bio-Vollrohrzucker kbA | 1000g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110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40">
            <text:p>4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981001301</text:p>
          </table:table-cell>
          <table:table-cell office:value-type="string">
            <text:p>Bio-Zuckersticks, unraffinierter Rohrohrzucker | 1000x4g Karton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8.00">
            <text:p>3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0</text:p>
          </table:table-cell>
          <table:table-cell office:value-type="string">
            <text:p>Bunte Zuckerperle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983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20">
            <text:p>1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mänien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1</text:p>
          </table:table-cell>
          <table:table-cell office:value-type="string">
            <text:p>Kakao-Zuckerperle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20">
            <text:p>1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Rumänien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10</text:p>
          </table:table-cell>
          <table:table-cell office:value-type="string">
            <text:p>Mascobado Zuckersticks, unraffinierter Vollrohrzucker | 50x3g Karton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69">
            <text:p>3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h114007</text:p>
          </table:table-cell>
          <table:table-cell office:value-type="string">
            <text:p>Mascobado, Vollrohrzucker, karamellartig-süß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9">
            <text:p>5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n210250</text:p>
          </table:table-cell>
          <table:table-cell office:value-type="string">
            <text:p>Palmzucker Kandis | 200g Karton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69">
            <text:p>2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d210250</text:p>
          </table:table-cell>
          <table:table-cell office:value-type="string">
            <text:p>Palmzucker | 200g Karton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910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onesien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05</text:p>
          </table:table-cell>
          <table:table-cell office:value-type="string">
            <text:p>Rohrohrzucker, aromatisch-mild | 1000g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29">
            <text:p>4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10</text:p>
          </table:table-cell>
          <table:table-cell office:value-type="string">
            <text:p>Rohrohrzucker, Umstellung auf Demeter | 1000g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9">
            <text:p>5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Ethiquable</text:p>
          </table:table-cell>
          <table:table-cell office:value-type="string">
            <text:p>3901</text:p>
          </table:table-cell>
          <table:table-cell office:value-type="string">
            <text:p>VOLLROHRZUCKER PERU, 500g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89">
            <text:p>2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410500</text:p>
          </table:table-cell>
          <table:table-cell office:value-type="string">
            <text:p>Zuckerbriefchen m. Vollrohrzucker,<text:s text:c="15"/>20 Stk. à 6 g | 120g Karton</text:p>
          </table:table-cell>
          <table:table-cell/>
          <table:table-cell office:value-type="float" office:value="0.12">
            <text:p>0,1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.49">
            <text:p>1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1</text:p>
          </table:table-cell>
          <table:table-cell office:value-type="string">
            <text:p>Acahual Blüten Honig, Crem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9">
            <text:p>5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co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520401</text:p>
          </table:table-cell>
          <table:table-cell office:value-type="string">
            <text:p>Argentinienhonig, cremig | 500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9">
            <text:p>5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rgentinien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1230401</text:p>
          </table:table-cell>
          <table:table-cell office:value-type="string">
            <text:p>Äthiopienhonig, cremig 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258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Äthiopien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cu116300</text:p>
          </table:table-cell>
          <table:table-cell office:value-type="string">
            <text:p>Bio Cuba-Blütenhonig, flüssig, kbA,<text:s text:c="2"/>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360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00">
            <text:p>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me016301</text:p>
          </table:table-cell>
          <table:table-cell office:value-type="string">
            <text:p>Bio Mexiko-Blütenhonig, cremig, kbA 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2244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00">
            <text:p>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ni216310</text:p>
          </table:table-cell>
          <table:table-cell office:value-type="string">
            <text:p>Bio Nicaragua-Honig, cremig, kbA,<text:s text:c="2"/>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2</text:p>
          </table:table-cell>
          <table:table-cell office:value-type="string">
            <text:p>Bio Orangenblütenhonig, flüss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2577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30">
            <text:p>5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co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9</text:p>
          </table:table-cell>
          <table:table-cell office:value-type="string">
            <text:p>Bio Wildblütenhonig mit Zimt | 250 g Glas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2569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10</text:p>
          </table:table-cell>
          <table:table-cell office:value-type="string">
            <text:p>Chilehonig, cremig | 500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2</text:p>
          </table:table-cell>
          <table:table-cell office:value-type="string">
            <text:p>Eukalyptushonig, crem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9">
            <text:p>5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ruguay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7</text:p>
          </table:table-cell>
          <table:table-cell office:value-type="string">
            <text:p>Faires Pfund Honig, cremig 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3</text:p>
          </table:table-cell>
          <table:table-cell office:value-type="string">
            <text:p>Frühtrachthonig aus dem Kottenforst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413240000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.90">
            <text:p>6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nn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2</text:p>
          </table:table-cell>
          <table:table-cell office:value-type="string">
            <text:p>Guatemalahonig, cremig | 500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Guatemala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09</text:p>
          </table:table-cell>
          <table:table-cell office:value-type="string">
            <text:p>Honig Trio, drei Sortenhonige, je 125g | 375g Gläser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2578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dwp</text:p>
          </table:table-cell>
          <table:table-cell office:value-type="string">
            <text:p>rni116001</text:p>
          </table:table-cell>
          <table:table-cell office:value-type="string">
            <text:p>Honig,streichzart, von Cosatin/Nicaragua, Aromatisch-intensiv | 500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79">
            <text:p>4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100402</text:p>
          </table:table-cell>
          <table:table-cell office:value-type="string">
            <text:p>Kaffeeblütenhonig, crem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495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30">
            <text:p>5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Guatemala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3</text:p>
          </table:table-cell>
          <table:table-cell office:value-type="string">
            <text:p>Mexikohonig, flüssig | 500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49">
            <text:p>5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co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1</text:p>
          </table:table-cell>
          <table:table-cell office:value-type="string">
            <text:p>Mexikohonig, Lacandona, cremig | 500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258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50">
            <text:p>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co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430401</text:p>
          </table:table-cell>
          <table:table-cell office:value-type="string">
            <text:p>Nicaraguahonig, flüssig | 500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0 </text:p>
          </table:table-cell>
          <table:table-cell office:value-type="string">
            <text:p>Orangenblütenhonig aus Sizilien, Miele di Zagara d'Arancia | 250 g Glas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9</text:p>
          </table:table-cell>
          <table:table-cell office:value-type="string">
            <text:p>Raps Blüten Honig, crem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9">
            <text:p>5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6</text:p>
          </table:table-cell>
          <table:table-cell office:value-type="string">
            <text:p>Sommertrachthonig aus dem Kottenforst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4132400006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.90">
            <text:p>6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nn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7</text:p>
          </table:table-cell>
          <table:table-cell office:value-type="string">
            <text:p>Ulmo Blüten Honig, crem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257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30">
            <text:p>5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3</text:p>
          </table:table-cell>
          <table:table-cell office:value-type="string">
            <text:p>Uruguayhonig,, flüssig | 500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9">
            <text:p>5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ruguay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7</text:p>
          </table:table-cell>
          <table:table-cell office:value-type="string">
            <text:p>Waldblütenhonig aus dem Kottenforst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4132400007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.90">
            <text:p>6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nn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2</text:p>
          </table:table-cell>
          <table:table-cell office:value-type="string">
            <text:p>Waldhonig aus dem Piemont, Miele di Melata di Piemonte | 250 g Glas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8</text:p>
          </table:table-cell>
          <table:table-cell office:value-type="string">
            <text:p>Waldhonig mit Blütenhonig, flüss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9">
            <text:p>5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/Argentinien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1</text:p>
          </table:table-cell>
          <table:table-cell office:value-type="string">
            <text:p>Wildblütenhonig aus Sizilien, Miele Millefiori di Sicilia | 250 g Glas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8</text:p>
          </table:table-cell>
          <table:table-cell office:value-type="string">
            <text:p>Wildblütenhonig, cremig | 250 g Glas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29">
            <text:p>3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4</text:p>
          </table:table-cell>
          <table:table-cell office:value-type="string">
            <text:p>Wildblütenhonig, cremig 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79">
            <text:p>4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6</text:p>
          </table:table-cell>
          <table:table-cell office:value-type="string">
            <text:p>Wildblütenhonig, flüssig | 250 g Glas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29">
            <text:p>3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5</text:p>
          </table:table-cell>
          <table:table-cell office:value-type="string">
            <text:p>Wildblütenhonig, flüssig 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79">
            <text:p>4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6</text:p>
          </table:table-cell>
          <table:table-cell office:value-type="string">
            <text:p>Ananas Guave Limette Konfitüre | 240g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, Ecuador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3</text:p>
          </table:table-cell>
          <table:table-cell office:value-type="string">
            <text:p>Fruchtaufstrich Ananas-Maracuja | 210g Glas</text:p>
          </table:table-cell>
          <table:table-cell/>
          <table:table-cell office:value-type="float" office:value="0.21">
            <text:p>0,2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Französisch-Guayana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lb410005</text:p>
          </table:table-cell>
          <table:table-cell office:value-type="string">
            <text:p>Fruchtaufstrich Feige mit Sesam | 180 g Glas</text:p>
          </table:table-cell>
          <table:table-cell/>
          <table:table-cell office:value-type="float" office:value="0.18">
            <text:p>0,1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Libanon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4</text:p>
          </table:table-cell>
          <table:table-cell office:value-type="string">
            <text:p>Fruchtaufstrich Guave | 210g Glas</text:p>
          </table:table-cell>
          <table:table-cell/>
          <table:table-cell office:value-type="float" office:value="0.21">
            <text:p>0,2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87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Französisch-Guayana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1</text:p>
          </table:table-cell>
          <table:table-cell office:value-type="string">
            <text:p>Fruchtaufstrich Limette-Ingwer | 210g Glas</text:p>
          </table:table-cell>
          <table:table-cell/>
          <table:table-cell office:value-type="float" office:value="0.21">
            <text:p>0,2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Französisch-Guayana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2</text:p>
          </table:table-cell>
          <table:table-cell office:value-type="string">
            <text:p>Fruchtaufstrich Limette-Vanille | 210g Glas</text:p>
          </table:table-cell>
          <table:table-cell/>
          <table:table-cell office:value-type="float" office:value="0.21">
            <text:p>0,2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Französisch-Guayana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9</text:p>
          </table:table-cell>
          <table:table-cell office:value-type="string">
            <text:p>Fruchtaufstrich Mango-Mammiapfel | 210g Glas</text:p>
          </table:table-cell>
          <table:table-cell/>
          <table:table-cell office:value-type="float" office:value="0.21">
            <text:p>0,2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Französisch-Guayana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7</text:p>
          </table:table-cell>
          <table:table-cell office:value-type="string">
            <text:p>Fruchtaufstrich Mango-Rum | 210g Glas</text:p>
          </table:table-cell>
          <table:table-cell/>
          <table:table-cell office:value-type="float" office:value="0.21">
            <text:p>0,2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Französisch-Guayana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5</text:p>
          </table:table-cell>
          <table:table-cell office:value-type="string">
            <text:p>Fruchtaufstrich Tomate-Vanille | 210g Glas</text:p>
          </table:table-cell>
          <table:table-cell/>
          <table:table-cell office:value-type="float" office:value="0.21">
            <text:p>0,2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Französisch-Guayana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8</text:p>
          </table:table-cell>
          <table:table-cell office:value-type="string">
            <text:p>Limette, Feine Marmelade | 340g Glas</text:p>
          </table:table-cell>
          <table:table-cell/>
          <table:table-cell office:value-type="float" office:value="0.34">
            <text:p>0,3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188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30">
            <text:p>4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wasiland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7</text:p>
          </table:table-cell>
          <table:table-cell office:value-type="string">
            <text:p>Mango, Feine Konfitüre | 340g Glas</text:p>
          </table:table-cell>
          <table:table-cell/>
          <table:table-cell office:value-type="float" office:value="0.34">
            <text:p>0,3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29">
            <text:p>4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wasiland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dwp</text:p>
          </table:table-cell>
          <table:table-cell office:value-type="string">
            <text:p>rph813001</text:p>
          </table:table-cell>
          <table:table-cell office:value-type="string">
            <text:p>Mango-Fruchtaufstrich, mild-fruchtig, vegan | 225g Glas</text:p>
          </table:table-cell>
          <table:table-cell/>
          <table:table-cell office:value-type="float" office:value="0.225">
            <text:p>0,2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005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., Para.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7402004</text:p>
          </table:table-cell>
          <table:table-cell office:value-type="string">
            <text:p>Maracuja, Konfitüre | 275g Glas</text:p>
          </table:table-cell>
          <table:table-cell/>
          <table:table-cell office:value-type="float" office:value="0.275">
            <text:p>0,2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065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30">
            <text:p>4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Laos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4</text:p>
          </table:table-cell>
          <table:table-cell office:value-type="string">
            <text:p>ORANGE LIMETTE KONFITÜRE, 240g | 240g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, Ecuador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1</text:p>
          </table:table-cell>
          <table:table-cell office:value-type="string">
            <text:p>Orange-Grapefruit, Feine Marmelade | 340g Glas</text:p>
          </table:table-cell>
          <table:table-cell/>
          <table:table-cell office:value-type="float" office:value="0.34">
            <text:p>0,3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7218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30">
            <text:p>4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wasiland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3</text:p>
          </table:table-cell>
          <table:table-cell office:value-type="string">
            <text:p>Rote Orangenmarmelade mit Zitrushonig, mit Rohrzucker aus Fairem Handel | 270g Glas</text:p>
          </table:table-cell>
          <table:table-cell/>
          <table:table-cell office:value-type="float" office:value="0.27">
            <text:p>0,2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1</text:p>
          </table:table-cell>
          <table:table-cell office:value-type="string">
            <text:p>Zitronenmarmelade, „Marmellata di Limoni di Sicilia“ | 270g Glas</text:p>
          </table:table-cell>
          <table:table-cell/>
          <table:table-cell office:value-type="float" office:value="0.27">
            <text:p>0,2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1</text:p>
          </table:table-cell>
          <table:table-cell office:value-type="string">
            <text:p>"Equita" Haselnußcreme | 400 g Glas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401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11878</text:p>
          </table:table-cell>
          <table:table-cell office:value-type="string">
            <text:p>Bio Cocoba Nuss-Nougat-Creme | 400g Glas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931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, Dom. Rep.</text:p>
          </table:table-cell>
          <table:table-cell/>
        </table:table-row>
        <table:table-row>
          <table:table-cell office:value-type="string">
            <text:p>Nuss- und Schokoladencremes</text:p>
          </table:table-cell>
          <table:table-cell office:value-type="string">
            <text:p>dwp</text:p>
          </table:table-cell>
          <table:table-cell office:value-type="string">
            <text:p>rfb513003</text:p>
          </table:table-cell>
          <table:table-cell office:value-type="string">
            <text:p>Cashewmus | 250 g Glas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99">
            <text:p>6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urkina Faso</text:p>
          </table:table-cell>
          <table:table-cell/>
        </table:table-row>
        <table:table-row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4</text:p>
          </table:table-cell>
          <table:table-cell office:value-type="string">
            <text:p>Equita Fusion, Schokoaufstrich, Weiße und Vollmilch-Schokolade | 400 g Glas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02004</text:p>
          </table:table-cell>
          <table:table-cell office:value-type="string">
            <text:p>Erdnusscreme Crunchy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4905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30">
            <text:p>4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alawi, Nicaragua</text:p>
          </table:table-cell>
          <table:table-cell/>
        </table:table-row>
        <table:table-row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3</text:p>
          </table:table-cell>
          <table:table-cell office:value-type="string">
            <text:p>„Equita“ Zartbitter | 400 g Glas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391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pl219008</text:p>
          </table:table-cell>
          <table:table-cell office:value-type="string">
            <text:p>Aufstrich Tomate-Kapern | 180 g Glas</text:p>
          </table:table-cell>
          <table:table-cell/>
          <table:table-cell office:value-type="float" office:value="0.18">
            <text:p>0,1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0">
            <text:p>5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1</text:p>
          </table:table-cell>
          <table:table-cell office:value-type="string">
            <text:p>Brotaufstrich Chili, scharf-fruchtig, vegetarisch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2</text:p>
          </table:table-cell>
          <table:table-cell office:value-type="string">
            <text:p>Brotaufstrich Curry-Ananas, exotisch-pikant, vegetarisch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7280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3</text:p>
          </table:table-cell>
          <table:table-cell office:value-type="string">
            <text:p>Brotaufstrich Tomate Joghurt, mediterran-cremig, vegetarisch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728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7</text:p>
          </table:table-cell>
          <table:table-cell office:value-type="string">
            <text:p>Apfel-Curry Chutney | 240g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15</text:p>
          </table:table-cell>
          <table:table-cell office:value-type="string">
            <text:p>Apfel-Mango Fruchtmark | 360g Glas</text:p>
          </table:table-cell>
          <table:table-cell/>
          <table:table-cell office:value-type="float" office:value="0.36">
            <text:p>0,3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2</text:p>
          </table:table-cell>
          <table:table-cell office:value-type="string">
            <text:p>Artischockenpaste in Pflanzenöl | 190g Glas</text:p>
          </table:table-cell>
          <table:table-cell/>
          <table:table-cell office:value-type="float" office:value="0.19">
            <text:p>0,1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.45">
            <text:p>5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1</text:p>
          </table:table-cell>
          <table:table-cell office:value-type="string">
            <text:p>Baobab Cha-ka-la-ka, fruchtiger Curry-Relish, mittelscharf | 240 ml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3</text:p>
          </table:table-cell>
          <table:table-cell office:value-type="string">
            <text:p>Bio- Curryp. Thai Grün, kräftig-pikant, vegan | 125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398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4</text:p>
          </table:table-cell>
          <table:table-cell office:value-type="string">
            <text:p>Bio- Curryp. Thai Rot, würzig-pikant, vegan | 125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398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2</text:p>
          </table:table-cell>
          <table:table-cell office:value-type="string">
            <text:p>Bio-Kokosmilch | 160ml Dose</text:p>
          </table:table-cell>
          <table:table-cell/>
          <table:table-cell office:value-type="float" office:value="0.16">
            <text:p>0,1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5109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.40">
            <text:p>1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hailand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7310801</text:p>
          </table:table-cell>
          <table:table-cell office:value-type="string">
            <text:p>Bio-Kokosmilch | 200ml Dose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40">
            <text:p>1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1</text:p>
          </table:table-cell>
          <table:table-cell office:value-type="string">
            <text:p>Bio-Kokosmilch | 400ml Dose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4503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60">
            <text:p>2,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hailand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5</text:p>
          </table:table-cell>
          <table:table-cell office:value-type="string">
            <text:p>Bio-Sauce African Bean, kräftig-würzig, vegan | 200ml Flasche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7</text:p>
          </table:table-cell>
          <table:table-cell office:value-type="string">
            <text:p>Bio-Sauce Chili-Ananas, süß-scharf, vegan | 200ml Flasche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6</text:p>
          </table:table-cell>
          <table:table-cell office:value-type="string">
            <text:p>Bio-Sauce Curry Cashew, fruchtig-nussig, vegan | 200ml Flasche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9</text:p>
          </table:table-cell>
          <table:table-cell office:value-type="string">
            <text:p>Bio-Sauce Sweet-Chili, süßlich-scharf, vegan | 200ml Flasche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61</text:p>
          </table:table-cell>
          <table:table-cell office:value-type="string">
            <text:p>Bio-Würzsauce aus scharfen Paprika, Pesto di Peperoncini Piccanti | 140 g Glas</text:p>
          </table:table-cell>
          <table:table-cell/>
          <table:table-cell office:value-type="float" office:value="0.14">
            <text:p>0,1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.95">
            <text:p>7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3</text:p>
          </table:table-cell>
          <table:table-cell office:value-type="string">
            <text:p>Chermoula Würzsauce, mild | 240 ml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941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4</text:p>
          </table:table-cell>
          <table:table-cell office:value-type="string">
            <text:p>Chili Sauce, würzig scharf | 150g Glas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wasiland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2</text:p>
          </table:table-cell>
          <table:table-cell office:value-type="string">
            <text:p>Curry Madras, orientalisch-mild, vegan | 125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398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9</text:p>
          </table:table-cell>
          <table:table-cell office:value-type="string">
            <text:p>Curry Sauce, exotisch fein | 150g Glas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wasiland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1</text:p>
          </table:table-cell>
          <table:table-cell office:value-type="string">
            <text:p>Curry Vindaloo, indisch-scharf, vegan | 125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39">
            <text:p>3,3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3</text:p>
          </table:table-cell>
          <table:table-cell office:value-type="string">
            <text:p>Früchte Chutney, intensiv fruchtig | 150g Glas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wasiland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8</text:p>
          </table:table-cell>
          <table:table-cell office:value-type="string">
            <text:p>Hot Chili Sauce, fruchtig-scharf, vegan | 140ml Flasche</text:p>
          </table:table-cell>
          <table:table-cell/>
          <table:table-cell office:value-type="float" office:value="0.14">
            <text:p>0,1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29">
            <text:p>3,2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6</text:p>
          </table:table-cell>
          <table:table-cell office:value-type="string">
            <text:p>Hummus – Kichererbsenpaste | 270g Glas</text:p>
          </table:table-cell>
          <table:table-cell/>
          <table:table-cell office:value-type="float" office:value="0.27">
            <text:p>0,2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1</text:p>
          </table:table-cell>
          <table:table-cell office:value-type="string">
            <text:p>Kirschtomatensoße, „Salsa di Pomodorini Fiaschetto“ | 420g Glas</text:p>
          </table:table-cell>
          <table:table-cell/>
          <table:table-cell office:value-type="float" office:value="0.42">
            <text:p>0,4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8</text:p>
          </table:table-cell>
          <table:table-cell office:value-type="string">
            <text:p>Mango Chutney<text:s text:c="2"/>| 240g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887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5</text:p>
          </table:table-cell>
          <table:table-cell office:value-type="string">
            <text:p>Mango Chutney, fruchtig rund | 150g Glas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wasiland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pl219007</text:p>
          </table:table-cell>
          <table:table-cell office:value-type="string">
            <text:p>Oliven Tapenade mit grünen Oliven, vegan | 180g Glas</text:p>
          </table:table-cell>
          <table:table-cell/>
          <table:table-cell office:value-type="float" office:value="0.18">
            <text:p>0,1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0">
            <text:p>5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4</text:p>
          </table:table-cell>
          <table:table-cell office:value-type="string">
            <text:p>Olivenpaste, Pate di Oliva Cellina | 180 g Glas</text:p>
          </table:table-cell>
          <table:table-cell/>
          <table:table-cell office:value-type="float" office:value="0.18">
            <text:p>0,1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.45">
            <text:p>5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0</text:p>
          </table:table-cell>
          <table:table-cell office:value-type="string">
            <text:p>Original südafrik. Senf m. Protea-Honig, mild | 235 ml Glas</text:p>
          </table:table-cell>
          <table:table-cell/>
          <table:table-cell office:value-type="float" office:value="0.235">
            <text:p>0,23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264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1</text:p>
          </table:table-cell>
          <table:table-cell office:value-type="string">
            <text:p>Original südafrik. Senf mit sonnengetrockneten Tomaten und Basilikum | 235 ml Glas</text:p>
          </table:table-cell>
          <table:table-cell/>
          <table:table-cell office:value-type="float" office:value="0.235">
            <text:p>0,23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26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2</text:p>
          </table:table-cell>
          <table:table-cell office:value-type="string">
            <text:p>Original südafrikanischer Senf mit sonnengetrockneten Paprika und Chilli | 235 ml Glas</text:p>
          </table:table-cell>
          <table:table-cell/>
          <table:table-cell office:value-type="float" office:value="0.235">
            <text:p>0,23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1986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2</text:p>
          </table:table-cell>
          <table:table-cell office:value-type="string">
            <text:p>Passierte Tomaten „Siccagno Corleonese“ | 410g Glas</text:p>
          </table:table-cell>
          <table:table-cell/>
          <table:table-cell office:value-type="float" office:value="0.41">
            <text:p>0,4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7</text:p>
          </table:table-cell>
          <table:table-cell office:value-type="string">
            <text:p>Patè di Cime di Rapa – Stängelkohlpaste, Soezialität aus Apulien | 180 g Glas</text:p>
          </table:table-cell>
          <table:table-cell/>
          <table:table-cell office:value-type="float" office:value="0.18">
            <text:p>0,1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.45">
            <text:p>6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5</text:p>
          </table:table-cell>
          <table:table-cell office:value-type="string">
            <text:p>Peri Peri Mombasa Chilisauce, mittelscharf | 240 ml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8</text:p>
          </table:table-cell>
          <table:table-cell office:value-type="string">
            <text:p>Pesto Basilico Cashew, zu Pasta, Gemüse und als Brotaufstrich | 130g Glas</text:p>
          </table:table-cell>
          <table:table-cell/>
          <table:table-cell office:value-type="float" office:value="0.13">
            <text:p>0,1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, diverse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4</text:p>
          </table:table-cell>
          <table:table-cell office:value-type="string">
            <text:p>Pesto mit Basilikum, klassisch-frisch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3</text:p>
          </table:table-cell>
          <table:table-cell office:value-type="string">
            <text:p>Pesto mit Kürbiskernen, würzig-nussig, vegan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8410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2</text:p>
          </table:table-cell>
          <table:table-cell office:value-type="string">
            <text:p>Pesto mit Pilzen, würzig-intensiv, vegan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1</text:p>
          </table:table-cell>
          <table:table-cell office:value-type="string">
            <text:p>Pesto mit Tomaten, mediterran-aromatisch, vegan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7237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2</text:p>
          </table:table-cell>
          <table:table-cell office:value-type="string">
            <text:p>Safari Barbecue Würzsauce, scharf | 240 ml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941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6</text:p>
          </table:table-cell>
          <table:table-cell office:value-type="string">
            <text:p>Salsa Curry Cashew, zu Reis, Pasta, Kartoffeln &amp; aufs Brot | 130g Glas</text:p>
          </table:table-cell>
          <table:table-cell/>
          <table:table-cell office:value-type="float" office:value="0.13">
            <text:p>0,1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668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, diverse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7</text:p>
          </table:table-cell>
          <table:table-cell office:value-type="string">
            <text:p>Salsa Natural Cashew, zu Reis, Pasta und Gemüse | 130g Glas</text:p>
          </table:table-cell>
          <table:table-cell/>
          <table:table-cell office:value-type="float" office:value="0.13">
            <text:p>0,1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, diverse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9</text:p>
          </table:table-cell>
          <table:table-cell office:value-type="string">
            <text:p>Salsa Rosso Cashew, zu Reis, Pasta und Gemüse, scharf | 130g Glas</text:p>
          </table:table-cell>
          <table:table-cell/>
          <table:table-cell office:value-type="float" office:value="0.13">
            <text:p>0,1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, diverse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5</text:p>
          </table:table-cell>
          <table:table-cell office:value-type="string">
            <text:p>Sauce Thai Mango, asiatisch-fruchtig, vegan | 200 ml Glas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4</text:p>
          </table:table-cell>
          <table:table-cell office:value-type="string">
            <text:p>Swazi Mamma Mamba Würzsauce, sehr scharf | 240 ml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0</text:p>
          </table:table-cell>
          <table:table-cell office:value-type="string">
            <text:p>Tapenade Gemüse-Curry | 125ml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2</text:p>
          </table:table-cell>
          <table:table-cell office:value-type="string">
            <text:p>Tapenade Tomate-Olive | 125ml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1</text:p>
          </table:table-cell>
          <table:table-cell office:value-type="string">
            <text:p>Tapenade Tomate-Paprika | 125ml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6</text:p>
          </table:table-cell>
          <table:table-cell office:value-type="string">
            <text:p>Zulu Fire Chilisauce, scharf | 240 ml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5">
            <text:p>5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10</text:p>
          </table:table-cell>
          <table:table-cell office:value-type="string">
            <text:p>„Ukuva Hot“ Geschenkset, scharf, mit Chilisauce „Zulu Fire“, 240ml und zwei Gewürzmühlen mini: Chilisalz „Hot Rocks Mild“, 30g, „Zulu Chili“ Gewürzmix 50g | 320 g Set</text:p>
          </table:table-cell>
          <table:table-cell/>
          <table:table-cell office:value-type="float" office:value="0.32">
            <text:p>0,3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.90">
            <text:p>14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20</text:p>
          </table:table-cell>
          <table:table-cell office:value-type="string">
            <text:p>„Ukuva Mild“ Geschenkset, mild, mit Würzsauce „Chermoula“, 240ml und zwei Gewürzmühlen mini: Kräutersalz „Garden Route“, 25g, „Bushveld“ Mix 35g | 300 g Set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4.90">
            <text:p>14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3</text:p>
          </table:table-cell>
          <table:table-cell office:value-type="string">
            <text:p>Arganöl kalt gepreßt | 100ml Flasch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.50">
            <text:p>11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arokko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1</text:p>
          </table:table-cell>
          <table:table-cell office:value-type="string">
            <text:p>Arganöl kalt gepreßt | 250 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.50">
            <text:p>2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arokko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mr010200</text:p>
          </table:table-cell>
          <table:table-cell office:value-type="string">
            <text:p>Arganöl, erste Pressung | 100ml Flasch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.90">
            <text:p>13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arokko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sa110001</text:p>
          </table:table-cell>
          <table:table-cell office:value-type="string">
            <text:p>Balsamico Splash, 250 ml Fruchtiges Salatdressing aus Balsamico-Essig | 250 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ni117001</text:p>
          </table:table-cell>
          <table:table-cell office:value-type="string">
            <text:p>Honigbalsam, dezent-süßr Essig | 250 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30">
            <text:p>5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h817009</text:p>
          </table:table-cell>
          <table:table-cell office:value-type="string">
            <text:p>Mango-Balsam, edler Fruchtessig | 250 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004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30">
            <text:p>5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1</text:p>
          </table:table-cell>
          <table:table-cell office:value-type="string">
            <text:p>Olivenöl extra vergine „Libera Terra“ | 500 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37571103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.95">
            <text:p>10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2</text:p>
          </table:table-cell>
          <table:table-cell office:value-type="string">
            <text:p>Olivenöl extra vergine „Libera Terra“ | 5000 ml Kanister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9.00">
            <text:p>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1</text:p>
          </table:table-cell>
          <table:table-cell office:value-type="string">
            <text:p>Olivenöl kalt gepreßt, nativ extra | 250 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0">
            <text:p>5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2</text:p>
          </table:table-cell>
          <table:table-cell office:value-type="string">
            <text:p>Olivenöl kalt gepreßt, nativ extra | 500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513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.90">
            <text:p>9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4</text:p>
          </table:table-cell>
          <table:table-cell office:value-type="string">
            <text:p>Olivenöl kalt gepreßt, nativ extra, 100% Rumi, Jerusalem-Design | 500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.90">
            <text:p>9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0</text:p>
          </table:table-cell>
          <table:table-cell office:value-type="string">
            <text:p>Olivenöl kalt gepreßt, nativ extra, 5l-Metalldose | 5000ml Kanister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7.90">
            <text:p>8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7</text:p>
          </table:table-cell>
          <table:table-cell office:value-type="string">
            <text:p>Olivenöl kalt gepreßt, nativ extra, naturtrüb | 500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742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.90">
            <text:p>10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6</text:p>
          </table:table-cell>
          <table:table-cell office:value-type="string">
            <text:p>Olivenöl mit Chili, nativ extra | 250 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8</text:p>
          </table:table-cell>
          <table:table-cell office:value-type="string">
            <text:p>Olivenöl mit Pfeffer, nativ extra | 250 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9</text:p>
          </table:table-cell>
          <table:table-cell office:value-type="string">
            <text:p>Olivenöl mit Thymian, nativ extra | 250 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Ethiquable</text:p>
          </table:table-cell>
          <table:table-cell office:value-type="string">
            <text:p>81</text:p>
          </table:table-cell>
          <table:table-cell office:value-type="string">
            <text:p>Olivenöl, nativ extra | 500 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54200514008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00">
            <text:p>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unesien</text:p>
          </table:table-cell>
          <table:table-cell/>
        </table:table-row>
        <table:table-row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ch110108</text:p>
          </table:table-cell>
          <table:table-cell office:value-type="string">
            <text:p>Olivenöl, Sorte Manzanilla, extra vergine, aus Chile | 500 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.99">
            <text:p>7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3</text:p>
          </table:table-cell>
          <table:table-cell office:value-type="string">
            <text:p>Artischockenherzen in Pflanzenöl | 290g Glas</text:p>
          </table:table-cell>
          <table:table-cell/>
          <table:table-cell office:value-type="float" office:value="0.29">
            <text:p>0,2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375711051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.45">
            <text:p>7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sl010010</text:p>
          </table:table-cell>
          <table:table-cell office:value-type="string">
            <text:p>Bio-Kokosraspeln fein, kbA<text:s text:c="2"/>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87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 Lanka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ec117001</text:p>
          </table:table-cell>
          <table:table-cell office:value-type="string">
            <text:p>Butterpilze, getrocknet, aromatisch-mild | 50 g<text:s text:c="2"/>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ec210050</text:p>
          </table:table-cell>
          <table:table-cell office:value-type="string">
            <text:p>getrocknete Butterpilze, "Suillus Luteus" | 50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12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3</text:p>
          </table:table-cell>
          <table:table-cell office:value-type="string">
            <text:p>Grüne Oliven, vom Nabali-Olivenbaum, eingelegt | 180g Glas</text:p>
          </table:table-cell>
          <table:table-cell/>
          <table:table-cell office:value-type="float" office:value="0.18">
            <text:p>0,1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70">
            <text:p>3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1</text:p>
          </table:table-cell>
          <table:table-cell office:value-type="string">
            <text:p>Halbgetrocknete Tomaten in Pflanzenöl | 290g Glas</text:p>
          </table:table-cell>
          <table:table-cell/>
          <table:table-cell office:value-type="float" office:value="0.29">
            <text:p>0,29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.45">
            <text:p>7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th114001</text:p>
          </table:table-cell>
          <table:table-cell office:value-type="string">
            <text:p>Kokosraspeln, feine Qualität | 200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hailand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206</text:p>
          </table:table-cell>
          <table:table-cell office:value-type="string">
            <text:p>Linsensuppe | 285 g Glas</text:p>
          </table:table-cell>
          <table:table-cell/>
          <table:table-cell office:value-type="float" office:value="0.285">
            <text:p>0,28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45">
            <text:p>3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7</text:p>
          </table:table-cell>
          <table:table-cell office:value-type="string">
            <text:p>Mango-Sirup | 250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0044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20">
            <text:p>3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2</text:p>
          </table:table-cell>
          <table:table-cell office:value-type="string">
            <text:p>Mango-Sirup | 750m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19">
            <text:p>5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a017001</text:p>
          </table:table-cell>
          <table:table-cell office:value-type="string">
            <text:p>Mochito-Sirup | 250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6</text:p>
          </table:table-cell>
          <table:table-cell office:value-type="string">
            <text:p>Schwarze Oliven vom Nabali Olivenbaum, eingelegt | 150g Glas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0">
            <text:p>3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5</text:p>
          </table:table-cell>
          <table:table-cell office:value-type="string">
            <text:p>Sizilianisches Auberginengemüse, Caponata di Melanzane di Sicilia | 270g Glas</text:p>
          </table:table-cell>
          <table:table-cell/>
          <table:table-cell office:value-type="float" office:value="0.27">
            <text:p>0,2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.45">
            <text:p>6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2</text:p>
          </table:table-cell>
          <table:table-cell office:value-type="string">
            <text:p>Sonnengetrocknete Tomaten in Olivenöl | 150 g Glas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pl210110</text:p>
          </table:table-cell>
          <table:table-cell office:value-type="string">
            <text:p>Tomaten, getrocknet, würzig | 50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lb410001</text:p>
          </table:table-cell>
          <table:table-cell office:value-type="string">
            <text:p>Bulgur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Libanon</text:p>
          </table:table-cell>
          <table:table-cell/>
        </table:table-row>
        <table:table-row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2</text:p>
          </table:table-cell>
          <table:table-cell office:value-type="string">
            <text:p>Cous Cous 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.90">
            <text:p>3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pl210200</text:p>
          </table:table-cell>
          <table:table-cell office:value-type="string">
            <text:p>Couscous Weizengrieß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79">
            <text:p>4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Sonstige Getreide</text:p>
          </table:table-cell>
          <table:table-cell office:value-type="string">
            <text:p>dwp</text:p>
          </table:table-cell>
          <table:table-cell office:value-type="string">
            <text:p>rpl219004</text:p>
          </table:table-cell>
          <table:table-cell office:value-type="string">
            <text:p>Couscous „Maftoul“, sonnengetrocknet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723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0">
            <text:p>3,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lästina</text:p>
          </table:table-cell>
          <table:table-cell/>
        </table:table-row>
        <table:table-row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120</text:p>
          </table:table-cell>
          <table:table-cell office:value-type="string">
            <text:p>Hartweizengriess, Semola di Grano Duro | 1000 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7</text:p>
          </table:table-cell>
          <table:table-cell office:value-type="string">
            <text:p>Kichererbsenmehl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70">
            <text:p>3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ml410500</text:p>
          </table:table-cell>
          <table:table-cell office:value-type="string">
            <text:p>Bajong Schwarzer Wildrei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alysia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in419001</text:p>
          </table:table-cell>
          <table:table-cell office:value-type="string">
            <text:p>Basmati-Reis, weiß, locker-genüßlich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69">
            <text:p>3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in010510</text:p>
          </table:table-cell>
          <table:table-cell office:value-type="string">
            <text:p>Basmatireis geschält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810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70">
            <text:p>3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kistan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4</text:p>
          </table:table-cell>
          <table:table-cell office:value-type="string">
            <text:p>Bio Basmati, teilgeschliff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280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.30">
            <text:p>4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2</text:p>
          </table:table-cell>
          <table:table-cell office:value-type="string">
            <text:p>Bio Hom Mali , "Jasminreis", geschliffener Langkornreis | 1000g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48679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.50">
            <text:p>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hailand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1</text:p>
          </table:table-cell>
          <table:table-cell office:value-type="string">
            <text:p>Bio Hom Mali , "Jasminreis", geschliffener Langkornreis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hailand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07</text:p>
          </table:table-cell>
          <table:table-cell office:value-type="string">
            <text:p>Bio Hom Mali, "Jasminreis", Vollwertreis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hailand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6</text:p>
          </table:table-cell>
          <table:table-cell office:value-type="string">
            <text:p>Bio-Basmati, weiß, geschliffen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69">
            <text:p>3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ndien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Ethiquable</text:p>
          </table:table-cell>
          <table:table-cell office:value-type="string">
            <text:p>43</text:p>
          </table:table-cell>
          <table:table-cell office:value-type="string">
            <text:p>JASMIN REIS THAILAND, Langkorn, geschält 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hailand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10</text:p>
          </table:table-cell>
          <table:table-cell office:value-type="string">
            <text:p>Jasminreis, brauner Vollwertrei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07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bodscha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00</text:p>
          </table:table-cell>
          <table:table-cell office:value-type="string">
            <text:p>Jasminreis, Langkornreis geschält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807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bodscha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th119004</text:p>
          </table:table-cell>
          <table:table-cell office:value-type="string">
            <text:p>Jasminreis, rot-weiße Duftreismischung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9">
            <text:p>3,1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hailand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20</text:p>
          </table:table-cell>
          <table:table-cell office:value-type="string">
            <text:p>Jasminreis, roter Vollwertrei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959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Kambodscha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11001</text:p>
          </table:table-cell>
          <table:table-cell office:value-type="string">
            <text:p>Khaw Dam, schwarzer Reis, ungeschliff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851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Laos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ga210500</text:p>
          </table:table-cell>
          <table:table-cell office:value-type="string">
            <text:p>Langkornreis, parboiled<text:s text:c="3"/>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235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.95">
            <text:p>1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Guyana</text:p>
          </table:table-cell>
          <table:table-cell/>
        </table:table-row>
        <table:table-row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01001</text:p>
          </table:table-cell>
          <table:table-cell office:value-type="string">
            <text:p>Lila Reis, Reismischung, "Klebreis"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810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Laos</text:p>
          </table:table-cell>
          <table:table-cell/>
        </table:table-row>
        <table:table-row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7</text:p>
          </table:table-cell>
          <table:table-cell office:value-type="string">
            <text:p>Bio Quinua, traditionelles Korn aus den And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49">
            <text:p>7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1</text:p>
          </table:table-cell>
          <table:table-cell office:value-type="string">
            <text:p>Quinua, kbA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10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90">
            <text:p>6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8</text:p>
          </table:table-cell>
          <table:table-cell office:value-type="string">
            <text:p>Rote Bio Quinua, traditionelles Korn aus den Anden 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49">
            <text:p>7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5</text:p>
          </table:table-cell>
          <table:table-cell office:value-type="string">
            <text:p>Rote Quinua, kbA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507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6</text:p>
          </table:table-cell>
          <table:table-cell office:value-type="string">
            <text:p>Schwarze Quinua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507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0</text:p>
          </table:table-cell>
          <table:table-cell office:value-type="string">
            <text:p>Calypsobohnen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4</text:p>
          </table:table-cell>
          <table:table-cell office:value-type="string">
            <text:p>gekochte Kichererbsen | 300 g Glas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75">
            <text:p>2,7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5</text:p>
          </table:table-cell>
          <table:table-cell office:value-type="string">
            <text:p>Kichererbsen | 400 g Beutel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2</text:p>
          </table:table-cell>
          <table:table-cell office:value-type="string">
            <text:p>Kichererbsen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Libanon</text:p>
          </table:table-cell>
          <table:table-cell/>
        </table:table-row>
        <table:table-row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1</text:p>
          </table:table-cell>
          <table:table-cell office:value-type="string">
            <text:p>Linsen, getrocknet | 400 g Beutel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7</text:p>
          </table:table-cell>
          <table:table-cell office:value-type="string">
            <text:p>Rote Bohnen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4136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90">
            <text:p>2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3</text:p>
          </table:table-cell>
          <table:table-cell office:value-type="string">
            <text:p>Rote Linsen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541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80">
            <text:p>3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Libanon</text:p>
          </table:table-cell>
          <table:table-cell/>
        </table:table-row>
        <table:table-row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3</text:p>
          </table:table-cell>
          <table:table-cell office:value-type="string">
            <text:p>Saat-Platterbse/Kicherlinge | 400 g Beutel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04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0</text:p>
          </table:table-cell>
          <table:table-cell office:value-type="string">
            <text:p>Schwarze Bohnen<text:s text:c="2"/>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13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20">
            <text:p>2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1</text:p>
          </table:table-cell>
          <table:table-cell office:value-type="string">
            <text:p>Tartarenbohnen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Usbekistan</text:p>
          </table:table-cell>
          <table:table-cell/>
        </table:table-row>
        <table:table-row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8</text:p>
          </table:table-cell>
          <table:table-cell office:value-type="string">
            <text:p>Weiße Bohnen | 500 g Beutel</text:p>
          </table:table-cell>
          <table:table-cell office:value-type="string">
            <text:p>Weiße Bohnen</text:p>
          </table:table-cell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Ecuador</text:p>
          </table:table-cell>
          <table:table-cell/>
        </table:table-row>
        <table:table-row>
          <table:table-cell office:value-type="string">
            <text:p>Müsli</text:p>
          </table:table-cell>
          <table:table-cell office:value-type="string">
            <text:p>Ethiquable</text:p>
          </table:table-cell>
          <table:table-cell office:value-type="string">
            <text:p>54</text:p>
          </table:table-cell>
          <table:table-cell office:value-type="string">
            <text:p>Müsli Knusper-Crunch Reis und Quinua, mit Schokolade und Cashewnuß | 375g Karton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542005140054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90">
            <text:p>4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Thailand, Haiti</text:p>
          </table:table-cell>
          <table:table-cell/>
        </table:table-row>
        <table:table-row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1</text:p>
          </table:table-cell>
          <table:table-cell office:value-type="string">
            <text:p>Müsli-Mix, Früchte &amp; Nüsse | 375g Beutel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2</text:p>
          </table:table-cell>
          <table:table-cell office:value-type="string">
            <text:p>Müsli-Mix, Früchte Exotik | 375g Beutel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500416974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00">
            <text:p>4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Müsli</text:p>
          </table:table-cell>
          <table:table-cell office:value-type="string">
            <text:p>EP</text:p>
          </table:table-cell>
          <table:table-cell office:value-type="string">
            <text:p>bo110012</text:p>
          </table:table-cell>
          <table:table-cell office:value-type="string">
            <text:p>Quinua "Pop", gepuffte Quinua, kbA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410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40">
            <text:p>2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olivien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884</text:p>
          </table:table-cell>
          <table:table-cell office:value-type="string">
            <text:p>Adventskalender, Vollmilch Schokolade | 75 g </text:p>
          </table:table-cell>
          <table:table-cell/>
          <table:table-cell office:value-type="float" office:value="0.075">
            <text:p>0,0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005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7002</text:p>
          </table:table-cell>
          <table:table-cell office:value-type="string">
            <text:p>Bio Osterriegel | 37,5 g Riegel</text:p>
          </table:table-cell>
          <table:table-cell office:value-type="string">
            <text:p>Osterriegel</text:p>
          </table:table-cell>
          <table:table-cell office:value-type="float" office:value="0.0375">
            <text:p>0,03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15</text:p>
          </table:table-cell>
          <table:table-cell office:value-type="string">
            <text:p>Bio Osterschoki, Vollmilchschokolade | 15g Tafel</text:p>
          </table:table-cell>
          <table:table-cell office:value-type="string">
            <text:p>Osterschoki</text:p>
          </table:table-cell>
          <table:table-cell office:value-type="float" office:value="0.015">
            <text:p>0,01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0">
            <text:p>0,4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79</text:p>
          </table:table-cell>
          <table:table-cell office:value-type="string">
            <text:p>Bio Paranuss-Ostereier | 100 g Beutel</text:p>
          </table:table-cell>
          <table:table-cell office:value-type="string">
            <text:p>Paranuss-Ostereier</text:p>
          </table:table-cell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a212150</text:p>
          </table:table-cell>
          <table:table-cell office:value-type="string">
            <text:p>Bio Rotbusch Ostertee, Aprikose- u. Pfirsichgeschmack | 100 g Tüte</text:p>
          </table:table-cell>
          <table:table-cell office:value-type="string">
            <text:p>Ostertee</text:p>
          </table:table-cell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43</text:p>
          </table:table-cell>
          <table:table-cell office:value-type="string">
            <text:p>Bio Schoko Osterhase Vollmilch, ca. 16cm, Hohlfigur in Stanniol | 65 g</text:p>
          </table:table-cell>
          <table:table-cell office:value-type="string">
            <text:p>Osterhase</text:p>
          </table:table-cell>
          <table:table-cell office:value-type="float" office:value="0.06">
            <text:p>0,06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61818</text:p>
          </table:table-cell>
          <table:table-cell office:value-type="string">
            <text:p>Bio Schoko Osterhase, Vollmilch massiv | 12,5g</text:p>
          </table:table-cell>
          <table:table-cell office:value-type="string">
            <text:p>Osterhase massiv</text:p>
          </table:table-cell>
          <table:table-cell office:value-type="float" office:value="0.0125">
            <text:p>0,0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.55">
            <text:p>0,5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14</text:p>
          </table:table-cell>
          <table:table-cell office:value-type="string">
            <text:p>Bio Schoko Osterhase, Vollmilch, 80g ca. 16cm, Hohlfigur bemalt | 80 g</text:p>
          </table:table-cell>
          <table:table-cell office:value-type="string">
            <text:p>Osterhase bemalt</text:p>
          </table:table-cell>
          <table:table-cell office:value-type="float" office:value="0.08">
            <text:p>0,08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84</text:p>
          </table:table-cell>
          <table:table-cell office:value-type="string">
            <text:p>Cacao Spezialitäten Set, Kakaogetränkepulver, 32% Kakao, 9 Portionen in drei Geschmacksrichtungen | 135g Pkg.</text:p>
          </table:table-cell>
          <table:table-cell/>
          <table:table-cell office:value-type="float" office:value="0.135">
            <text:p>0,13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715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araguay/, Dom. Rep.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CTM</text:p>
          </table:table-cell>
          <table:table-cell office:value-type="string">
            <text:p>375</text:p>
          </table:table-cell>
          <table:table-cell office:value-type="string">
            <text:p>Panettoncino – Ital. Weihnachtskuchen, mit Schokoladenstückchen | 100 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95">
            <text:p>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. Rica, Süd-, Afr., Dom.Rep.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Libera Terra</text:p>
          </table:table-cell>
          <table:table-cell office:value-type="string">
            <text:p>LT713</text:p>
          </table:table-cell>
          <table:table-cell office:value-type="string">
            <text:p>Paste de Mandorle, feines Mandelgebäck aus Sizilien | 175 g Box</text:p>
          </table:table-cell>
          <table:table-cell/>
          <table:table-cell office:value-type="float" office:value="0.175">
            <text:p>0,1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.95">
            <text:p>7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8</text:p>
          </table:table-cell>
          <table:table-cell office:value-type="string">
            <text:p>Pfeffernüsse, mit Schokolade und Zuckerglasur | 125 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089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sa112021</text:p>
          </table:table-cell>
          <table:table-cell office:value-type="string">
            <text:p>Rooibos Weihnachtstee, mit Zimt-Orange, harmonisch-wärmend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89">
            <text:p>3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a212130</text:p>
          </table:table-cell>
          <table:table-cell office:value-type="string">
            <text:p>Rotbusch Weihnachtstee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5213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40">
            <text:p>3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1</text:p>
          </table:table-cell>
          <table:table-cell office:value-type="string">
            <text:p>Schoko<text:s text:c="2"/>Bischof, bemalt, ca. 12cm, Hohlfigur, Vollmilchschokolade | 50 g 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5168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70">
            <text:p>2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2</text:p>
          </table:table-cell>
          <table:table-cell office:value-type="string">
            <text:p>Schoko<text:s text:c="2"/>Bischof, ca. 12cm, Hohlfigur, Zartbitterschokolade | 55 g </text:p>
          </table:table-cell>
          <table:table-cell/>
          <table:table-cell office:value-type="float" office:value="0.055">
            <text:p>0,05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146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70">
            <text:p>2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5</text:p>
          </table:table-cell>
          <table:table-cell office:value-type="string">
            <text:p>Schoko Glücksschweinchen, Hohlfigur Vollmilch, bemalt mit weißer Schokolade | 50 g 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2538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.00">
            <text:p>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7</text:p>
          </table:table-cell>
          <table:table-cell office:value-type="string">
            <text:p>Schoko Lebkuchenherzen, gefüllt mit Maracujakonfitüre | 125 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0891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26</text:p>
          </table:table-cell>
          <table:table-cell office:value-type="string">
            <text:p>Schoko Nikolaus massiv, Vollmilchschokolade | 12,5 g </text:p>
          </table:table-cell>
          <table:table-cell/>
          <table:table-cell office:value-type="float" office:value="0.0125">
            <text:p>0,01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0109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50">
            <text:p>0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67</text:p>
          </table:table-cell>
          <table:table-cell office:value-type="string">
            <text:p>Schoko Nikolaus Vollmilch, ca. 10m, Hohlfigur in Stanniol | 28 g </text:p>
          </table:table-cell>
          <table:table-cell/>
          <table:table-cell office:value-type="float" office:value="0.028">
            <text:p>0,028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9918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25</text:p>
          </table:table-cell>
          <table:table-cell office:value-type="string">
            <text:p>Schoko Nikolaus Vollmilch, ca. 16cm, Hohlfigur in Stanniol | 65 g </text:p>
          </table:table-cell>
          <table:table-cell/>
          <table:table-cell office:value-type="float" office:value="0.065">
            <text:p>0,06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1739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6</text:p>
          </table:table-cell>
          <table:table-cell office:value-type="string">
            <text:p>Schoko Tannenbaum, Hohlfigur Vollmilch, bemalt mit weißer Schokolade | 40 g 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79">
            <text:p>2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Ethiquable</text:p>
          </table:table-cell>
          <table:table-cell office:value-type="string">
            <text:p>94</text:p>
          </table:table-cell>
          <table:table-cell office:value-type="string">
            <text:p>Spekulatius<text:s text:c="2"/>| 125 g Karton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903</text:p>
          </table:table-cell>
          <table:table-cell office:value-type="string">
            <text:p>Spekulatius, mit Rohrohrzucker und Honig | 225g Karton</text:p>
          </table:table-cell>
          <table:table-cell/>
          <table:table-cell office:value-type="float" office:value="0.225">
            <text:p>0,2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707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40">
            <text:p>2,4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7003</text:p>
          </table:table-cell>
          <table:table-cell office:value-type="string">
            <text:p>St. Martin Bio Kids Riegel, Vollmilchschokolade mit Milchcremefüllung | 37,5g Riegel</text:p>
          </table:table-cell>
          <table:table-cell/>
          <table:table-cell office:value-type="float" office:value="0.0375">
            <text:p>0,03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7167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/Dom.Rep, Parag./Ghana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0205</text:p>
          </table:table-cell>
          <table:table-cell office:value-type="string">
            <text:p>Vollmilch Weihnachtsedition, Schokolade Vollmilch Pur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9598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80">
            <text:p>1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3</text:p>
          </table:table-cell>
          <table:table-cell office:value-type="string">
            <text:p>Weihnachtskaffee, Bohn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, Äthiopien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1</text:p>
          </table:table-cell>
          <table:table-cell office:value-type="string">
            <text:p>Weihnachtskaffee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0">
            <text:p>4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Nicaragua, Äthiopien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61808</text:p>
          </table:table-cell>
          <table:table-cell office:value-type="string">
            <text:p>Weihnachtsschokolade, mit weihnachtlicher Gewürzmischung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29599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l315902</text:p>
          </table:table-cell>
          <table:table-cell office:value-type="string">
            <text:p>„Weihnachtsgewürze“, Box mit 8 Gewürzen | 180 g Box</text:p>
          </table:table-cell>
          <table:table-cell/>
          <table:table-cell office:value-type="float" office:value="0.18">
            <text:p>0,18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.90">
            <text:p>9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ri<text:s text:c="2"/>Lanka</text:p>
          </table:table-cell>
          <table:table-cell/>
        </table:table-row>
        <table:table-row>
          <table:table-cell office:value-type="string">
            <text:p>Alkoholische Getränke pfandfrei</text:p>
          </table:table-cell>
          <table:table-cell office:value-type="string">
            <text:p>unbekannt</text:p>
          </table:table-cell>
          <table:table-cell office:value-type="string">
            <text:p>SONSTIGES4</text:p>
          </table:table-cell>
          <table:table-cell office:value-type="string">
            <text:p>Alkohol pfandfrei, Sonstige</text:p>
          </table:table-cell>
          <table:table-cell office:value-type="string">
            <text:p>Alkohol pfandfrei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cu111300</text:p>
          </table:table-cell>
          <table:table-cell office:value-type="string">
            <text:p>"Cubita" Kaffeelikör, 32% Vol.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5000000778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90">
            <text:p>16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Sonstige alkoholische Getränke</text:p>
          </table:table-cell>
          <table:table-cell office:value-type="string">
            <text:p>GEPA</text:p>
          </table:table-cell>
          <table:table-cell office:value-type="string">
            <text:p>4318603</text:p>
          </table:table-cell>
          <table:table-cell office:value-type="string">
            <text:p>Bio Met – nach altem Rezept, Honigwein, 12% Vol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9967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80">
            <text:p>5,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exiko</text:p>
          </table:table-cell>
          <table:table-cell/>
        </table:table-row>
        <table:table-row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mi117002</text:p>
          </table:table-cell>
          <table:table-cell office:value-type="string">
            <text:p>Kaffeelikör, 18% Vol.<text:s text:c="2"/>| 0,35l Flasche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.90">
            <text:p>9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Sonstige alkoholische Getränke</text:p>
          </table:table-cell>
          <table:table-cell office:value-type="string">
            <text:p>Libera Terra</text:p>
          </table:table-cell>
          <table:table-cell office:value-type="string">
            <text:p>LT401</text:p>
          </table:table-cell>
          <table:table-cell office:value-type="string">
            <text:p>Limoncello di Sicilia Libera Terra, sizilianischer Zitronenlikör mit fair gehandeltem Rohrzucker aus Costa Rica, 28% Vol. | 0,5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10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.50">
            <text:p>18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, Costa Rica</text:p>
          </table:table-cell>
          <table:table-cell/>
        </table:table-row>
        <table:table-row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ph817008</text:p>
          </table:table-cell>
          <table:table-cell office:value-type="string">
            <text:p>Mango-Limes, 16% Vol. | 500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.90">
            <text:p>11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sa011006</text:p>
          </table:table-cell>
          <table:table-cell office:value-type="string">
            <text:p>Stellar Organics Extra Dry, Schaumwei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921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.95">
            <text:p>12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400</text:p>
          </table:table-cell>
          <table:table-cell office:value-type="string">
            <text:p>"Chequén Orgánico", Chilenischer Rotwein, Cabernet Sauvignon und Carmenere, BIO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.20">
            <text:p>5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41</text:p>
          </table:table-cell>
          <table:table-cell office:value-type="string">
            <text:p>Alberelli de la Santa, Negroamaro Salento IGT, Roséwein, Apuli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.95">
            <text:p>8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1</text:p>
          </table:table-cell>
          <table:table-cell office:value-type="string">
            <text:p>Cabernet Sauvignon, Chilenischer Rotwein<text:s text:c="2"/>| 0,375 l Flasche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0</text:p>
          </table:table-cell>
          <table:table-cell office:value-type="string">
            <text:p>Cabernet Sauvignon, Chilenischer Rotwein<text:s text:c="2"/>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20618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2</text:p>
          </table:table-cell>
          <table:table-cell office:value-type="string">
            <text:p>Centopassi Blend Rosso Libera Terra, Centopassi, Rotwein Sizilien IGT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090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.95">
            <text:p>9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6</text:p>
          </table:table-cell>
          <table:table-cell office:value-type="string">
            <text:p>Centopassi Nero d'Avola Rosso Libera Terra, Rotwein Sizilien DO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048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.95">
            <text:p>10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300</text:p>
          </table:table-cell>
          <table:table-cell office:value-type="string">
            <text:p>Cinco Sentidos, Reserva Malbe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.50">
            <text:p>11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rgentin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400</text:p>
          </table:table-cell>
          <table:table-cell office:value-type="string">
            <text:p>Cinco Sentidos, Reserva Torrontes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.50">
            <text:p>11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rgentin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5</text:p>
          </table:table-cell>
          <table:table-cell office:value-type="string">
            <text:p>El Sur, Cabernet Sauvignon, trocken | 0,25 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.49">
            <text:p>2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0</text:p>
          </table:table-cell>
          <table:table-cell office:value-type="string">
            <text:p>El Sur, Cabernet Sauvignon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29">
            <text:p>4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1</text:p>
          </table:table-cell>
          <table:table-cell office:value-type="string">
            <text:p>El Sur, Sauvignon Blanc, Valle de Lontué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9">
            <text:p>3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4</text:p>
          </table:table-cell>
          <table:table-cell office:value-type="string">
            <text:p>Filari di Sant'Antoni, Negroamar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.95">
            <text:p>9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2</text:p>
          </table:table-cell>
          <table:table-cell office:value-type="string">
            <text:p>Goue Vallei Rosé, Goue Vallei - Western Cape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3</text:p>
          </table:table-cell>
          <table:table-cell office:value-type="string">
            <text:p>Hiso Telaray Ross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375711020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.95">
            <text:p>8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7</text:p>
          </table:table-cell>
          <table:table-cell office:value-type="string">
            <text:p>Ilula Chenin-Sauvignon Blanc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29">
            <text:p>6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3</text:p>
          </table:table-cell>
          <table:table-cell office:value-type="string">
            <text:p>Ilula Merlot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69">
            <text:p>6,6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2</text:p>
          </table:table-cell>
          <table:table-cell office:value-type="string">
            <text:p>Ilula Pinotage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3224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70">
            <text:p>6,7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5</text:p>
          </table:table-cell>
          <table:table-cell office:value-type="string">
            <text:p>Ilula Shiraz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29">
            <text:p>6,2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2</text:p>
          </table:table-cell>
          <table:table-cell office:value-type="string">
            <text:p>Koopmannskloof Cabernet Sauvignon, Wine of Origin Stellenbosch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9">
            <text:p>5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1</text:p>
          </table:table-cell>
          <table:table-cell office:value-type="string">
            <text:p>Koopmannskloof Pinotage Rosé, Wine of Origin Stellbosch, halb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9">
            <text:p>5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5</text:p>
          </table:table-cell>
          <table:table-cell office:value-type="string">
            <text:p>Koopmannskloof Sauvignon Blanc, Wine of Origin Stellbosch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89">
            <text:p>5,8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3</text:p>
          </table:table-cell>
          <table:table-cell office:value-type="string">
            <text:p>Koopmannskloof Shiraz, Wine of Origin Stellenbosch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9578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4</text:p>
          </table:table-cell>
          <table:table-cell office:value-type="string">
            <text:p>Las Lomas - Cabernet Sauvignon Rosé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529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3</text:p>
          </table:table-cell>
          <table:table-cell office:value-type="string">
            <text:p>Las Lomas, Chardonnay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79">
            <text:p>5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2</text:p>
          </table:table-cell>
          <table:table-cell office:value-type="string">
            <text:p>Las Lomas, Pais-Cabernet Sauvignon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680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50">
            <text:p>5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8</text:p>
          </table:table-cell>
          <table:table-cell office:value-type="string">
            <text:p>Lautaro Bio Cabernet Sauvignon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963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50">
            <text:p>6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9</text:p>
          </table:table-cell>
          <table:table-cell office:value-type="string">
            <text:p>Lautaro Bio Carmenere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963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50">
            <text:p>6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7</text:p>
          </table:table-cell>
          <table:table-cell office:value-type="string">
            <text:p>Lautaro Bio Merlot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49">
            <text:p>6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6</text:p>
          </table:table-cell>
          <table:table-cell office:value-type="string">
            <text:p>Lautaro Bio-Sauvignon Blanc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963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50">
            <text:p>6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5</text:p>
          </table:table-cell>
          <table:table-cell office:value-type="string">
            <text:p>Lautaro Otoño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745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1</text:p>
          </table:table-cell>
          <table:table-cell office:value-type="string">
            <text:p>Merlot, Chilenischer Rotwein | 0,375 l Flasche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0</text:p>
          </table:table-cell>
          <table:table-cell office:value-type="string">
            <text:p>Merlot, Chilenischer Rotwei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003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0</text:p>
          </table:table-cell>
          <table:table-cell office:value-type="string">
            <text:p>Palesa, Chenin Blan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50">
            <text:p>7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200</text:p>
          </table:table-cell>
          <table:table-cell office:value-type="string">
            <text:p>Palesa, Pinotage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1</text:p>
          </table:table-cell>
          <table:table-cell office:value-type="string">
            <text:p>Palesa, Sauvignon Blan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50">
            <text:p>7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300</text:p>
          </table:table-cell>
          <table:table-cell office:value-type="string">
            <text:p>Palesa, Shiraz Merlot Rosé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Südafrika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9</text:p>
          </table:table-cell>
          <table:table-cell office:value-type="string">
            <text:p>Primitivo Anto', Ross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.95">
            <text:p>19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8</text:p>
          </table:table-cell>
          <table:table-cell office:value-type="string">
            <text:p>Renata Fonte, Negroamaro, Ross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.95">
            <text:p>19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800</text:p>
          </table:table-cell>
          <table:table-cell office:value-type="string">
            <text:p>Rosé Reserva, Chilenischer Rotwei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.50">
            <text:p>7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100</text:p>
          </table:table-cell>
          <table:table-cell office:value-type="string">
            <text:p>Santa Irene, Cabernet Sauvigno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rgentin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200</text:p>
          </table:table-cell>
          <table:table-cell office:value-type="string">
            <text:p>Santa Irene, Torrontes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.90">
            <text:p>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rgentin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1</text:p>
          </table:table-cell>
          <table:table-cell office:value-type="string">
            <text:p>Sauvignon Blanc, Chile | 0,375 l Flasche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0</text:p>
          </table:table-cell>
          <table:table-cell office:value-type="string">
            <text:p>Sauvignon Blanc, Chile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1</text:p>
          </table:table-cell>
          <table:table-cell office:value-type="string">
            <text:p>SOLOMBRA, Cabernet Sauvignon Bonarda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8660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rgentin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2</text:p>
          </table:table-cell>
          <table:table-cell office:value-type="string">
            <text:p>SOLOMBRA, Malbec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99">
            <text:p>5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rgentin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3</text:p>
          </table:table-cell>
          <table:table-cell office:value-type="string">
            <text:p>SOLOMBRA, Torrontes, Weißwein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866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.00">
            <text:p>6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rgentin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900</text:p>
          </table:table-cell>
          <table:table-cell office:value-type="string">
            <text:p>Syrah Reserva, Chilenischer Rotwei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.90">
            <text:p>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2</text:p>
          </table:table-cell>
          <table:table-cell office:value-type="string">
            <text:p>Wein<text:s text:c="2"/>Centopassi Blend Bianco Libera Terra,<text:s text:c="2"/>Weißwein Sizilien DO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09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.45">
            <text:p>9,4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6</text:p>
          </table:table-cell>
          <table:table-cell office:value-type="string">
            <text:p>Wein<text:s text:c="2"/>Centopassi Grillo-Cataratto Bianco Libera Terra,<text:s text:c="2"/>Weißwein Sizilien DO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03256856047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.95">
            <text:p>10,9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Italien</text:p>
          </table:table-cell>
          <table:table-cell/>
        </table:table-row>
        <table:table-row>
          <table:table-cell office:value-type="string">
            <text:p>Rum</text:p>
          </table:table-cell>
          <table:table-cell office:value-type="string">
            <text:p>dwp</text:p>
          </table:table-cell>
          <table:table-cell office:value-type="string">
            <text:p>rbr217001</text:p>
          </table:table-cell>
          <table:table-cell office:value-type="string">
            <text:p>Cachaça, brasilianische Spirituose aus Zuckerrohr, 40,5% Vol.<text:s text:c="2"/>| 0,35 l Flasche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.50">
            <text:p>1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</text:p>
          </table:table-cell>
          <table:table-cell/>
        </table:table-row>
        <table:table-row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h511010</text:p>
          </table:table-cell>
          <table:table-cell office:value-type="string">
            <text:p>El Pisco Gobernador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.90">
            <text:p>19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hile</text:p>
          </table:table-cell>
          <table:table-cell/>
        </table:table-row>
        <table:table-row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1</text:p>
          </table:table-cell>
          <table:table-cell office:value-type="string">
            <text:p>Ron de Cuba ""Varadero"", weißer Rum aus Cuba, 3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5011101000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.90">
            <text:p>15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3</text:p>
          </table:table-cell>
          <table:table-cell office:value-type="string">
            <text:p>Ron de Cuba "Varadero", brauner Rum aus Cuba, 15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5000006507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.00">
            <text:p>48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2</text:p>
          </table:table-cell>
          <table:table-cell office:value-type="string">
            <text:p>Ron de Cuba "Varadero", brauner Rum aus Cuba, 5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5011101160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.90">
            <text:p>17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0</text:p>
          </table:table-cell>
          <table:table-cell office:value-type="string">
            <text:p>Ron de Cuba "Varadero", brauner Rum aus Cuba, 7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85011101260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8.90">
            <text:p>18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0</text:p>
          </table:table-cell>
          <table:table-cell office:value-type="string">
            <text:p>Apfel Mango Brombeer Saft | 1,0 l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, Ecuador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7</text:p>
          </table:table-cell>
          <table:table-cell office:value-type="string">
            <text:p>Apfel Mango Maracuja Saft | 1,0 l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10</text:p>
          </table:table-cell>
          <table:table-cell office:value-type="string">
            <text:p>Banane-Apfel-Smoothie | 0,25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osta Rica/Deutschl.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30</text:p>
          </table:table-cell>
          <table:table-cell office:value-type="string">
            <text:p>Banane-Tropical-Smoothie | 0,25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600462414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osta Rica/Deutschl.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8912009</text:p>
          </table:table-cell>
          <table:table-cell office:value-type="string">
            <text:p>Batida del Mundo, aus Frucht- und Rote Beetesaftkonzentrat | 1,0 l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6625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200</text:p>
          </table:table-cell>
          <table:table-cell office:value-type="string">
            <text:p>Bio-Lassi Banane | 0,5l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100</text:p>
          </table:table-cell>
          <table:table-cell office:value-type="string">
            <text:p>Bio-Lassi Mango-Orange | 0,5l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272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300</text:p>
          </table:table-cell>
          <table:table-cell office:value-type="string">
            <text:p>Bio-Lassi Multifrucht | 0,5l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 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400</text:p>
          </table:table-cell>
          <table:table-cell office:value-type="string">
            <text:p>Eiskaffee | 230 ml Pappdose</text:p>
          </table:table-cell>
          <table:table-cell/>
          <table:table-cell office:value-type="float" office:value="0.23">
            <text:p>0,2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79">
            <text:p>1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500</text:p>
          </table:table-cell>
          <table:table-cell office:value-type="string">
            <text:p>Eisschokolade | 230 ml Pappdose</text:p>
          </table:table-cell>
          <table:table-cell/>
          <table:table-cell office:value-type="float" office:value="0.23">
            <text:p>0,23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79">
            <text:p>1,7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unbekannt</text:p>
          </table:table-cell>
          <table:table-cell office:value-type="string">
            <text:p>SONSTIGES5</text:p>
          </table:table-cell>
          <table:table-cell office:value-type="string">
            <text:p>Getränk pfandfrei, Sonstige</text:p>
          </table:table-cell>
          <table:table-cell office:value-type="string">
            <text:p>Getränk pfandfrei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8</text:p>
          </table:table-cell>
          <table:table-cell office:value-type="string">
            <text:p>Limette Nektar | 1,0 l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9">
            <text:p>2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, Peru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5</text:p>
          </table:table-cell>
          <table:table-cell office:value-type="string">
            <text:p>Litschi Nektar | 1,0 l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Madagaskar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7</text:p>
          </table:table-cell>
          <table:table-cell office:value-type="string">
            <text:p>Merida Orangensaft<text:s text:c="2"/>| 1,0 l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6628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 Brasilien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5</text:p>
          </table:table-cell>
          <table:table-cell office:value-type="string">
            <text:p>Merida Orangensaft, (3 x 0,2 l) | 0,6 l Karton</text:p>
          </table:table-cell>
          <table:table-cell/>
          <table:table-cell office:value-type="float" office:value="0.6">
            <text:p>0,6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49">
            <text:p>1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 Brasilien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99</text:p>
          </table:table-cell>
          <table:table-cell office:value-type="string">
            <text:p>Multifrucht Saft | 1,0 l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eru/Ecuador, Brasilien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3</text:p>
          </table:table-cell>
          <table:table-cell office:value-type="string">
            <text:p>Smoothie Ananas Banane Maracuja, tropisch-fruchtig | 0,25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2</text:p>
          </table:table-cell>
          <table:table-cell office:value-type="string">
            <text:p>Smoothie Mango Banane Calamansi, exotisch-spritzig | 0,25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99">
            <text:p>1,9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Philippinen</text:p>
          </table:table-cell>
          <table:table-cell/>
        </table:table-row>
        <table:table-row>
          <table:table-cell office:value-type="string">
            <text:p>Alkoholfreie Getränke 8 Cent Pfand</text:p>
          </table:table-cell>
          <table:table-cell office:value-type="string">
            <text:p>GEPA</text:p>
          </table:table-cell>
          <table:table-cell office:value-type="string">
            <text:p>8912011</text:p>
          </table:table-cell>
          <table:table-cell office:value-type="string">
            <text:p>Bio Limo, zzgl. Mehrwegpfand | 0,33l Mehrw.-Pfandfl.</text:p>
          </table:table-cell>
          <table:table-cell/>
          <table:table-cell office:value-type="float" office:value="0.33">
            <text:p>0,3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1487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Brasilien, Paraguay</text:p>
          </table:table-cell>
          <table:table-cell/>
        </table:table-row>
        <table:table-row>
          <table:table-cell office:value-type="string">
            <text:p>Alkoholfreie Getränke 8 Cent Pfand</text:p>
          </table:table-cell>
          <table:table-cell office:value-type="string">
            <text:p>EP</text:p>
          </table:table-cell>
          <table:table-cell office:value-type="string">
            <text:p>cr118233</text:p>
          </table:table-cell>
          <table:table-cell office:value-type="string">
            <text:p>Costa Rica Cola, zzgl. Mehrwegpfand | 0,33l Mehrw.-Pfandfl.</text:p>
          </table:table-cell>
          <table:table-cell/>
          <table:table-cell office:value-type="float" office:value="0.33">
            <text:p>0,33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35957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90">
            <text:p>0,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osta Rica</text:p>
          </table:table-cell>
          <table:table-cell/>
        </table:table-row>
        <table:table-row>
          <table:table-cell office:value-type="string">
            <text:p>Alkoholfreie Getränke 8 Cent Pfand</text:p>
          </table:table-cell>
          <table:table-cell office:value-type="string">
            <text:p>unbekannt</text:p>
          </table:table-cell>
          <table:table-cell office:value-type="string">
            <text:p>SONSTIGES6</text:p>
          </table:table-cell>
          <table:table-cell office:value-type="string">
            <text:p>Getränk 8 ct. Pfand, Sonstige</text:p>
          </table:table-cell>
          <table:table-cell office:value-type="string">
            <text:p>Getränk 8 ct. Pfand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Bannmühle/dwp</text:p>
          </table:table-cell>
          <table:table-cell office:value-type="string">
            <text:p>BM020</text:p>
          </table:table-cell>
          <table:table-cell office:value-type="string">
            <text:p>Apfel-Mango-Saft, Pfandflasche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600037127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30">
            <text:p>3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eutschland, Philippinen</text:p>
          </table:table-cell>
          <table:table-cell/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Bannmühle</text:p>
          </table:table-cell>
          <table:table-cell office:value-type="string">
            <text:p>BM010</text:p>
          </table:table-cell>
          <table:table-cell office:value-type="string">
            <text:p>Apfelsaft, Pfandflasche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26000371200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20">
            <text:p>2,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eutschland </text:p>
          </table:table-cell>
          <table:table-cell/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unbekannt</text:p>
          </table:table-cell>
          <table:table-cell office:value-type="string">
            <text:p>SONSTIGES7</text:p>
          </table:table-cell>
          <table:table-cell office:value-type="string">
            <text:p>Getränk 15 ct. Pfand, Sonstige</text:p>
          </table:table-cell>
          <table:table-cell office:value-type="string">
            <text:p>Getränk 15 ct. Pfand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200</text:p>
          </table:table-cell>
          <table:table-cell office:value-type="string">
            <text:p>Grapefruitsaft, zzgl. Mehrwegpfand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092439820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020</text:p>
          </table:table-cell>
          <table:table-cell office:value-type="string">
            <text:p>Orangensaft, zzgl. Mehrwegpfand | 0,2 l Mehrw.-Pfandfl.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02541925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.00">
            <text:p>1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100</text:p>
          </table:table-cell>
          <table:table-cell office:value-type="string">
            <text:p>Orangensaft, zzgl. Mehrwegpfand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0924398100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30">
            <text:p>2,3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Cuba</text:p>
          </table:table-cell>
          <table:table-cell/>
        </table:table-row>
        <table:table-row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100</text:p>
          </table:table-cell>
          <table:table-cell office:value-type="string">
            <text:p>Eistee Grüntee-Maracuja, PET-Einwegfl., zzgl. 0,25 Euro Einwegpfand | 0,5 l Einweg-Pfandfl.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39">
            <text:p>1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90</text:p>
          </table:table-cell>
          <table:table-cell office:value-type="string">
            <text:p>Eistee Mate-Zitrone m. Guarana PET-Einw.,, zzgl. 0,25 € Einwegpfand | 0,5 l Einweg-Pfandfl.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39">
            <text:p>1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iverse</text:p>
          </table:table-cell>
          <table:table-cell/>
        </table:table-row>
        <table:table-row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50</text:p>
          </table:table-cell>
          <table:table-cell office:value-type="string">
            <text:p>Eistee Mate-Zitrone PET-Einwegfl.,, zzgl. 0,25 Euro Einwegpfand | 0,5 l Einweg-Pfandfl.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39">
            <text:p>1,39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Argentinien, Paraguay</text:p>
          </table:table-cell>
          <table:table-cell/>
        </table:table-row>
        <table:table-row>
          <table:table-cell office:value-type="string">
            <text:p>Alkoholfreie Getränke 25 Cent Pfand</text:p>
          </table:table-cell>
          <table:table-cell office:value-type="string">
            <text:p>unbekannt</text:p>
          </table:table-cell>
          <table:table-cell office:value-type="string">
            <text:p>SONSTIGES8</text:p>
          </table:table-cell>
          <table:table-cell office:value-type="string">
            <text:p>Getränk 25 ct. Pfand, Sonstige</text:p>
          </table:table-cell>
          <table:table-cell office:value-type="string">
            <text:p>Getränk 25 ct. Pfand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Sonstiges Kunsthandwerk</text:p>
          </table:table-cell>
          <table:table-cell office:value-type="string">
            <text:p>unbekannt</text:p>
          </table:table-cell>
          <table:table-cell office:value-type="string">
            <text:p>SONSTIGES9</text:p>
          </table:table-cell>
          <table:table-cell office:value-type="string">
            <text:p>Kunsthandwerk, Sonstige</text:p>
          </table:table-cell>
          <table:table-cell office:value-type="string">
            <text:p>Kunsthandwerk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Schmuck</text:p>
          </table:table-cell>
          <table:table-cell office:value-type="string">
            <text:p>unbekannt</text:p>
          </table:table-cell>
          <table:table-cell office:value-type="string">
            <text:p>SONSTIGES10</text:p>
          </table:table-cell>
          <table:table-cell office:value-type="string">
            <text:p>Schmuck, Sonstige</text:p>
          </table:table-cell>
          <table:table-cell office:value-type="string">
            <text:p>Schmuck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Geschirr und Glaswaren</text:p>
          </table:table-cell>
          <table:table-cell office:value-type="string">
            <text:p>unbekannt</text:p>
          </table:table-cell>
          <table:table-cell office:value-type="string">
            <text:p>SONSTIGES11</text:p>
          </table:table-cell>
          <table:table-cell office:value-type="string">
            <text:p>Geschirr/Glaswaren, Sonstige</text:p>
          </table:table-cell>
          <table:table-cell office:value-type="string">
            <text:p>Geschirr/Glaswaren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Dekoartikel</text:p>
          </table:table-cell>
          <table:table-cell office:value-type="string">
            <text:p>unbekannt</text:p>
          </table:table-cell>
          <table:table-cell office:value-type="string">
            <text:p>SONSTIGES12</text:p>
          </table:table-cell>
          <table:table-cell office:value-type="string">
            <text:p>Dekoartikel, Sonstige</text:p>
          </table:table-cell>
          <table:table-cell office:value-type="string">
            <text:p>Dekoartikel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Körbe</text:p>
          </table:table-cell>
          <table:table-cell office:value-type="string">
            <text:p>unbekannt</text:p>
          </table:table-cell>
          <table:table-cell office:value-type="string">
            <text:p>SONSTIGES13</text:p>
          </table:table-cell>
          <table:table-cell office:value-type="string">
            <text:p>Korb, Sonstige</text:p>
          </table:table-cell>
          <table:table-cell office:value-type="string">
            <text:p>Korb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Musikinstrumente</text:p>
          </table:table-cell>
          <table:table-cell office:value-type="string">
            <text:p>unbekannt</text:p>
          </table:table-cell>
          <table:table-cell office:value-type="string">
            <text:p>SONSTIGES14</text:p>
          </table:table-cell>
          <table:table-cell office:value-type="string">
            <text:p>Musikinstrument, Sonstige</text:p>
          </table:table-cell>
          <table:table-cell office:value-type="string">
            <text:p>Musikinstrument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Textilwaren</text:p>
          </table:table-cell>
          <table:table-cell office:value-type="string">
            <text:p>unbekannt</text:p>
          </table:table-cell>
          <table:table-cell office:value-type="string">
            <text:p>SONSTIGES15</text:p>
          </table:table-cell>
          <table:table-cell office:value-type="string">
            <text:p>Textilware, Sonstige</text:p>
          </table:table-cell>
          <table:table-cell office:value-type="string">
            <text:p>Textilware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Taschen</text:p>
          </table:table-cell>
          <table:table-cell office:value-type="string">
            <text:p>unbekannt</text:p>
          </table:table-cell>
          <table:table-cell office:value-type="string">
            <text:p>SONSTIGES16</text:p>
          </table:table-cell>
          <table:table-cell office:value-type="string">
            <text:p>Tasche, Sonstige</text:p>
          </table:table-cell>
          <table:table-cell office:value-type="string">
            <text:p>Tasche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Sonstige CDs</text:p>
          </table:table-cell>
          <table:table-cell office:value-type="string">
            <text:p>unbekannt</text:p>
          </table:table-cell>
          <table:table-cell office:value-type="string">
            <text:p>SONSTIGES17</text:p>
          </table:table-cell>
          <table:table-cell office:value-type="string">
            <text:p>CD, Sonstige</text:p>
          </table:table-cell>
          <table:table-cell office:value-type="string">
            <text:p>CD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Putumayo</text:p>
          </table:table-cell>
          <table:table-cell office:value-type="string">
            <text:p>unbekannt</text:p>
          </table:table-cell>
          <table:table-cell office:value-type="string">
            <text:p>SONSTIGES18</text:p>
          </table:table-cell>
          <table:table-cell office:value-type="string">
            <text:p>Putumayo, Sonstige</text:p>
          </table:table-cell>
          <table:table-cell office:value-type="string">
            <text:p>Putumayo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5.90">
            <text:p>15,9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Sonstige Kleidung</text:p>
          </table:table-cell>
          <table:table-cell office:value-type="string">
            <text:p>unbekannt</text:p>
          </table:table-cell>
          <table:table-cell office:value-type="string">
            <text:p>SONSTIGES19</text:p>
          </table:table-cell>
          <table:table-cell office:value-type="string">
            <text:p>Kleidung, Sonstige</text:p>
          </table:table-cell>
          <table:table-cell office:value-type="string">
            <text:p>Kleidung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Schuhe</text:p>
          </table:table-cell>
          <table:table-cell office:value-type="string">
            <text:p>unbekannt</text:p>
          </table:table-cell>
          <table:table-cell office:value-type="string">
            <text:p>SONSTIGES20</text:p>
          </table:table-cell>
          <table:table-cell office:value-type="string">
            <text:p>Schuhe, Sonstige</text:p>
          </table:table-cell>
          <table:table-cell office:value-type="string">
            <text:p>Schuhe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Sonstiges Papier</text:p>
          </table:table-cell>
          <table:table-cell office:value-type="string">
            <text:p>Memo</text:p>
          </table:table-cell>
          <table:table-cell office:value-type="string">
            <text:p>S2346</text:p>
          </table:table-cell>
          <table:table-cell office:value-type="string">
            <text:p>Collegeblock Recycling Plus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946800398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00">
            <text:p>2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eutschland</text:p>
          </table:table-cell>
          <table:table-cell/>
        </table:table-row>
        <table:table-row>
          <table:table-cell office:value-type="string">
            <text:p>Sonstiges Papier</text:p>
          </table:table-cell>
          <table:table-cell office:value-type="string">
            <text:p>Memo</text:p>
          </table:table-cell>
          <table:table-cell office:value-type="string">
            <text:p>K1643</text:p>
          </table:table-cell>
          <table:table-cell office:value-type="string">
            <text:p>memoprint Recycling Kopierpapier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394680045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office:value-type="string">
            <text:p>Deutschland</text:p>
          </table:table-cell>
          <table:table-cell/>
        </table:table-row>
        <table:table-row>
          <table:table-cell office:value-type="string">
            <text:p>Sonstiges Papier</text:p>
          </table:table-cell>
          <table:table-cell office:value-type="string">
            <text:p>unbekannt</text:p>
          </table:table-cell>
          <table:table-cell office:value-type="string">
            <text:p>SONSTIGES21</text:p>
          </table:table-cell>
          <table:table-cell office:value-type="string">
            <text:p>Papierware, Sonstige</text:p>
          </table:table-cell>
          <table:table-cell office:value-type="string">
            <text:p>Papierware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Grußkarten</text:p>
          </table:table-cell>
          <table:table-cell office:value-type="string">
            <text:p>unbekannt</text:p>
          </table:table-cell>
          <table:table-cell office:value-type="string">
            <text:p>SONSTIGES22</text:p>
          </table:table-cell>
          <table:table-cell office:value-type="string">
            <text:p>Grußkarte, Sonstige</text:p>
          </table:table-cell>
          <table:table-cell office:value-type="string">
            <text:p>Grußkarte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Kalender</text:p>
          </table:table-cell>
          <table:table-cell office:value-type="string">
            <text:p>unbekannt</text:p>
          </table:table-cell>
          <table:table-cell office:value-type="string">
            <text:p>SONSTIGES23</text:p>
          </table:table-cell>
          <table:table-cell office:value-type="string">
            <text:p>Kalender, Sonstige</text:p>
          </table:table-cell>
          <table:table-cell office:value-type="string">
            <text:p>Kalender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Bücher</text:p>
          </table:table-cell>
          <table:table-cell office:value-type="string">
            <text:p>unbekannt</text:p>
          </table:table-cell>
          <table:table-cell office:value-type="string">
            <text:p>SONSTIGES24</text:p>
          </table:table-cell>
          <table:table-cell office:value-type="string">
            <text:p>Buch, Sonstige</text:p>
          </table:table-cell>
          <table:table-cell office:value-type="string">
            <text:p>Buch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Briefpapier und -umschläge</text:p>
          </table:table-cell>
          <table:table-cell office:value-type="string">
            <text:p>unbekannt</text:p>
          </table:table-cell>
          <table:table-cell office:value-type="string">
            <text:p>SONSTIGES25</text:p>
          </table:table-cell>
          <table:table-cell office:value-type="string">
            <text:p>Briefpapier/-umschlag, Sonstige</text:p>
          </table:table-cell>
          <table:table-cell office:value-type="string">
            <text:p>Briefpapier/-umschlag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SONSTIGES26</text:p>
          </table:table-cell>
          <table:table-cell office:value-type="string">
            <text:p>Ergänzungsprodukt, Sonstige</text:p>
          </table:table-cell>
          <table:table-cell office:value-type="string">
            <text:p>Ergänzungsprodukt</text:p>
          </table:table-cell>
          <table:table-cell/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</table:table-row>
        <table:table-row>
          <table:table-cell office:value-type="string">
            <text:p>Ergänzungsprodukte</text:p>
          </table:table-cell>
          <table:table-cell office:value-type="string">
            <text:p>Libera Terra</text:p>
          </table:table-cell>
          <table:table-cell office:value-type="string">
            <text:p>Z300</text:p>
          </table:table-cell>
          <table:table-cell office:value-type="string">
            <text:p>Holz-Präsentbox „Centopassi“ für drei Flaschen Wein | 1 St. Bo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.00">
            <text:p>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1</text:p>
          </table:table-cell>
          <table:table-cell office:value-type="string">
            <text:p>Kaffeefilter Gr. 4 | 100 Stk. Karton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0406042316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.10">
            <text:p>2,1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3</text:p>
          </table:table-cell>
          <table:table-cell office:value-type="string">
            <text:p>Teefilter Umweltschutzpapier | 100 Stk. Karton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0406042022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.85">
            <text:p>2,8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8839801</text:p>
          </table:table-cell>
          <table:table-cell office:value-type="string">
            <text:p>Teefilter-Clip | 1 St. Pkg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office:value-type="string">
            <text:p>4013320026069</text:p>
          </table:table-cell>
          <table:table-cell/>
          <table:table-cell office:value-type="float" office:value="1">
            <text:p>1</text:p>
          </table:table-cell>
          <table:table-cell office:value-type="float" office:value="1.50">
            <text:p>1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7</text:p>
          </table:table-cell>
          <table:table-cell office:value-type="string">
            <text:p>Wein-Geschenkkarton für 2 Flaschen, rot, offene Welle | 1 St.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50">
            <text:p>2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  <table:table-row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8</text:p>
          </table:table-cell>
          <table:table-cell office:value-type="string">
            <text:p>Wein-Geschenkkarton für 3 Flaschen, rot, offene Welle | 1 St.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office:value-type="string">
            <text:p>Nein</text:p>
          </table:table-cell>
          <table:table-cell office:value-type="string">
            <text:p>keine Angab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.50">
            <text:p>3,5</text:p>
          </table:table-cell>
          <table:table-cell table:number-columns-repeated="3"/>
          <table:table-cell office:value-type="string">
            <text:p>Nein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